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SimSun" svg:font-family="SimSun" style:font-family-generic="system" style:font-pitch="variable" svg:panose-1="2 1 6 0 3 1 1 1 1 1"/>
    <style:font-face style:name="MS Gothic" svg:font-family="MS Gothic" style:font-family-generic="modern" style:font-pitch="fixed" svg:panose-1="2 11 6 9 7 2 5 8 2 4"/>
  </office:font-face-decls>
  <office:automatic-styles>
    <style:style style:name="P1" style:parent-style-name="Standard" style:master-page-name="MPF0" style:family="paragraph">
      <style:paragraph-properties fo:break-before="page" fo:margin-bottom="0in" fo:line-height="100%"/>
      <style:text-properties style:font-name-asian="SimSun" fo:language="en" fo:country="GB" style:language-asian="zh" style:country-asian="CN"/>
    </style:style>
    <style:style style:name="TableColumn197" style:family="table-column">
      <style:table-column-properties style:column-width="2.1652in" style:use-optimal-column-width="false"/>
    </style:style>
    <style:style style:name="TableColumn198" style:family="table-column">
      <style:table-column-properties style:column-width="4.5277in" style:use-optimal-column-width="false"/>
    </style:style>
    <style:style style:name="Table196" style:family="table">
      <style:table-properties style:width="6.693in" fo:margin-left="0in" table:align="left"/>
    </style:style>
    <style:style style:name="TableRow199" style:family="table-row">
      <style:table-row-properties style:use-optimal-row-height="false"/>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text-properties fo:font-weight="bold" style:font-weight-asian="bold" fo:language="en" fo:country="GB"/>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text-properties fo:font-weight="bold" style:font-weight-asian="bold" fo:language="en" fo:country="GB"/>
    </style:style>
    <style:style style:name="TableRow204" style:family="table-row">
      <style:table-row-properties style:use-optimal-row-height="false"/>
    </style:style>
    <style:style style:name="TableCell205" style:family="table-cell">
      <style:table-cell-properties fo:border="0.0069in solid #000000" style:writing-mode="lr-tb" fo:padding-top="0in" fo:padding-left="0.075in" fo:padding-bottom="0in" fo:padding-right="0.075in"/>
    </style:style>
    <style:style style:name="T206" style:parent-style-name="Absatz-Standardschriftart" style:family="text">
      <style:text-properties style:use-window-font-color="true" style:font-size-complex="10pt" fo:language="en" fo:country="GB"/>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text-properties fo:language="en" fo:country="GB"/>
    </style:style>
    <style:style style:name="TableRow209" style:family="table-row">
      <style:table-row-properties style:use-optimal-row-height="false"/>
    </style:style>
    <style:style style:name="TableCell210" style:family="table-cell">
      <style:table-cell-properties fo:border="0.0069in solid #000000" style:writing-mode="lr-tb" fo:padding-top="0in" fo:padding-left="0.075in" fo:padding-bottom="0in" fo:padding-right="0.075in"/>
    </style:style>
    <style:style style:name="T211" style:parent-style-name="Absatz-Standardschriftart" style:family="text">
      <style:text-properties style:use-window-font-color="true" style:font-size-complex="10pt" fo:language="en" fo:country="GB"/>
    </style:style>
    <style:style style:name="T212" style:parent-style-name="Absatz-Standardschriftart" style:family="text">
      <style:text-properties style:use-window-font-color="true" style:font-size-complex="10pt" fo:language="en" fo:country="GB"/>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text-properties fo:language="en" fo:country="GB"/>
    </style:style>
    <style:style style:name="TableRow215" style:family="table-row">
      <style:table-row-properties style:use-optimal-row-height="false"/>
    </style:style>
    <style:style style:name="TableCell216" style:family="table-cell">
      <style:table-cell-properties fo:border="0.0069in solid #000000" style:writing-mode="lr-tb" fo:padding-top="0in" fo:padding-left="0.075in" fo:padding-bottom="0in" fo:padding-right="0.075in"/>
    </style:style>
    <style:style style:name="T217" style:parent-style-name="Absatz-Standardschriftart" style:family="text">
      <style:text-properties style:use-window-font-color="true" style:font-size-complex="10pt" fo:language="en" fo:country="GB"/>
    </style:style>
    <style:style style:name="TableCell218" style:family="table-cell">
      <style:table-cell-properties fo:border="0.0069in solid #000000" style:writing-mode="lr-tb" fo:padding-top="0in" fo:padding-left="0.075in" fo:padding-bottom="0in" fo:padding-right="0.075in"/>
    </style:style>
    <style:style style:name="T219" style:parent-style-name="Absatz-Standardschriftart" style:family="text">
      <style:text-properties style:text-underline-type="single" style:text-underline-style="solid" style:text-underline-width="auto" style:text-underline-mode="continuous" fo:language="en" fo:country="GB"/>
    </style:style>
    <style:style style:name="T220" style:parent-style-name="Absatz-Standardschriftart" style:family="text">
      <style:text-properties style:text-underline-type="single" style:text-underline-style="solid" style:text-underline-width="auto" style:text-underline-mode="continuous" fo:language="en" fo:country="GB"/>
    </style:style>
    <style:style style:name="T221" style:parent-style-name="Absatz-Standardschriftart" style:family="text">
      <style:text-properties fo:language="en" fo:country="GB"/>
    </style:style>
    <style:style style:name="T222" style:parent-style-name="Absatz-Standardschriftart" style:family="text">
      <style:text-properties style:text-underline-type="single" style:text-underline-style="solid" style:text-underline-width="auto" style:text-underline-mode="continuous" fo:language="en" fo:country="GB"/>
    </style:style>
    <style:style style:name="T223" style:parent-style-name="Absatz-Standardschriftart" style:family="text">
      <style:text-properties style:text-underline-type="single" style:text-underline-style="solid" style:text-underline-width="auto" style:text-underline-mode="continuous" fo:language="en" fo:country="GB"/>
    </style:style>
    <style:style style:name="T224" style:parent-style-name="Absatz-Standardschriftart" style:family="text">
      <style:text-properties fo:language="en" fo:country="GB"/>
    </style:style>
    <style:style style:name="T225" style:parent-style-name="Absatz-Standardschriftart" style:family="text">
      <style:text-properties fo:language="en" fo:country="GB"/>
    </style:style>
    <style:style style:name="T226" style:parent-style-name="Absatz-Standardschriftart" style:family="text">
      <style:text-properties style:text-underline-type="single" style:text-underline-style="solid" style:text-underline-width="auto" style:text-underline-mode="continuous" fo:language="en" fo:country="GB"/>
    </style:style>
    <style:style style:name="T227" style:parent-style-name="Absatz-Standardschriftart" style:family="text">
      <style:text-properties fo:language="en" fo:country="GB"/>
    </style:style>
    <style:style style:name="T228" style:parent-style-name="Absatz-Standardschriftart" style:family="text">
      <style:text-properties fo:language="en" fo:country="GB"/>
    </style:style>
    <style:style style:name="TableRow229" style:family="table-row">
      <style:table-row-properties style:use-optimal-row-height="false"/>
    </style:style>
    <style:style style:name="TableCell230" style:family="table-cell">
      <style:table-cell-properties fo:border="0.0069in solid #000000" style:writing-mode="lr-tb" fo:padding-top="0in" fo:padding-left="0.075in" fo:padding-bottom="0in" fo:padding-right="0.075in"/>
    </style:style>
    <style:style style:name="T231" style:parent-style-name="Absatz-Standardschriftart" style:family="text">
      <style:text-properties style:font-size-complex="10pt" fo:language="en" fo:country="GB"/>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family="paragraph">
      <style:text-properties fo:language="en" fo:country="GB"/>
    </style:style>
    <style:style style:name="TableRow234" style:family="table-row">
      <style:table-row-properties style:use-optimal-row-height="false"/>
    </style:style>
    <style:style style:name="TableCell235" style:family="table-cell">
      <style:table-cell-properties fo:border="0.0069in solid #000000" style:writing-mode="lr-tb" fo:padding-top="0in" fo:padding-left="0.075in" fo:padding-bottom="0in" fo:padding-right="0.075in"/>
    </style:style>
    <style:style style:name="T236" style:parent-style-name="Absatz-Standardschriftart" style:family="text">
      <style:text-properties style:use-window-font-color="true" style:font-size-complex="10pt" fo:language="en" fo:country="GB"/>
    </style:style>
    <style:style style:name="TableCell237" style:family="table-cell">
      <style:table-cell-properties fo:border="0.0069in solid #000000" style:writing-mode="lr-tb" fo:padding-top="0in" fo:padding-left="0.075in" fo:padding-bottom="0in" fo:padding-right="0.075in"/>
    </style:style>
    <style:style style:name="T238" style:parent-style-name="Absatz-Standardschriftart" style:family="text">
      <style:text-properties style:text-underline-type="single" style:text-underline-style="solid" style:text-underline-width="auto" style:text-underline-mode="continuous" fo:language="en" fo:country="GB"/>
    </style:style>
    <style:style style:name="T239" style:parent-style-name="Absatz-Standardschriftart" style:family="text">
      <style:text-properties style:text-underline-type="single" style:text-underline-style="solid" style:text-underline-width="auto" style:text-underline-mode="continuous" fo:language="en" fo:country="GB"/>
    </style:style>
    <style:style style:name="T240" style:parent-style-name="Absatz-Standardschriftart" style:family="text">
      <style:text-properties style:text-underline-type="single" style:text-underline-style="solid" style:text-underline-width="auto" style:text-underline-mode="continuous" fo:language="en" fo:country="GB"/>
    </style:style>
    <style:style style:name="T241" style:parent-style-name="Absatz-Standardschriftart" style:family="text">
      <style:text-properties fo:language="en" fo:country="GB"/>
    </style:style>
    <style:style style:name="T242" style:parent-style-name="Absatz-Standardschriftart" style:family="text">
      <style:text-properties style:text-underline-type="single" style:text-underline-style="solid" style:text-underline-width="auto" style:text-underline-mode="continuous" fo:language="en" fo:country="GB"/>
    </style:style>
    <style:style style:name="T243" style:parent-style-name="Absatz-Standardschriftart" style:family="text">
      <style:text-properties fo:language="en" fo:country="GB"/>
    </style:style>
    <style:style style:name="T244" style:parent-style-name="Absatz-Standardschriftart" style:family="text">
      <style:text-properties fo:language="en" fo:country="GB"/>
    </style:style>
    <style:style style:name="TableRow245" style:family="table-row">
      <style:table-row-properties style:use-optimal-row-height="false"/>
    </style:style>
    <style:style style:name="TableCell246" style:family="table-cell">
      <style:table-cell-properties fo:border="0.0069in solid #000000" style:writing-mode="lr-tb" fo:padding-top="0in" fo:padding-left="0.075in" fo:padding-bottom="0in" fo:padding-right="0.075in"/>
    </style:style>
    <style:style style:name="T247" style:parent-style-name="Absatz-Standardschriftart" style:family="text">
      <style:text-properties style:use-window-font-color="true" fo:letter-spacing="-0.0076in" style:font-size-complex="10pt" fo:language="en" fo:country="GB"/>
    </style:style>
    <style:style style:name="T248" style:parent-style-name="Absatz-Standardschriftart" style:family="text">
      <style:text-properties style:use-window-font-color="true" style:font-size-complex="10pt" fo:language="en" fo:country="GB"/>
    </style:style>
    <style:style style:name="T249" style:parent-style-name="Absatz-Standardschriftart" style:family="text">
      <style:text-properties style:use-window-font-color="true" fo:letter-spacing="-0.0034in" style:font-size-complex="10pt" fo:language="en" fo:country="GB"/>
    </style:style>
    <style:style style:name="T250" style:parent-style-name="Absatz-Standardschriftart" style:family="text">
      <style:text-properties style:use-window-font-color="true" style:font-size-complex="10pt" fo:language="en" fo:country="GB"/>
    </style:style>
    <style:style style:name="TableCell251" style:family="table-cell">
      <style:table-cell-properties fo:border="0.0069in solid #000000" style:writing-mode="lr-tb" fo:padding-top="0in" fo:padding-left="0.075in" fo:padding-bottom="0in" fo:padding-right="0.075in"/>
    </style:style>
    <style:style style:name="P252" style:parent-style-name="Standard" style:family="paragraph">
      <style:text-properties fo:language="en" fo:country="GB"/>
    </style:style>
    <style:style style:name="TableColumn254" style:family="table-column">
      <style:table-column-properties style:column-width="2.1652in" style:use-optimal-column-width="false"/>
    </style:style>
    <style:style style:name="TableColumn255" style:family="table-column">
      <style:table-column-properties style:column-width="4.5277in" style:use-optimal-column-width="false"/>
    </style:style>
    <style:style style:name="Table253" style:family="table">
      <style:table-properties style:width="6.693in" fo:margin-left="0in" table:align="left"/>
    </style:style>
    <style:style style:name="TableRow256" style:family="table-row">
      <style:table-row-properties style:use-optimal-row-height="false"/>
    </style:style>
    <style:style style:name="TableCell257" style:family="table-cell">
      <style:table-cell-properties fo:border="0.0069in solid #000000" style:writing-mode="lr-tb" fo:padding-top="0in" fo:padding-left="0.075in" fo:padding-bottom="0in" fo:padding-right="0.075in"/>
    </style:style>
    <style:style style:name="P258" style:parent-style-name="Standard" style:family="paragraph">
      <style:text-properties fo:font-weight="bold" style:font-weight-asian="bold" fo:language="en" fo:country="GB"/>
    </style:style>
    <style:style style:name="TableCell259" style:family="table-cell">
      <style:table-cell-properties fo:border="0.0069in solid #000000" style:writing-mode="lr-tb" fo:padding-top="0in" fo:padding-left="0.075in" fo:padding-bottom="0in" fo:padding-right="0.075in"/>
    </style:style>
    <style:style style:name="P260" style:parent-style-name="Standard" style:family="paragraph">
      <style:text-properties fo:font-weight="bold" style:font-weight-asian="bold" fo:language="en" fo:country="GB"/>
    </style:style>
    <style:style style:name="TableRow261" style:family="table-row">
      <style:table-row-properties style:use-optimal-row-height="false"/>
    </style:style>
    <style:style style:name="TableCell262" style:family="table-cell">
      <style:table-cell-properties fo:border="0.0069in solid #000000" style:writing-mode="lr-tb" fo:padding-top="0in" fo:padding-left="0.075in" fo:padding-bottom="0in" fo:padding-right="0.075in"/>
    </style:style>
    <style:style style:name="T263" style:parent-style-name="Absatz-Standardschriftart" style:family="text">
      <style:text-properties style:use-window-font-color="true" style:font-size-complex="10pt" fo:language="en" fo:country="GB"/>
    </style:style>
    <style:style style:name="TableCell264" style:family="table-cell">
      <style:table-cell-properties fo:border="0.0069in solid #000000" style:writing-mode="lr-tb" fo:padding-top="0in" fo:padding-left="0.075in" fo:padding-bottom="0in" fo:padding-right="0.075in"/>
    </style:style>
    <style:style style:name="P265" style:parent-style-name="Standard" style:family="paragraph">
      <style:text-properties fo:language="en" fo:country="GB"/>
    </style:style>
    <style:style style:name="TableRow266" style:family="table-row">
      <style:table-row-properties style:use-optimal-row-height="false"/>
    </style:style>
    <style:style style:name="TableCell267" style:family="table-cell">
      <style:table-cell-properties fo:border="0.0069in solid #000000" style:writing-mode="lr-tb" fo:padding-top="0in" fo:padding-left="0.075in" fo:padding-bottom="0in" fo:padding-right="0.075in"/>
    </style:style>
    <style:style style:name="T268" style:parent-style-name="Absatz-Standardschriftart" style:family="text">
      <style:text-properties style:use-window-font-color="true" style:font-size-complex="10pt" fo:language="en" fo:country="GB"/>
    </style:style>
    <style:style style:name="T269" style:parent-style-name="Absatz-Standardschriftart" style:family="text">
      <style:text-properties style:use-window-font-color="true" style:font-size-complex="10pt" fo:language="en" fo:country="GB"/>
    </style:style>
    <style:style style:name="T270" style:parent-style-name="Absatz-Standardschriftart" style:family="text">
      <style:text-properties style:use-window-font-color="true" style:font-size-complex="10pt" fo:language="en" fo:country="GB"/>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text-properties fo:language="en" fo:country="GB"/>
    </style:style>
    <style:style style:name="TableRow273" style:family="table-row">
      <style:table-row-properties style:use-optimal-row-height="false"/>
    </style:style>
    <style:style style:name="TableCell274" style:family="table-cell">
      <style:table-cell-properties fo:border="0.0069in solid #000000" style:writing-mode="lr-tb" fo:padding-top="0in" fo:padding-left="0.075in" fo:padding-bottom="0in" fo:padding-right="0.075in"/>
    </style:style>
    <style:style style:name="T275" style:parent-style-name="Absatz-Standardschriftart" style:family="text">
      <style:text-properties style:use-window-font-color="true" style:font-size-complex="10pt" fo:language="en" fo:country="GB"/>
    </style:style>
    <style:style style:name="TableCell276" style:family="table-cell">
      <style:table-cell-properties fo:border="0.0069in solid #000000" style:writing-mode="lr-tb" fo:padding-top="0in" fo:padding-left="0.075in" fo:padding-bottom="0in" fo:padding-right="0.075in"/>
    </style:style>
    <style:style style:name="P277" style:parent-style-name="Standard" style:family="paragraph">
      <style:text-properties fo:language="en" fo:country="GB"/>
    </style:style>
    <style:style style:name="TableRow278" style:family="table-row">
      <style:table-row-properties style:use-optimal-row-height="false"/>
    </style:style>
    <style:style style:name="TableCell279" style:family="table-cell">
      <style:table-cell-properties fo:border="0.0069in solid #000000" style:writing-mode="lr-tb" fo:padding-top="0in" fo:padding-left="0.075in" fo:padding-bottom="0in" fo:padding-right="0.075in"/>
    </style:style>
    <style:style style:name="T280" style:parent-style-name="Absatz-Standardschriftart" style:family="text">
      <style:text-properties style:use-window-font-color="true" style:font-size-complex="10pt" fo:language="en" fo:country="GB"/>
    </style:style>
    <style:style style:name="T281" style:parent-style-name="Absatz-Standardschriftart" style:family="text">
      <style:text-properties style:use-window-font-color="true" style:font-size-complex="10pt" fo:language="en" fo:country="GB"/>
    </style:style>
    <style:style style:name="TableCell282" style:family="table-cell">
      <style:table-cell-properties fo:border="0.0069in solid #000000" style:writing-mode="lr-tb" fo:padding-top="0in" fo:padding-left="0.075in" fo:padding-bottom="0in" fo:padding-right="0.075in"/>
    </style:style>
    <style:style style:name="P283" style:parent-style-name="Standard" style:family="paragraph">
      <style:text-properties fo:language="en" fo:country="GB"/>
    </style:style>
    <style:style style:name="TableColumn285" style:family="table-column">
      <style:table-column-properties style:column-width="2.1652in" style:use-optimal-column-width="false"/>
    </style:style>
    <style:style style:name="TableColumn286" style:family="table-column">
      <style:table-column-properties style:column-width="4.5277in" style:use-optimal-column-width="false"/>
    </style:style>
    <style:style style:name="Table284" style:family="table">
      <style:table-properties style:width="6.693in" fo:margin-left="0in" table:align="left"/>
    </style:style>
    <style:style style:name="TableRow287" style:family="table-row">
      <style:table-row-properties style:use-optimal-row-height="false"/>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text-properties fo:font-weight="bold" style:font-weight-asian="bold" fo:language="en" fo:country="GB"/>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text-properties fo:font-weight="bold" style:font-weight-asian="bold" fo:language="en" fo:country="GB"/>
    </style:style>
    <style:style style:name="TableRow292" style:family="table-row">
      <style:table-row-properties style:use-optimal-row-height="false"/>
    </style:style>
    <style:style style:name="TableCell293" style:family="table-cell">
      <style:table-cell-properties fo:border="0.0069in solid #000000" style:writing-mode="lr-tb" fo:padding-top="0in" fo:padding-left="0.075in" fo:padding-bottom="0in" fo:padding-right="0.075in"/>
    </style:style>
    <style:style style:name="P294" style:parent-style-name="Standard" style:family="paragraph">
      <style:text-properties fo:font-weight="bold" style:font-weight-asian="bold" style:font-weight-complex="bold" fo:language="en" fo:country="GB"/>
    </style:style>
    <style:style style:name="TableCell295" style:family="table-cell">
      <style:table-cell-properties fo:border="0.0069in solid #000000" fo:background-color="#D9D9D9" style:writing-mode="lr-tb" fo:padding-top="0in" fo:padding-left="0.075in" fo:padding-bottom="0in" fo:padding-right="0.075in"/>
    </style:style>
    <style:style style:name="P296" style:parent-style-name="Standard" style:family="paragraph">
      <style:text-properties fo:font-weight="bold" style:font-weight-asian="bold" style:font-weight-complex="bold" fo:language="en" fo:country="GB"/>
    </style:style>
    <style:style style:name="TableRow297" style:family="table-row">
      <style:table-row-properties style:use-optimal-row-height="false"/>
    </style:style>
    <style:style style:name="TableCell298" style:family="table-cell">
      <style:table-cell-properties fo:border="0.0069in solid #000000" style:writing-mode="lr-tb" fo:padding-top="0in" fo:padding-left="0.075in" fo:padding-bottom="0in" fo:padding-right="0.075in"/>
    </style:style>
    <style:style style:name="T299" style:parent-style-name="Absatz-Standardschriftart" style:family="text">
      <style:text-properties style:use-window-font-color="true" style:font-size-complex="10pt" fo:language="en" fo:country="GB"/>
    </style:style>
    <style:style style:name="TableCell300" style:family="table-cell">
      <style:table-cell-properties fo:border="0.0069in solid #000000" style:writing-mode="lr-tb" fo:padding-top="0in" fo:padding-left="0.075in" fo:padding-bottom="0in" fo:padding-right="0.075in"/>
    </style:style>
    <style:style style:name="P301" style:parent-style-name="Standard" style:family="paragraph">
      <style:text-properties fo:language="en" fo:country="GB"/>
    </style:style>
    <style:style style:name="TableRow302" style:family="table-row">
      <style:table-row-properties style:use-optimal-row-height="false"/>
    </style:style>
    <style:style style:name="TableCell303" style:family="table-cell">
      <style:table-cell-properties fo:border="0.0069in solid #000000" style:writing-mode="lr-tb" fo:padding-top="0in" fo:padding-left="0.075in" fo:padding-bottom="0in" fo:padding-right="0.075in"/>
    </style:style>
    <style:style style:name="T304" style:parent-style-name="Absatz-Standardschriftart" style:family="text">
      <style:text-properties style:use-window-font-color="true" style:font-size-complex="10pt" fo:language="en" fo:country="GB"/>
    </style:style>
    <style:style style:name="T305" style:parent-style-name="Absatz-Standardschriftart" style:family="text">
      <style:text-properties style:use-window-font-color="true" style:font-size-complex="10pt" fo:language="en" fo:country="GB"/>
    </style:style>
    <style:style style:name="TableCell306" style:family="table-cell">
      <style:table-cell-properties fo:border="0.0069in solid #000000" style:writing-mode="lr-tb" fo:padding-top="0in" fo:padding-left="0.075in" fo:padding-bottom="0in" fo:padding-right="0.075in"/>
    </style:style>
    <style:style style:name="P307" style:parent-style-name="Standard" style:family="paragraph">
      <style:text-properties fo:language="en" fo:country="GB"/>
    </style:style>
    <style:style style:name="TableRow308" style:family="table-row">
      <style:table-row-properties style:use-optimal-row-height="false"/>
    </style:style>
    <style:style style:name="TableCell309" style:family="table-cell">
      <style:table-cell-properties fo:border="0.0069in solid #000000" style:writing-mode="lr-tb" fo:padding-top="0in" fo:padding-left="0.075in" fo:padding-bottom="0in" fo:padding-right="0.075in"/>
    </style:style>
    <style:style style:name="T310" style:parent-style-name="Absatz-Standardschriftart" style:family="text">
      <style:text-properties style:use-window-font-color="true" style:font-size-complex="10pt" fo:language="en" fo:country="GB"/>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text-properties fo:language="en" fo:country="GB"/>
    </style:style>
    <style:style style:name="TableRow313" style:family="table-row">
      <style:table-row-properties style:use-optimal-row-height="false"/>
    </style:style>
    <style:style style:name="TableCell314" style:family="table-cell">
      <style:table-cell-properties fo:border="0.0069in solid #000000" style:writing-mode="lr-tb" fo:padding-top="0in" fo:padding-left="0.075in" fo:padding-bottom="0in" fo:padding-right="0.075in"/>
    </style:style>
    <style:style style:name="P315" style:parent-style-name="Standard" style:family="paragraph">
      <style:text-properties fo:font-weight="bold" style:font-weight-asian="bold" style:font-weight-complex="bold" style:use-window-font-color="true" style:font-size-complex="10pt" fo:language="en" fo:country="GB"/>
    </style:style>
    <style:style style:name="TableCell316" style:family="table-cell">
      <style:table-cell-properties fo:border="0.0069in solid #000000" fo:background-color="#D9D9D9" style:writing-mode="lr-tb" fo:padding-top="0in" fo:padding-left="0.075in" fo:padding-bottom="0in" fo:padding-right="0.075in"/>
    </style:style>
    <style:style style:name="P317" style:parent-style-name="Standard" style:family="paragraph">
      <style:text-properties fo:font-weight="bold" style:font-weight-asian="bold" style:font-weight-complex="bold" fo:language="en" fo:country="GB"/>
    </style:style>
    <style:style style:name="TableRow318" style:family="table-row">
      <style:table-row-properties style:use-optimal-row-height="false"/>
    </style:style>
    <style:style style:name="TableCell319" style:family="table-cell">
      <style:table-cell-properties fo:border="0.0069in solid #000000" style:writing-mode="lr-tb" fo:padding-top="0in" fo:padding-left="0.075in" fo:padding-bottom="0in" fo:padding-right="0.075in"/>
    </style:style>
    <style:style style:name="T320" style:parent-style-name="Absatz-Standardschriftart" style:family="text">
      <style:text-properties style:use-window-font-color="true" style:font-size-complex="10pt" fo:language="en" fo:country="GB"/>
    </style:style>
    <style:style style:name="T321" style:parent-style-name="Absatz-Standardschriftart" style:family="text">
      <style:text-properties style:use-window-font-color="true" style:font-size-complex="10pt" fo:language="en" fo:country="GB"/>
    </style:style>
    <style:style style:name="T322" style:parent-style-name="Absatz-Standardschriftart" style:family="text">
      <style:text-properties style:use-window-font-color="true" style:font-size-complex="10pt" fo:language="en" fo:country="GB"/>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family="paragraph">
      <style:text-properties fo:language="en" fo:country="GB"/>
    </style:style>
    <style:style style:name="T325" style:parent-style-name="Absatz-Standardschriftart" style:family="text">
      <style:text-properties style:text-underline-type="single" style:text-underline-style="solid" style:text-underline-width="auto" style:text-underline-mode="continuous" fo:language="en" fo:country="GB"/>
    </style:style>
    <style:style style:name="T326" style:parent-style-name="Absatz-Standardschriftart" style:family="text">
      <style:text-properties style:text-underline-type="single" style:text-underline-style="solid" style:text-underline-width="auto" style:text-underline-mode="continuous" fo:language="en" fo:country="GB"/>
    </style:style>
    <style:style style:name="T327" style:parent-style-name="Absatz-Standardschriftart" style:family="text">
      <style:text-properties fo:language="en" fo:country="GB"/>
    </style:style>
    <style:style style:name="T328" style:parent-style-name="Absatz-Standardschriftart" style:family="text">
      <style:text-properties fo:language="en" fo:country="GB"/>
    </style:style>
    <style:style style:name="T329" style:parent-style-name="Absatz-Standardschriftart" style:family="text">
      <style:text-properties style:text-underline-type="single" style:text-underline-style="solid" style:text-underline-width="auto" style:text-underline-mode="continuous" fo:language="en" fo:country="GB"/>
    </style:style>
    <style:style style:name="T330" style:parent-style-name="Absatz-Standardschriftart" style:family="text">
      <style:text-properties style:text-underline-type="single" style:text-underline-style="solid" style:text-underline-width="auto" style:text-underline-mode="continuous" fo:language="en" fo:country="GB"/>
    </style:style>
    <style:style style:name="T331" style:parent-style-name="Absatz-Standardschriftart" style:family="text">
      <style:text-properties fo:language="en" fo:country="GB"/>
    </style:style>
    <style:style style:name="TableRow332" style:family="table-row">
      <style:table-row-properties style:use-optimal-row-height="false"/>
    </style:style>
    <style:style style:name="TableCell333" style:family="table-cell">
      <style:table-cell-properties fo:border="0.0069in solid #000000" style:writing-mode="lr-tb" fo:padding-top="0in" fo:padding-left="0.075in" fo:padding-bottom="0in" fo:padding-right="0.075in"/>
    </style:style>
    <style:style style:name="T334" style:parent-style-name="Absatz-Standardschriftart" style:family="text">
      <style:text-properties style:use-window-font-color="true" style:font-size-complex="10pt" fo:language="en" fo:country="GB"/>
    </style:style>
    <style:style style:name="T335" style:parent-style-name="Absatz-Standardschriftart" style:family="text">
      <style:text-properties style:use-window-font-color="true" style:font-size-complex="10pt" fo:language="en" fo:country="GB"/>
    </style:style>
    <style:style style:name="TableCell336" style:family="table-cell">
      <style:table-cell-properties fo:border="0.0069in solid #000000" style:writing-mode="lr-tb" fo:padding-top="0in" fo:padding-left="0.075in" fo:padding-bottom="0in" fo:padding-right="0.075in"/>
    </style:style>
    <style:style style:name="P337" style:parent-style-name="Standard" style:family="paragraph">
      <style:text-properties fo:language="en" fo:country="GB"/>
    </style:style>
    <style:style style:name="TableRow338" style:family="table-row">
      <style:table-row-properties style:use-optimal-row-height="false"/>
    </style:style>
    <style:style style:name="TableCell339" style:family="table-cell">
      <style:table-cell-properties fo:border="0.0069in solid #000000" style:writing-mode="lr-tb" fo:padding-top="0in" fo:padding-left="0.075in" fo:padding-bottom="0in" fo:padding-right="0.075in"/>
    </style:style>
    <style:style style:name="T340" style:parent-style-name="Absatz-Standardschriftart" style:family="text">
      <style:text-properties style:use-window-font-color="true" style:font-size-complex="10pt" fo:language="en" fo:country="GB"/>
    </style:style>
    <style:style style:name="TableCell341" style:family="table-cell">
      <style:table-cell-properties fo:border="0.0069in solid #000000" style:writing-mode="lr-tb" fo:padding-top="0in" fo:padding-left="0.075in" fo:padding-bottom="0in" fo:padding-right="0.075in"/>
    </style:style>
    <style:style style:name="P342" style:parent-style-name="Standard" style:family="paragraph">
      <style:text-properties fo:language="en" fo:country="GB"/>
    </style:style>
    <style:style style:name="TableRow343" style:family="table-row">
      <style:table-row-properties style:use-optimal-row-height="false"/>
    </style:style>
    <style:style style:name="TableCell344" style:family="table-cell">
      <style:table-cell-properties fo:border="0.0069in solid #000000" style:writing-mode="lr-tb" fo:padding-top="0in" fo:padding-left="0.075in" fo:padding-bottom="0in" fo:padding-right="0.075in"/>
    </style:style>
    <style:style style:name="T345" style:parent-style-name="Absatz-Standardschriftart" style:family="text">
      <style:text-properties style:use-window-font-color="true" style:font-size-complex="10pt" fo:language="en" fo:country="GB"/>
    </style:style>
    <style:style style:name="T346" style:parent-style-name="Absatz-Standardschriftart" style:family="text">
      <style:text-properties style:use-window-font-color="true" style:font-size-complex="10pt" fo:language="en" fo:country="GB"/>
    </style:style>
    <style:style style:name="TableCell347" style:family="table-cell">
      <style:table-cell-properties fo:border="0.0069in solid #000000" style:writing-mode="lr-tb" fo:padding-top="0in" fo:padding-left="0.075in" fo:padding-bottom="0in" fo:padding-right="0.075in"/>
    </style:style>
    <style:style style:name="P348" style:parent-style-name="Standard" style:family="paragraph">
      <style:text-properties fo:language="en" fo:country="GB"/>
    </style:style>
    <style:style style:name="TableRow349" style:family="table-row">
      <style:table-row-properties style:use-optimal-row-height="false"/>
    </style:style>
    <style:style style:name="TableCell350" style:family="table-cell">
      <style:table-cell-properties fo:border="0.0069in solid #000000" style:writing-mode="lr-tb" fo:padding-top="0in" fo:padding-left="0.075in" fo:padding-bottom="0in" fo:padding-right="0.075in"/>
    </style:style>
    <style:style style:name="T351" style:parent-style-name="Absatz-Standardschriftart" style:family="text">
      <style:text-properties style:use-window-font-color="true" style:font-size-complex="10pt" fo:language="en" fo:country="GB"/>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text-properties fo:language="en" fo:country="GB"/>
    </style:style>
    <style:style style:name="TableRow354" style:family="table-row">
      <style:table-row-properties style:use-optimal-row-height="false"/>
    </style:style>
    <style:style style:name="TableCell355" style:family="table-cell">
      <style:table-cell-properties fo:border="0.0069in solid #000000" style:writing-mode="lr-tb" fo:padding-top="0in" fo:padding-left="0.075in" fo:padding-bottom="0in" fo:padding-right="0.075in"/>
    </style:style>
    <style:style style:name="T356" style:parent-style-name="Absatz-Standardschriftart" style:family="text">
      <style:text-properties style:use-window-font-color="true" style:font-size-complex="10pt" fo:language="en" fo:country="GB"/>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text-properties fo:language="en" fo:country="GB"/>
    </style:style>
    <style:style style:name="TableRow359" style:family="table-row">
      <style:table-row-properties style:use-optimal-row-height="false"/>
    </style:style>
    <style:style style:name="TableCell360" style:family="table-cell">
      <style:table-cell-properties fo:border="0.0069in solid #000000" style:writing-mode="lr-tb" fo:padding-top="0in" fo:padding-left="0.075in" fo:padding-bottom="0in" fo:padding-right="0.075in"/>
    </style:style>
    <style:style style:name="P361" style:parent-style-name="Standard" style:family="paragraph">
      <style:text-properties fo:font-weight="bold" style:font-weight-asian="bold" style:font-weight-complex="bold" fo:language="en" fo:country="GB"/>
    </style:style>
    <style:style style:name="TableCell362" style:family="table-cell">
      <style:table-cell-properties fo:border="0.0069in solid #000000" fo:background-color="#D9D9D9" style:writing-mode="lr-tb" fo:padding-top="0in" fo:padding-left="0.075in" fo:padding-bottom="0in" fo:padding-right="0.075in"/>
    </style:style>
    <style:style style:name="P363" style:parent-style-name="Standard" style:family="paragraph">
      <style:text-properties fo:font-weight="bold" style:font-weight-asian="bold" style:font-weight-complex="bold" fo:language="en" fo:country="GB"/>
    </style:style>
    <style:style style:name="TableRow364" style:family="table-row">
      <style:table-row-properties style:use-optimal-row-height="false"/>
    </style:style>
    <style:style style:name="TableCell365" style:family="table-cell">
      <style:table-cell-properties fo:border="0.0069in solid #000000" style:writing-mode="lr-tb" fo:padding-top="0in" fo:padding-left="0.075in" fo:padding-bottom="0in" fo:padding-right="0.075in"/>
    </style:style>
    <style:style style:name="T366" style:parent-style-name="Absatz-Standardschriftart" style:family="text">
      <style:text-properties style:use-window-font-color="true" style:font-size-complex="10pt" fo:language="en" fo:country="GB"/>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text-properties fo:language="en" fo:country="GB"/>
    </style:style>
    <style:style style:name="TableRow369" style:family="table-row">
      <style:table-row-properties style:use-optimal-row-height="false"/>
    </style:style>
    <style:style style:name="TableCell370" style:family="table-cell">
      <style:table-cell-properties fo:border="0.0069in solid #000000" style:writing-mode="lr-tb" fo:padding-top="0in" fo:padding-left="0.075in" fo:padding-bottom="0in" fo:padding-right="0.075in"/>
    </style:style>
    <style:style style:name="T371" style:parent-style-name="Absatz-Standardschriftart" style:family="text">
      <style:text-properties style:use-window-font-color="true" style:font-size-complex="10pt" fo:language="en" fo:country="GB"/>
    </style:style>
    <style:style style:name="TableCell372" style:family="table-cell">
      <style:table-cell-properties fo:border="0.0069in solid #000000" style:writing-mode="lr-tb" fo:padding-top="0in" fo:padding-left="0.075in" fo:padding-bottom="0in" fo:padding-right="0.075in"/>
    </style:style>
    <style:style style:name="P373" style:parent-style-name="Standard" style:family="paragraph">
      <style:text-properties fo:language="en" fo:country="GB"/>
    </style:style>
    <style:style style:name="TableRow374" style:family="table-row">
      <style:table-row-properties style:use-optimal-row-height="false"/>
    </style:style>
    <style:style style:name="TableCell375" style:family="table-cell">
      <style:table-cell-properties fo:border="0.0069in solid #000000" style:writing-mode="lr-tb" fo:padding-top="0in" fo:padding-left="0.075in" fo:padding-bottom="0in" fo:padding-right="0.075in"/>
    </style:style>
    <style:style style:name="T376" style:parent-style-name="Absatz-Standardschriftart" style:family="text">
      <style:text-properties style:use-window-font-color="true" style:font-size-complex="10pt" fo:language="en" fo:country="GB"/>
    </style:style>
    <style:style style:name="T377" style:parent-style-name="Absatz-Standardschriftart" style:family="text">
      <style:text-properties style:use-window-font-color="true" style:font-size-complex="10pt" fo:language="en" fo:country="GB"/>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text-properties fo:language="en" fo:country="GB"/>
    </style:style>
    <style:style style:name="TableColumn381" style:family="table-column">
      <style:table-column-properties style:column-width="2.1652in" style:use-optimal-column-width="false"/>
    </style:style>
    <style:style style:name="TableColumn382" style:family="table-column">
      <style:table-column-properties style:column-width="4.5277in" style:use-optimal-column-width="false"/>
    </style:style>
    <style:style style:name="Table380" style:family="table">
      <style:table-properties style:width="6.693in" fo:margin-left="0in" table:align="left"/>
    </style:style>
    <style:style style:name="TableRow383" style:family="table-row">
      <style:table-row-properties style:use-optimal-row-height="false"/>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text-properties fo:font-weight="bold" style:font-weight-asian="bold" fo:language="en" fo:country="GB"/>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text-properties fo:font-weight="bold" style:font-weight-asian="bold" fo:language="en" fo:country="GB"/>
    </style:style>
    <style:style style:name="TableRow388" style:family="table-row">
      <style:table-row-properties style:use-optimal-row-height="false"/>
    </style:style>
    <style:style style:name="TableCell389" style:family="table-cell">
      <style:table-cell-properties fo:border="0.0069in solid #000000" style:writing-mode="lr-tb" fo:padding-top="0in" fo:padding-left="0.075in" fo:padding-bottom="0in" fo:padding-right="0.075in"/>
    </style:style>
    <style:style style:name="T390" style:parent-style-name="Absatz-Standardschriftart" style:family="text">
      <style:text-properties style:use-window-font-color="true" style:font-size-complex="10pt" fo:language="en" fo:country="GB"/>
    </style:style>
    <style:style style:name="T391" style:parent-style-name="Absatz-Standardschriftart" style:family="text">
      <style:text-properties style:use-window-font-color="true" style:font-size-complex="10pt" fo:language="en" fo:country="GB"/>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text-properties fo:language="en" fo:country="GB"/>
    </style:style>
    <style:style style:name="TableRow394" style:family="table-row">
      <style:table-row-properties style:use-optimal-row-height="false"/>
    </style:style>
    <style:style style:name="TableCell395" style:family="table-cell">
      <style:table-cell-properties fo:border="0.0069in solid #000000" style:writing-mode="lr-tb" fo:padding-top="0in" fo:padding-left="0.075in" fo:padding-bottom="0in" fo:padding-right="0.075in"/>
    </style:style>
    <style:style style:name="T396" style:parent-style-name="Absatz-Standardschriftart" style:family="text">
      <style:text-properties style:use-window-font-color="true" style:font-size-complex="10pt" fo:language="en" fo:country="GB"/>
    </style:style>
    <style:style style:name="T397" style:parent-style-name="Absatz-Standardschriftart" style:family="text">
      <style:text-properties style:use-window-font-color="true" style:font-size-complex="10pt" fo:language="en" fo:country="GB"/>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text-properties fo:language="en" fo:country="GB"/>
    </style:style>
    <style:style style:name="TableRow400" style:family="table-row">
      <style:table-row-properties style:use-optimal-row-height="false"/>
    </style:style>
    <style:style style:name="TableCell401" style:family="table-cell">
      <style:table-cell-properties fo:border="0.0069in solid #000000" style:writing-mode="lr-tb" fo:padding-top="0in" fo:padding-left="0.075in" fo:padding-bottom="0in" fo:padding-right="0.075in"/>
    </style:style>
    <style:style style:name="T402" style:parent-style-name="Absatz-Standardschriftart" style:family="text">
      <style:text-properties style:use-window-font-color="true" style:font-size-complex="10pt" fo:language="en" fo:country="GB"/>
    </style:style>
    <style:style style:name="T403" style:parent-style-name="Absatz-Standardschriftart" style:family="text">
      <style:text-properties style:use-window-font-color="true" style:font-size-complex="10pt" fo:language="en" fo:country="GB"/>
    </style:style>
    <style:style style:name="T404" style:parent-style-name="Absatz-Standardschriftart" style:family="text">
      <style:text-properties style:use-window-font-color="true" style:font-size-complex="10pt" fo:language="en" fo:country="GB"/>
    </style:style>
    <style:style style:name="T405" style:parent-style-name="Absatz-Standardschriftart" style:family="text">
      <style:text-properties style:font-size-complex="8pt" fo:language="en" fo:country="GB"/>
    </style:style>
    <style:style style:name="T406" style:parent-style-name="FußzeileZchn" style:family="text">
      <style:text-properties style:font-size-complex="8pt" fo:language="en" fo:country="GB"/>
    </style:style>
    <style:style style:name="T407" style:parent-style-name="Absatz-Standardschriftart" style:family="text">
      <style:text-properties style:font-size-complex="8pt" fo:language="en" fo:country="GB"/>
    </style:style>
    <style:style style:name="T408" style:parent-style-name="Absatz-Standardschriftart" style:family="text">
      <style:text-properties style:font-size-complex="8pt" fo:language="en" fo:country="GB"/>
    </style:style>
    <style:style style:name="T409" style:parent-style-name="Hyperlink" style:family="text">
      <style:text-properties style:font-size-complex="8pt" fo:language="en" fo:country="GB"/>
    </style:style>
    <style:style style:name="T410" style:parent-style-name="Absatz-Standardschriftart" style:family="text">
      <style:text-properties style:font-size-complex="8pt" fo:language="en" fo:country="GB"/>
    </style:style>
    <style:style style:name="T411" style:parent-style-name="Absatz-Standardschriftart" style:family="text">
      <style:text-properties style:use-window-font-color="true" style:font-size-complex="10pt" fo:language="en" fo:country="GB"/>
    </style:style>
    <style:style style:name="T412" style:parent-style-name="Absatz-Standardschriftart" style:family="text">
      <style:text-properties style:use-window-font-color="true" style:font-size-complex="10pt" fo:language="en" fo:country="GB"/>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text-properties fo:language="en" fo:country="GB"/>
    </style:style>
    <style:style style:name="TableRow415" style:family="table-row">
      <style:table-row-properties style:use-optimal-row-height="false"/>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text-properties fo:language="en" fo:country="GB"/>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text-properties fo:language="en" fo:country="GB"/>
    </style:style>
    <style:style style:name="TableColumn421" style:family="table-column">
      <style:table-column-properties style:column-width="2.1652in" style:use-optimal-column-width="false"/>
    </style:style>
    <style:style style:name="TableColumn422" style:family="table-column">
      <style:table-column-properties style:column-width="4.5277in" style:use-optimal-column-width="false"/>
    </style:style>
    <style:style style:name="Table420" style:family="table">
      <style:table-properties style:width="6.693in" fo:margin-left="0in" table:align="left"/>
    </style:style>
    <style:style style:name="TableRow423" style:family="table-row">
      <style:table-row-properties style:use-optimal-row-height="false"/>
    </style:style>
    <style:style style:name="TableCell424" style:family="table-cell">
      <style:table-cell-properties fo:border="0.0069in solid #000000" style:writing-mode="lr-tb" fo:padding-top="0in" fo:padding-left="0.075in" fo:padding-bottom="0in" fo:padding-right="0.075in"/>
    </style:style>
    <style:style style:name="P425" style:parent-style-name="Standard" style:family="paragraph">
      <style:text-properties fo:font-weight="bold" style:font-weight-asian="bold" fo:language="en" fo:country="GB"/>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text-properties fo:font-weight="bold" style:font-weight-asian="bold" fo:language="en" fo:country="GB"/>
    </style:style>
    <style:style style:name="TableRow428" style:family="table-row">
      <style:table-row-properties style:use-optimal-row-height="false"/>
    </style:style>
    <style:style style:name="TableCell429" style:family="table-cell">
      <style:table-cell-properties fo:border="0.0069in solid #000000" style:writing-mode="lr-tb" fo:padding-top="0in" fo:padding-left="0.075in" fo:padding-bottom="0in" fo:padding-right="0.075in"/>
    </style:style>
    <style:style style:name="T430" style:parent-style-name="Absatz-Standardschriftart" style:family="text">
      <style:text-properties style:use-window-font-color="true" style:font-size-complex="10pt" fo:language="en" fo:country="GB"/>
    </style:style>
    <style:style style:name="T431" style:parent-style-name="Absatz-Standardschriftart" style:family="text">
      <style:text-properties style:use-window-font-color="true" style:font-size-complex="10pt" fo:language="en" fo:country="GB"/>
    </style:style>
    <style:style style:name="T432" style:parent-style-name="Absatz-Standardschriftart" style:family="text">
      <style:text-properties style:use-window-font-color="true" style:font-size-complex="10pt" fo:language="en" fo:country="GB"/>
    </style:style>
    <style:style style:name="TableCell433" style:family="table-cell">
      <style:table-cell-properties fo:border="0.0069in solid #000000" style:writing-mode="lr-tb" fo:padding-top="0in" fo:padding-left="0.075in" fo:padding-bottom="0in" fo:padding-right="0.075in"/>
    </style:style>
    <style:style style:name="P434" style:parent-style-name="Standard" style:family="paragraph">
      <style:text-properties fo:language="en" fo:country="GB"/>
    </style:style>
    <style:style style:name="TableRow435" style:family="table-row">
      <style:table-row-properties style:use-optimal-row-height="false"/>
    </style:style>
    <style:style style:name="TableCell436" style:family="table-cell">
      <style:table-cell-properties fo:border="0.0069in solid #000000" style:writing-mode="lr-tb" fo:padding-top="0in" fo:padding-left="0.075in" fo:padding-bottom="0in" fo:padding-right="0.075in"/>
    </style:style>
    <style:style style:name="T437" style:parent-style-name="Absatz-Standardschriftart" style:family="text">
      <style:text-properties style:use-window-font-color="true" style:font-size-complex="10pt" fo:language="en" fo:country="GB"/>
    </style:style>
    <style:style style:name="T438" style:parent-style-name="Absatz-Standardschriftart" style:family="text">
      <style:text-properties style:use-window-font-color="true" style:font-size-complex="10pt" fo:language="en" fo:country="GB"/>
    </style:style>
    <style:style style:name="TableCell439" style:family="table-cell">
      <style:table-cell-properties fo:border="0.0069in solid #000000" style:writing-mode="lr-tb" fo:padding-top="0in" fo:padding-left="0.075in" fo:padding-bottom="0in" fo:padding-right="0.075in"/>
    </style:style>
    <style:style style:name="P440" style:parent-style-name="Standard" style:family="paragraph">
      <style:text-properties fo:language="en" fo:country="GB"/>
    </style:style>
    <style:style style:name="TableRow441" style:family="table-row">
      <style:table-row-properties style:use-optimal-row-height="false"/>
    </style:style>
    <style:style style:name="TableCell442" style:family="table-cell">
      <style:table-cell-properties fo:border="0.0069in solid #000000" style:writing-mode="lr-tb" fo:padding-top="0in" fo:padding-left="0.075in" fo:padding-bottom="0in" fo:padding-right="0.075in"/>
    </style:style>
    <style:style style:name="T443" style:parent-style-name="Absatz-Standardschriftart" style:family="text">
      <style:text-properties style:use-window-font-color="true" style:font-size-complex="10pt" fo:language="en" fo:country="GB"/>
    </style:style>
    <style:style style:name="T444" style:parent-style-name="Absatz-Standardschriftart" style:family="text">
      <style:text-properties style:use-window-font-color="true" style:font-size-complex="10pt" fo:language="en" fo:country="GB"/>
    </style:style>
    <style:style style:name="TableCell445" style:family="table-cell">
      <style:table-cell-properties fo:border="0.0069in solid #000000" style:writing-mode="lr-tb" fo:padding-top="0in" fo:padding-left="0.075in" fo:padding-bottom="0in" fo:padding-right="0.075in"/>
    </style:style>
    <style:style style:name="P446" style:parent-style-name="Standard" style:family="paragraph">
      <style:text-properties fo:language="en" fo:country="GB"/>
    </style:style>
    <style:style style:name="TableRow447" style:family="table-row">
      <style:table-row-properties style:use-optimal-row-height="false"/>
    </style:style>
    <style:style style:name="TableCell448" style:family="table-cell">
      <style:table-cell-properties fo:border="0.0069in solid #000000" style:writing-mode="lr-tb" fo:padding-top="0in" fo:padding-left="0.075in" fo:padding-bottom="0in" fo:padding-right="0.075in"/>
    </style:style>
    <style:style style:name="T449" style:parent-style-name="Absatz-Standardschriftart" style:family="text">
      <style:text-properties style:use-window-font-color="true" style:font-size-complex="10pt" fo:language="en" fo:country="GB"/>
    </style:style>
    <style:style style:name="TableCell450" style:family="table-cell">
      <style:table-cell-properties fo:border="0.0069in solid #000000" style:writing-mode="lr-tb" fo:padding-top="0in" fo:padding-left="0.075in" fo:padding-bottom="0in" fo:padding-right="0.075in"/>
    </style:style>
    <style:style style:name="P451" style:parent-style-name="Standard" style:family="paragraph">
      <style:text-properties fo:language="en" fo:country="GB"/>
    </style:style>
    <style:style style:name="TableRow452" style:family="table-row">
      <style:table-row-properties style:use-optimal-row-height="false"/>
    </style:style>
    <style:style style:name="TableCell453" style:family="table-cell">
      <style:table-cell-properties fo:border="0.0069in solid #000000" style:writing-mode="lr-tb" fo:padding-top="0in" fo:padding-left="0.075in" fo:padding-bottom="0in" fo:padding-right="0.075in"/>
    </style:style>
    <style:style style:name="T454" style:parent-style-name="Absatz-Standardschriftart" style:family="text">
      <style:text-properties style:use-window-font-color="true" style:font-size-complex="10pt" fo:language="en" fo:country="GB"/>
    </style:style>
    <style:style style:name="T455" style:parent-style-name="Absatz-Standardschriftart" style:family="text">
      <style:text-properties style:use-window-font-color="true" style:font-size-complex="10pt" fo:language="en" fo:country="GB"/>
    </style:style>
    <style:style style:name="TableCell456" style:family="table-cell">
      <style:table-cell-properties fo:border="0.0069in solid #000000" style:writing-mode="lr-tb" fo:padding-top="0in" fo:padding-left="0.075in" fo:padding-bottom="0in" fo:padding-right="0.075in"/>
    </style:style>
    <style:style style:name="P457" style:parent-style-name="Standard" style:family="paragraph">
      <style:text-properties fo:language="en" fo:country="GB"/>
    </style:style>
    <style:style style:name="TableRow458" style:family="table-row">
      <style:table-row-properties style:use-optimal-row-height="false"/>
    </style:style>
    <style:style style:name="TableCell459" style:family="table-cell">
      <style:table-cell-properties fo:border="0.0069in solid #000000" style:writing-mode="lr-tb" fo:padding-top="0in" fo:padding-left="0.075in" fo:padding-bottom="0in" fo:padding-right="0.075in"/>
    </style:style>
    <style:style style:name="T460" style:parent-style-name="Absatz-Standardschriftart" style:family="text">
      <style:text-properties style:use-window-font-color="true" style:font-size-complex="10pt" fo:language="en" fo:country="GB"/>
    </style:style>
    <style:style style:name="TableCell461" style:family="table-cell">
      <style:table-cell-properties fo:border="0.0069in solid #000000" style:writing-mode="lr-tb" fo:padding-top="0in" fo:padding-left="0.075in" fo:padding-bottom="0in" fo:padding-right="0.075in"/>
    </style:style>
    <style:style style:name="T462" style:parent-style-name="Absatz-Standardschriftart" style:family="text">
      <style:text-properties style:text-underline-type="single" style:text-underline-style="solid" style:text-underline-width="auto" style:text-underline-mode="continuous" fo:language="en" fo:country="GB"/>
    </style:style>
    <style:style style:name="T463" style:parent-style-name="Absatz-Standardschriftart" style:family="text">
      <style:text-properties style:text-underline-type="single" style:text-underline-style="solid" style:text-underline-width="auto" style:text-underline-mode="continuous" fo:language="en" fo:country="GB"/>
    </style:style>
    <style:style style:name="T464" style:parent-style-name="Absatz-Standardschriftart" style:family="text">
      <style:text-properties fo:language="en" fo:country="GB"/>
    </style:style>
    <style:style style:name="T465" style:parent-style-name="Absatz-Standardschriftart" style:family="text">
      <style:text-properties fo:language="en" fo:country="GB"/>
    </style:style>
    <style:style style:name="T466" style:parent-style-name="Absatz-Standardschriftart" style:family="text">
      <style:text-properties style:text-underline-type="single" style:text-underline-style="solid" style:text-underline-width="auto" style:text-underline-mode="continuous" fo:language="en" fo:country="GB"/>
    </style:style>
    <style:style style:name="T467" style:parent-style-name="Absatz-Standardschriftart" style:family="text">
      <style:text-properties style:text-underline-type="single" style:text-underline-style="solid" style:text-underline-width="auto" style:text-underline-mode="continuous" fo:language="en" fo:country="GB"/>
    </style:style>
    <style:style style:name="T468" style:parent-style-name="Absatz-Standardschriftart" style:family="text">
      <style:text-properties fo:language="en" fo:country="GB"/>
    </style:style>
    <style:style style:name="T469" style:parent-style-name="Absatz-Standardschriftart" style:family="text">
      <style:text-properties style:text-underline-type="single" style:text-underline-style="solid" style:text-underline-width="auto" style:text-underline-mode="continuous" fo:language="en" fo:country="GB"/>
    </style:style>
    <style:style style:name="T470" style:parent-style-name="Absatz-Standardschriftart" style:family="text">
      <style:text-properties style:text-underline-type="single" style:text-underline-style="solid" style:text-underline-width="auto" style:text-underline-mode="continuous" fo:language="en" fo:country="GB"/>
    </style:style>
    <style:style style:name="T471" style:parent-style-name="Absatz-Standardschriftart" style:family="text">
      <style:text-properties fo:language="en" fo:country="GB"/>
    </style:style>
    <style:style style:name="TableColumn473" style:family="table-column">
      <style:table-column-properties style:column-width="2.1652in" style:use-optimal-column-width="false"/>
    </style:style>
    <style:style style:name="TableColumn474" style:family="table-column">
      <style:table-column-properties style:column-width="4.5277in" style:use-optimal-column-width="false"/>
    </style:style>
    <style:style style:name="Table472" style:family="table">
      <style:table-properties style:width="6.693in" fo:margin-left="0in" table:align="left"/>
    </style:style>
    <style:style style:name="TableRow475" style:family="table-row">
      <style:table-row-properties style:use-optimal-row-height="false"/>
    </style:style>
    <style:style style:name="TableCell476" style:family="table-cell">
      <style:table-cell-properties fo:border="0.0069in solid #000000" style:writing-mode="lr-tb" fo:padding-top="0in" fo:padding-left="0.075in" fo:padding-bottom="0in" fo:padding-right="0.075in"/>
    </style:style>
    <style:style style:name="P477" style:parent-style-name="Standard" style:family="paragraph">
      <style:text-properties fo:font-weight="bold" style:font-weight-asian="bold" fo:language="en" fo:country="GB"/>
    </style:style>
    <style:style style:name="TableCell478" style:family="table-cell">
      <style:table-cell-properties fo:border="0.0069in solid #000000" style:writing-mode="lr-tb" fo:padding-top="0in" fo:padding-left="0.075in" fo:padding-bottom="0in" fo:padding-right="0.075in"/>
    </style:style>
    <style:style style:name="P479" style:parent-style-name="Standard" style:family="paragraph">
      <style:text-properties fo:font-weight="bold" style:font-weight-asian="bold" fo:language="en" fo:country="GB"/>
    </style:style>
    <style:style style:name="TableRow480" style:family="table-row">
      <style:table-row-properties style:use-optimal-row-height="false"/>
    </style:style>
    <style:style style:name="TableCell481" style:family="table-cell">
      <style:table-cell-properties fo:border="0.0069in solid #000000" style:writing-mode="lr-tb" fo:padding-top="0in" fo:padding-left="0.075in" fo:padding-bottom="0in" fo:padding-right="0.075in"/>
    </style:style>
    <style:style style:name="T482" style:parent-style-name="Absatz-Standardschriftart" style:family="text">
      <style:text-properties style:font-size-complex="10pt" fo:language="en" fo:country="GB"/>
    </style:style>
    <style:style style:name="T483" style:parent-style-name="Absatz-Standardschriftart" style:family="text">
      <style:text-properties style:font-size-complex="10pt" fo:language="en" fo:country="GB"/>
    </style:style>
    <style:style style:name="T484" style:parent-style-name="Absatz-Standardschriftart" style:family="text">
      <style:text-properties style:font-size-complex="10pt" fo:language="en" fo:country="GB"/>
    </style:style>
    <style:style style:name="TableCell485" style:family="table-cell">
      <style:table-cell-properties fo:border="0.0069in solid #000000" style:writing-mode="lr-tb" fo:padding-top="0in" fo:padding-left="0.075in" fo:padding-bottom="0in" fo:padding-right="0.075in"/>
    </style:style>
    <style:style style:name="P486" style:parent-style-name="Standard" style:family="paragraph">
      <style:text-properties fo:language="en" fo:country="GB"/>
    </style:style>
    <style:style style:name="TableRow487" style:family="table-row">
      <style:table-row-properties style:use-optimal-row-height="false"/>
    </style:style>
    <style:style style:name="TableCell488" style:family="table-cell">
      <style:table-cell-properties fo:border="0.0069in solid #000000" style:writing-mode="lr-tb" fo:padding-top="0in" fo:padding-left="0.075in" fo:padding-bottom="0in" fo:padding-right="0.075in"/>
    </style:style>
    <style:style style:name="T489" style:parent-style-name="Absatz-Standardschriftart" style:family="text">
      <style:text-properties style:font-size-complex="10pt" fo:language="en" fo:country="GB"/>
    </style:style>
    <style:style style:name="T490" style:parent-style-name="Absatz-Standardschriftart" style:family="text">
      <style:text-properties style:font-size-complex="10pt" fo:language="en" fo:country="GB"/>
    </style:style>
    <style:style style:name="T491" style:parent-style-name="Absatz-Standardschriftart" style:family="text">
      <style:text-properties style:font-size-complex="10pt" fo:language="en" fo:country="GB"/>
    </style:style>
    <style:style style:name="TableCell492" style:family="table-cell">
      <style:table-cell-properties fo:border="0.0069in solid #000000" style:writing-mode="lr-tb" fo:padding-top="0in" fo:padding-left="0.075in" fo:padding-bottom="0in" fo:padding-right="0.075in"/>
    </style:style>
    <style:style style:name="P493" style:parent-style-name="Standard" style:family="paragraph">
      <style:text-properties fo:language="en" fo:country="GB"/>
    </style:style>
    <style:style style:name="TableColumn495" style:family="table-column">
      <style:table-column-properties style:column-width="2.1652in" style:use-optimal-column-width="false"/>
    </style:style>
    <style:style style:name="TableColumn496" style:family="table-column">
      <style:table-column-properties style:column-width="4.5277in" style:use-optimal-column-width="false"/>
    </style:style>
    <style:style style:name="Table494" style:family="table">
      <style:table-properties style:width="6.693in" fo:margin-left="0in" table:align="left"/>
    </style:style>
    <style:style style:name="TableRow497" style:family="table-row">
      <style:table-row-properties style:use-optimal-row-height="false"/>
    </style:style>
    <style:style style:name="TableCell498" style:family="table-cell">
      <style:table-cell-properties fo:border="0.0069in solid #000000" style:writing-mode="lr-tb" fo:padding-top="0in" fo:padding-left="0.075in" fo:padding-bottom="0in" fo:padding-right="0.075in"/>
    </style:style>
    <style:style style:name="P499" style:parent-style-name="Standard" style:family="paragraph">
      <style:text-properties fo:font-weight="bold" style:font-weight-asian="bold" fo:language="en" fo:country="GB"/>
    </style:style>
    <style:style style:name="TableCell500" style:family="table-cell">
      <style:table-cell-properties fo:border="0.0069in solid #000000" style:writing-mode="lr-tb" fo:padding-top="0in" fo:padding-left="0.075in" fo:padding-bottom="0in" fo:padding-right="0.075in"/>
    </style:style>
    <style:style style:name="P501" style:parent-style-name="Standard" style:family="paragraph">
      <style:text-properties fo:font-weight="bold" style:font-weight-asian="bold" fo:language="en" fo:country="GB"/>
    </style:style>
    <style:style style:name="TableRow502" style:family="table-row">
      <style:table-row-properties style:use-optimal-row-height="false"/>
    </style:style>
    <style:style style:name="TableCell503" style:family="table-cell">
      <style:table-cell-properties fo:border="0.0069in solid #000000" style:writing-mode="lr-tb" fo:padding-top="0in" fo:padding-left="0.075in" fo:padding-bottom="0in" fo:padding-right="0.075in"/>
    </style:style>
    <style:style style:name="T504" style:parent-style-name="Absatz-Standardschriftart" style:family="text">
      <style:text-properties style:use-window-font-color="true" style:font-size-complex="10pt" fo:language="en" fo:country="GB"/>
    </style:style>
    <style:style style:name="T505" style:parent-style-name="Absatz-Standardschriftart" style:family="text">
      <style:text-properties style:use-window-font-color="true" style:font-size-complex="10pt" fo:language="en" fo:country="GB"/>
    </style:style>
    <style:style style:name="TableCell506" style:family="table-cell">
      <style:table-cell-properties fo:border="0.0069in solid #000000" style:writing-mode="lr-tb" fo:padding-top="0in" fo:padding-left="0.075in" fo:padding-bottom="0in" fo:padding-right="0.075in"/>
    </style:style>
    <style:style style:name="P507" style:parent-style-name="Standard" style:family="paragraph">
      <style:text-properties fo:language="en" fo:country="GB"/>
    </style:style>
    <style:style style:name="TableRow508" style:family="table-row">
      <style:table-row-properties style:use-optimal-row-height="false"/>
    </style:style>
    <style:style style:name="TableCell509" style:family="table-cell">
      <style:table-cell-properties fo:border="0.0069in solid #000000" style:writing-mode="lr-tb" fo:padding-top="0in" fo:padding-left="0.075in" fo:padding-bottom="0in" fo:padding-right="0.075in"/>
    </style:style>
    <style:style style:name="T510" style:parent-style-name="Absatz-Standardschriftart" style:family="text">
      <style:text-properties style:use-window-font-color="true" style:font-size-complex="10pt" fo:language="en" fo:country="GB"/>
    </style:style>
    <style:style style:name="T511" style:parent-style-name="Absatz-Standardschriftart" style:family="text">
      <style:text-properties fo:language="en" fo:country="GB"/>
    </style:style>
    <style:style style:name="T512" style:parent-style-name="Absatz-Standardschriftart" style:family="text">
      <style:text-properties style:use-window-font-color="true" style:font-size-complex="10pt" fo:language="en" fo:country="GB"/>
    </style:style>
    <style:style style:name="TableCell513" style:family="table-cell">
      <style:table-cell-properties fo:border="0.0069in solid #000000" style:writing-mode="lr-tb" fo:padding-top="0in" fo:padding-left="0.075in" fo:padding-bottom="0in" fo:padding-right="0.075in"/>
    </style:style>
    <style:style style:name="P514" style:parent-style-name="Standard" style:family="paragraph">
      <style:text-properties fo:language="en" fo:country="GB"/>
    </style:style>
    <style:style style:name="TableRow515" style:family="table-row">
      <style:table-row-properties style:use-optimal-row-height="false"/>
    </style:style>
    <style:style style:name="TableCell516" style:family="table-cell">
      <style:table-cell-properties fo:border="0.0069in solid #000000" style:writing-mode="lr-tb" fo:padding-top="0in" fo:padding-left="0.075in" fo:padding-bottom="0in" fo:padding-right="0.075in"/>
    </style:style>
    <style:style style:name="T517" style:parent-style-name="Absatz-Standardschriftart" style:family="text">
      <style:text-properties style:use-window-font-color="true" style:font-size-complex="10pt" fo:language="en" fo:country="GB"/>
    </style:style>
    <style:style style:name="T518" style:parent-style-name="Absatz-Standardschriftart" style:family="text">
      <style:text-properties style:use-window-font-color="true" style:font-size-complex="10pt" fo:language="en" fo:country="GB"/>
    </style:style>
    <style:style style:name="TableCell519" style:family="table-cell">
      <style:table-cell-properties fo:border="0.0069in solid #000000" style:writing-mode="lr-tb" fo:padding-top="0in" fo:padding-left="0.075in" fo:padding-bottom="0in" fo:padding-right="0.075in"/>
    </style:style>
    <style:style style:name="P520" style:parent-style-name="Standard" style:family="paragraph">
      <style:text-properties fo:language="en" fo:country="GB"/>
    </style:style>
    <style:style style:name="TableRow521" style:family="table-row">
      <style:table-row-properties style:use-optimal-row-height="false"/>
    </style:style>
    <style:style style:name="TableCell522" style:family="table-cell">
      <style:table-cell-properties fo:border="0.0069in solid #000000" style:writing-mode="lr-tb" fo:padding-top="0in" fo:padding-left="0.075in" fo:padding-bottom="0in" fo:padding-right="0.075in"/>
    </style:style>
    <style:style style:name="T523" style:parent-style-name="Absatz-Standardschriftart" style:family="text">
      <style:text-properties style:use-window-font-color="true" style:font-size-complex="10pt" fo:language="en" fo:country="GB"/>
    </style:style>
    <style:style style:name="T524" style:parent-style-name="Absatz-Standardschriftart" style:family="text">
      <style:text-properties style:use-window-font-color="true" style:font-size-complex="10pt" fo:language="en" fo:country="GB"/>
    </style:style>
    <style:style style:name="TableCell525" style:family="table-cell">
      <style:table-cell-properties fo:border="0.0069in solid #000000" style:writing-mode="lr-tb" fo:padding-top="0in" fo:padding-left="0.075in" fo:padding-bottom="0in" fo:padding-right="0.075in"/>
    </style:style>
    <style:style style:name="P526" style:parent-style-name="Standard" style:family="paragraph">
      <style:text-properties fo:language="en" fo:country="GB"/>
    </style:style>
    <style:style style:name="TableColumn528" style:family="table-column">
      <style:table-column-properties style:column-width="2.1652in" style:use-optimal-column-width="false"/>
    </style:style>
    <style:style style:name="TableColumn529" style:family="table-column">
      <style:table-column-properties style:column-width="4.5277in" style:use-optimal-column-width="false"/>
    </style:style>
    <style:style style:name="Table527" style:family="table">
      <style:table-properties style:width="6.693in" fo:margin-left="0in" table:align="left"/>
    </style:style>
    <style:style style:name="TableRow530" style:family="table-row">
      <style:table-row-properties style:use-optimal-row-height="false"/>
    </style:style>
    <style:style style:name="TableCell531" style:family="table-cell">
      <style:table-cell-properties fo:border="0.0069in solid #000000" style:writing-mode="lr-tb" fo:padding-top="0in" fo:padding-left="0.075in" fo:padding-bottom="0in" fo:padding-right="0.075in"/>
    </style:style>
    <style:style style:name="P532" style:parent-style-name="Standard" style:family="paragraph">
      <style:text-properties fo:font-weight="bold" style:font-weight-asian="bold" fo:language="en" fo:country="GB"/>
    </style:style>
    <style:style style:name="TableCell533" style:family="table-cell">
      <style:table-cell-properties fo:border="0.0069in solid #000000" style:writing-mode="lr-tb" fo:padding-top="0in" fo:padding-left="0.075in" fo:padding-bottom="0in" fo:padding-right="0.075in"/>
    </style:style>
    <style:style style:name="P534" style:parent-style-name="Standard" style:family="paragraph">
      <style:text-properties fo:font-weight="bold" style:font-weight-asian="bold" fo:language="en" fo:country="GB"/>
    </style:style>
    <style:style style:name="TableRow535" style:family="table-row">
      <style:table-row-properties style:use-optimal-row-height="false"/>
    </style:style>
    <style:style style:name="TableCell536" style:family="table-cell">
      <style:table-cell-properties fo:border="0.0069in solid #000000" style:writing-mode="lr-tb" fo:padding-top="0in" fo:padding-left="0.075in" fo:padding-bottom="0in" fo:padding-right="0.075in"/>
    </style:style>
    <style:style style:name="T537" style:parent-style-name="Absatz-Standardschriftart" style:family="text">
      <style:text-properties style:use-window-font-color="true" style:font-size-complex="10pt" fo:language="en" fo:country="GB"/>
    </style:style>
    <style:style style:name="TableCell538" style:family="table-cell">
      <style:table-cell-properties fo:border="0.0069in solid #000000" style:writing-mode="lr-tb" fo:padding-top="0in" fo:padding-left="0.075in" fo:padding-bottom="0in" fo:padding-right="0.075in"/>
    </style:style>
    <style:style style:name="T539" style:parent-style-name="Absatz-Standardschriftart" style:family="text">
      <style:text-properties style:text-underline-type="single" style:text-underline-style="solid" style:text-underline-width="auto" style:text-underline-mode="continuous" fo:language="en" fo:country="GB"/>
    </style:style>
    <style:style style:name="T540" style:parent-style-name="Absatz-Standardschriftart" style:family="text">
      <style:text-properties fo:language="en" fo:country="GB"/>
    </style:style>
    <style:style style:name="T541" style:parent-style-name="Absatz-Standardschriftart" style:family="text">
      <style:text-properties fo:language="en" fo:country="GB"/>
    </style:style>
    <style:style style:name="T542" style:parent-style-name="Absatz-Standardschriftart" style:family="text">
      <style:text-properties fo:language="en" fo:country="GB"/>
    </style:style>
    <style:style style:name="T543" style:parent-style-name="Absatz-Standardschriftart" style:family="text">
      <style:text-properties style:text-underline-type="single" style:text-underline-style="solid" style:text-underline-width="auto" style:text-underline-mode="continuous" fo:language="en" fo:country="GB"/>
    </style:style>
    <style:style style:name="T544" style:parent-style-name="Absatz-Standardschriftart" style:family="text">
      <style:text-properties style:text-underline-type="single" style:text-underline-style="solid" style:text-underline-width="auto" style:text-underline-mode="continuous" fo:language="en" fo:country="GB"/>
    </style:style>
    <style:style style:name="T545" style:parent-style-name="Absatz-Standardschriftart" style:family="text">
      <style:text-properties fo:language="en" fo:country="GB"/>
    </style:style>
    <style:style style:name="T546" style:parent-style-name="Absatz-Standardschriftart" style:family="text">
      <style:text-properties fo:language="en" fo:country="GB"/>
    </style:style>
    <style:style style:name="TableRow547" style:family="table-row">
      <style:table-row-properties style:use-optimal-row-height="false"/>
    </style:style>
    <style:style style:name="TableCell548" style:family="table-cell">
      <style:table-cell-properties fo:border="0.0069in solid #000000" style:writing-mode="lr-tb" fo:padding-top="0in" fo:padding-left="0.075in" fo:padding-bottom="0in" fo:padding-right="0.075in"/>
    </style:style>
    <style:style style:name="T549" style:parent-style-name="Absatz-Standardschriftart" style:family="text">
      <style:text-properties style:use-window-font-color="true" style:font-size-complex="10pt" fo:language="en" fo:country="GB"/>
    </style:style>
    <style:style style:name="TableCell550" style:family="table-cell">
      <style:table-cell-properties fo:border="0.0069in solid #000000" style:writing-mode="lr-tb" fo:padding-top="0in" fo:padding-left="0.075in" fo:padding-bottom="0in" fo:padding-right="0.075in"/>
    </style:style>
    <style:style style:name="P551" style:parent-style-name="Standard" style:family="paragraph">
      <style:text-properties fo:language="en" fo:country="GB"/>
    </style:style>
    <style:style style:name="TableColumn553" style:family="table-column">
      <style:table-column-properties style:column-width="2.1652in"/>
    </style:style>
    <style:style style:name="TableColumn554" style:family="table-column">
      <style:table-column-properties style:column-width="4.5277in"/>
    </style:style>
    <style:style style:name="Table552" style:family="table">
      <style:table-properties style:width="6.693in" fo:margin-left="0in" table:align="left"/>
    </style:style>
    <style:style style:name="TableRow555" style:family="table-row">
      <style:table-row-properties/>
    </style:style>
    <style:style style:name="TableCell556" style:family="table-cell">
      <style:table-cell-properties fo:border="0.0069in solid #000000" style:writing-mode="lr-tb" fo:padding-top="0in" fo:padding-left="0.075in" fo:padding-bottom="0in" fo:padding-right="0.075in"/>
    </style:style>
    <style:style style:name="P557" style:parent-style-name="Standard" style:family="paragraph">
      <style:text-properties fo:font-weight="bold" style:font-weight-asian="bold" fo:language="en" fo:country="GB"/>
    </style:style>
    <style:style style:name="TableCell558" style:family="table-cell">
      <style:table-cell-properties fo:border="0.0069in solid #000000" style:writing-mode="lr-tb" fo:padding-top="0in" fo:padding-left="0.075in" fo:padding-bottom="0in" fo:padding-right="0.075in"/>
    </style:style>
    <style:style style:name="P559" style:parent-style-name="Standard" style:family="paragraph">
      <style:text-properties fo:font-weight="bold" style:font-weight-asian="bold" fo:language="en" fo:country="GB"/>
    </style:style>
    <style:style style:name="TableRow560" style:family="table-row">
      <style:table-row-properties/>
    </style:style>
    <style:style style:name="TableCell561" style:family="table-cell">
      <style:table-cell-properties fo:border="0.0069in solid #000000" style:writing-mode="lr-tb" fo:padding-top="0in" fo:padding-left="0.075in" fo:padding-bottom="0in" fo:padding-right="0.075in"/>
    </style:style>
    <style:style style:name="T562" style:parent-style-name="Absatz-Standardschriftart" style:family="text">
      <style:text-properties style:use-window-font-color="true" style:font-size-complex="10pt" fo:language="en" fo:country="GB"/>
    </style:style>
    <style:style style:name="T563" style:parent-style-name="Absatz-Standardschriftart" style:family="text">
      <style:text-properties style:use-window-font-color="true" style:font-size-complex="10pt" fo:language="en" fo:country="GB"/>
    </style:style>
    <style:style style:name="TableCell564" style:family="table-cell">
      <style:table-cell-properties fo:border="0.0069in solid #000000" style:writing-mode="lr-tb" fo:padding-top="0in" fo:padding-left="0.075in" fo:padding-bottom="0in" fo:padding-right="0.075in"/>
    </style:style>
    <style:style style:name="P565" style:parent-style-name="Standard" style:family="paragraph">
      <style:text-properties fo:language="en" fo:country="GB"/>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T568" style:parent-style-name="Absatz-Standardschriftart" style:family="text">
      <style:text-properties style:use-window-font-color="true" style:font-size-complex="10pt" fo:language="en" fo:country="GB"/>
    </style:style>
    <style:style style:name="T569" style:parent-style-name="Absatz-Standardschriftart" style:family="text">
      <style:text-properties style:use-window-font-color="true" style:font-size-complex="10pt" fo:language="en" fo:country="GB"/>
    </style:style>
    <style:style style:name="TableCell570" style:family="table-cell">
      <style:table-cell-properties fo:border="0.0069in solid #000000" style:writing-mode="lr-tb" fo:padding-top="0in" fo:padding-left="0.075in" fo:padding-bottom="0in" fo:padding-right="0.075in"/>
    </style:style>
    <style:style style:name="P571" style:parent-style-name="Standard" style:family="paragraph">
      <style:text-properties fo:language="en" fo:country="GB"/>
    </style:style>
    <style:style style:name="TableColumn573" style:family="table-column">
      <style:table-column-properties style:column-width="2.1423in" style:use-optimal-column-width="false"/>
    </style:style>
    <style:style style:name="TableColumn574" style:family="table-column">
      <style:table-column-properties style:column-width="4.5506in" style:use-optimal-column-width="false"/>
    </style:style>
    <style:style style:name="Table572" style:family="table">
      <style:table-properties style:width="6.693in" fo:margin-left="0in" table:align="left"/>
    </style:style>
    <style:style style:name="TableRow575" style:family="table-row">
      <style:table-row-properties style:use-optimal-row-height="false"/>
    </style:style>
    <style:style style:name="TableCell576" style:family="table-cell">
      <style:table-cell-properties fo:border="0.0069in solid #000000" style:writing-mode="lr-tb" fo:padding-top="0in" fo:padding-left="0.075in" fo:padding-bottom="0in" fo:padding-right="0.075in"/>
    </style:style>
    <style:style style:name="P577" style:parent-style-name="Standard" style:family="paragraph">
      <style:text-properties fo:font-weight="bold" style:font-weight-asian="bold" fo:language="en" fo:country="GB"/>
    </style:style>
    <style:style style:name="TableCell578" style:family="table-cell">
      <style:table-cell-properties fo:border="0.0069in solid #000000" style:writing-mode="lr-tb" fo:padding-top="0in" fo:padding-left="0.075in" fo:padding-bottom="0in" fo:padding-right="0.075in"/>
    </style:style>
    <style:style style:name="P579" style:parent-style-name="Standard" style:family="paragraph">
      <style:text-properties fo:font-weight="bold" style:font-weight-asian="bold" fo:language="en" fo:country="GB"/>
    </style:style>
    <style:style style:name="TableRow580" style:family="table-row">
      <style:table-row-properties style:use-optimal-row-height="false"/>
    </style:style>
    <style:style style:name="TableCell581" style:family="table-cell">
      <style:table-cell-properties fo:border="0.0069in solid #000000" style:writing-mode="lr-tb" fo:padding-top="0in" fo:padding-left="0.075in" fo:padding-bottom="0in" fo:padding-right="0.075in"/>
    </style:style>
    <style:style style:name="T582" style:parent-style-name="Absatz-Standardschriftart" style:family="text">
      <style:text-properties style:font-size-complex="10pt" fo:language="en" fo:country="GB"/>
    </style:style>
    <style:style style:name="T583" style:parent-style-name="Absatz-Standardschriftart" style:family="text">
      <style:text-properties style:font-size-complex="10pt" fo:language="en" fo:country="GB"/>
    </style:style>
    <style:style style:name="TableCell584" style:family="table-cell">
      <style:table-cell-properties fo:border="0.0069in solid #000000" style:writing-mode="lr-tb" fo:padding-top="0in" fo:padding-left="0.075in" fo:padding-bottom="0in" fo:padding-right="0.075in"/>
    </style:style>
    <style:style style:name="P585" style:parent-style-name="Standard" style:family="paragraph">
      <style:text-properties fo:language="en" fo:country="GB"/>
    </style:style>
    <style:style style:name="TableColumn587" style:family="table-column">
      <style:table-column-properties style:column-width="3.5826in" style:use-optimal-column-width="false"/>
    </style:style>
    <style:style style:name="TableColumn588" style:family="table-column">
      <style:table-column-properties style:column-width="0.6506in" style:use-optimal-column-width="false"/>
    </style:style>
    <style:style style:name="TableColumn589" style:family="table-column">
      <style:table-column-properties style:column-width="2.4604in" style:use-optimal-column-width="false"/>
    </style:style>
    <style:style style:name="Table586" style:family="table">
      <style:table-properties style:width="6.6937in" fo:margin-left="-0.0034in" table:align="left"/>
    </style:style>
    <style:style style:name="TableRow590" style:family="table-row">
      <style:table-row-properties style:min-row-height="0.2756in" style:use-optimal-row-height="false"/>
    </style:style>
    <style:style style:name="TableCell591" style:family="table-cell">
      <style:table-cell-properties fo:border="0.0069in solid #000000" fo:background-color="#D9D9D9" style:writing-mode="lr-tb" fo:padding-top="0in" fo:padding-left="0.075in" fo:padding-bottom="0in" fo:padding-right="0.075in"/>
    </style:style>
    <style:style style:name="P592" style:parent-style-name="Standard" style:family="paragraph">
      <style:paragraph-properties fo:text-align="center" fo:margin-top="0.0416in" fo:margin-bottom="0.0416in"/>
    </style:style>
    <style:style style:name="T593" style:parent-style-name="Absatz-Standardschriftart" style:family="text">
      <style:text-properties fo:font-weight="bold" style:font-weight-asian="bold" style:font-weight-complex="bold" fo:font-size="9pt" style:font-size-asian="9pt" style:font-size-complex="9pt"/>
    </style:style>
    <style:style style:name="TableCell594" style:family="table-cell">
      <style:table-cell-properties fo:border="0.0069in solid #000000" style:writing-mode="lr-tb" fo:padding-top="0in" fo:padding-left="0.075in" fo:padding-bottom="0in" fo:padding-right="0.075in"/>
    </style:style>
    <style:style style:name="P595" style:parent-style-name="Standard" style:family="paragraph">
      <style:paragraph-properties fo:text-align="center" fo:margin-top="0.0416in" fo:margin-bottom="0.0416in"/>
    </style:style>
    <style:style style:name="T596" style:parent-style-name="Absatz-Standardschriftart" style:family="text">
      <style:text-properties fo:font-weight="bold" style:font-weight-asian="bold" style:font-weight-complex="bold" fo:font-size="9pt" style:font-size-asian="9pt" style:font-size-complex="9pt"/>
    </style:style>
    <style:style style:name="TableCell597" style:family="table-cell">
      <style:table-cell-properties fo:border="0.0069in solid #000000" style:writing-mode="lr-tb" fo:padding-top="0in" fo:padding-left="0.075in" fo:padding-bottom="0in" fo:padding-right="0.075in"/>
    </style:style>
    <style:style style:name="P598" style:parent-style-name="Standard" style:family="paragraph">
      <style:paragraph-properties fo:text-align="center" fo:margin-top="0.0416in" fo:margin-bottom="0.0416in"/>
    </style:style>
    <style:style style:name="T599" style:parent-style-name="Absatz-Standardschriftart" style:family="text">
      <style:text-properties fo:font-weight="bold" style:font-weight-asian="bold" style:font-weight-complex="bold" fo:font-size="9pt" style:font-size-asian="9pt" style:font-size-complex="9pt"/>
    </style:style>
    <style:style style:name="TableRow600" style:family="table-row">
      <style:table-row-properties style:min-row-height="0.2756in" style:use-optimal-row-height="false"/>
    </style:style>
    <style:style style:name="TableCell601" style:family="table-cell">
      <style:table-cell-properties fo:border="0.0069in solid #000000" fo:background-color="#D9D9D9" style:writing-mode="lr-tb" style:vertical-align="middle" fo:padding-top="0in" fo:padding-left="0.075in" fo:padding-bottom="0in" fo:padding-right="0.075in"/>
    </style:style>
    <style:style style:name="P602" style:parent-style-name="Standard" style:family="paragraph">
      <style:paragraph-properties fo:text-align="justify" fo:margin-top="0.0416in" fo:margin-bottom="0.0416in"/>
      <style:text-properties fo:font-size="9pt" style:font-size-asian="9pt" style:font-size-complex="9pt"/>
    </style:style>
    <style:style style:name="TableCell603" style:family="table-cell">
      <style:table-cell-properties fo:border="0.0069in solid #000000" style:writing-mode="lr-tb" style:vertical-align="middle" fo:padding-top="0in" fo:padding-left="0.075in" fo:padding-bottom="0in" fo:padding-right="0.075in"/>
    </style:style>
    <style:style style:name="P604" style:parent-style-name="Standard" style:family="paragraph">
      <style:paragraph-properties fo:text-align="center" fo:margin-top="0.0416in" fo:margin-bottom="0.0416in"/>
    </style:style>
    <style:style style:name="T605" style:parent-style-name="Absatz-Standardschriftart" style:family="text">
      <style:text-properties style:font-name="MS Gothic" style:font-name-asian="MS Gothic" fo:font-size="11pt" style:font-size-asian="11pt" style:font-size-complex="11pt"/>
    </style:style>
    <style:style style:name="TableCell606" style:family="table-cell">
      <style:table-cell-properties fo:border="0.0069in solid #000000" style:writing-mode="lr-tb" style:vertical-align="middle" fo:padding-top="0in" fo:padding-left="0.075in" fo:padding-bottom="0in" fo:padding-right="0.075in"/>
    </style:style>
    <style:style style:name="P607" style:parent-style-name="Standard" style:family="paragraph">
      <style:paragraph-properties fo:text-align="justify" fo:margin-top="0.0416in" fo:margin-bottom="0.0416in"/>
      <style:text-properties fo:font-size="9pt" style:font-size-asian="9pt" style:font-size-complex="9pt"/>
    </style:style>
    <style:style style:name="P608" style:parent-style-name="Kopfzeile" style:master-page-name="MP1" style:family="paragraph">
      <style:paragraph-properties fo:break-before="page"/>
      <style:text-properties fo:language="en" fo:country="GB"/>
    </style:style>
  </office:automatic-styles>
  <office:body>
    <office:text text:use-soft-page-breaks="true">
      <text:p text:style-name="P1"/>
      <text:h text:style-name="Überschrift1" text:outline-level="1"><text:bookmark-start text:name="_Toc147569670"/><text:soft-page-break/>Data<text:s/>management plan<text:bookmark-end text:name="_Toc147569670"/></text:h>
      <text:h text:style-name="Überschrift2" text:outline-level="2"><text:bookmark-start text:name="_Toc147569671"/>Data summary<text:bookmark-end text:name="_Toc147569671"/></text:h>
      <table:table table:style-name="Table196">
        <table:table-columns>
          <table:table-column table:style-name="TableColumn197"/>
          <table:table-column table:style-name="TableColumn198"/>
        </table:table-columns>
        <table:table-header-rows>
          <table:table-row table:style-name="TableRow199">
            <table:table-cell table:style-name="TableCell200">
              <text:p text:style-name="P201">Questions</text:p>
            </table:table-cell>
            <table:table-cell table:style-name="TableCell202">
              <text:p text:style-name="P203">Answers</text:p>
            </table:table-cell>
          </table:table-row>
        </table:table-header-rows>
        <table:table-row table:style-name="TableRow204">
          <table:table-cell table:style-name="TableCell205">
            <text:p text:style-name="Standard"><text:span text:style-name="T206">1 Will you re-use any existing data and what will you re-use it for? State the reasons if re-use of any existing data has been considered but discarded.</text:span></text:p>
          </table:table-cell>
          <table:table-cell table:style-name="TableCell207">
            <text:p text:style-name="P208">Answer01</text:p>
          </table:table-cell>
        </table:table-row>
        <table:table-row table:style-name="TableRow209">
          <table:table-cell table:style-name="TableCell210">
            <text:p text:style-name="Standard"><text:span text:style-name="T211">2 What types and formats of data will the<text:s/></text:span><text:span text:style-name="T212">project generate or re-use?</text:span></text:p>
          </table:table-cell>
          <table:table-cell table:style-name="TableCell213">
            <text:p text:style-name="P214">Answer02</text:p>
          </table:table-cell>
        </table:table-row>
        <table:table-row table:style-name="TableRow215">
          <table:table-cell table:style-name="TableCell216">
            <text:p text:style-name="Standard"><text:span text:style-name="T217">3 What is the purpose of the data generation or re-use and its relation to the objectives of the project?</text:span></text:p>
          </table:table-cell>
          <table:table-cell table:style-name="TableCell218">
            <text:p text:style-name="Standard"><text:span text:style-name="T219">Purpose of the data generation or re-use</text:span><text:span text:style-name="T220"><text:line-break/></text:span><text:span text:style-name="T221">Answer03a</text:span></text:p>
            <text:p text:style-name="Standard"><text:span text:style-name="T222">Data generated in relation to the objectives of the<text:s/></text:span><text:span text:style-name="T223">project</text:span><text:span text:style-name="T224"><text:line-break/></text:span><text:span text:style-name="T225">Answer03b</text:span></text:p>
            <text:p text:style-name="Standard"><text:span text:style-name="T226">Data re-used in relation to the objectives of the project</text:span><text:span text:style-name="T227"><text:line-break/></text:span><text:span text:style-name="T228">Answer03c</text:span></text:p>
          </table:table-cell>
        </table:table-row>
        <table:table-row table:style-name="TableRow229">
          <table:table-cell table:style-name="TableCell230">
            <text:p text:style-name="Standard"><text:span text:style-name="T231">4 What is the expected size of the data that you intend to generate or re-use?</text:span></text:p>
          </table:table-cell>
          <table:table-cell table:style-name="TableCell232">
            <text:p text:style-name="P233">Answer04</text:p>
          </table:table-cell>
        </table:table-row>
        <table:table-row table:style-name="TableRow234">
          <table:table-cell table:style-name="TableCell235">
            <text:p text:style-name="Standard"><text:span text:style-name="T236">5 What is the origin/provenance of the data, either generated or re-used?</text:span></text:p>
          </table:table-cell>
          <table:table-cell table:style-name="TableCell237">
            <text:p text:style-name="Standard"><text:span text:style-name="T238">Data g</text:span><text:span text:style-name="T239">enerated in the project</text:span><text:span text:style-name="T240"><text:line-break/></text:span><text:span text:style-name="T241">Answer05a</text:span></text:p>
            <text:p text:style-name="Standard"><text:span text:style-name="T242">Re-used data</text:span><text:span text:style-name="T243"><text:line-break/></text:span><text:span text:style-name="T244">Answer05b</text:span></text:p>
          </table:table-cell>
        </table:table-row>
        <table:table-row table:style-name="TableRow245">
          <table:table-cell table:style-name="TableCell246">
            <text:p text:style-name="Standard"><text:span text:style-name="T247">6 To<text:s/></text:span><text:span text:style-name="T248">whom might your data be useful ('data</text:span><text:span text:style-name="T249"><text:s/></text:span><text:span text:style-name="T250">utility'), outside your project?</text:span></text:p>
          </table:table-cell>
          <table:table-cell table:style-name="TableCell251">
            <text:p text:style-name="P252">Answer06</text:p>
          </table:table-cell>
        </table:table-row>
      </table:table>
      <text:h text:style-name="Überschrift2" text:outline-level="2"><text:bookmark-start text:name="_Toc515540160"/><text:bookmark-start text:name="_Toc517184406"/><text:bookmark-start text:name="_Toc517184416"/><text:bookmark-start text:name="_Toc517184436"/><text:bookmark-start text:name="_Toc517184497"/><text:bookmark-start text:name="_Toc517184702"/><text:bookmark-start text:name="_Toc517184737"/><text:bookmark-start text:name="_Toc517184974"/><text:bookmark-start text:name="_Toc147569672"/>Findable, Accessible, Interoperable and Reusable (FAIR) Data<text:bookmark-end text:name="_Toc515540160"/><text:bookmark-end text:name="_Toc517184406"/><text:bookmark-end text:name="_Toc517184416"/><text:bookmark-end text:name="_Toc517184436"/><text:bookmark-end text:name="_Toc517184497"/><text:bookmark-end text:name="_Toc517184702"/><text:bookmark-end text:name="_Toc517184737"/><text:bookmark-end text:name="_Toc517184974"/><text:bookmark-end text:name="_Toc147569672"/><text:s/></text:h>
      <text:h text:style-name="Überschrift3" text:outline-level="3"><text:bookmark-start text:name="_Toc459276637"/><text:bookmark-start text:name="_Toc147569673"/>Making data findable, including provisions for metadata<text:bookmark-end text:name="_Toc459276637"/><text:bookmark-end text:name="_Toc147569673"/></text:h>
      <table:table table:style-name="Table253">
        <table:table-columns>
          <table:table-column table:style-name="TableColumn254"/>
          <table:table-column table:style-name="TableColumn255"/>
        </table:table-columns>
        <table:table-header-rows>
          <table:table-row table:style-name="TableRow256">
            <table:table-cell table:style-name="TableCell257">
              <text:p text:style-name="P258">Questions</text:p>
            </table:table-cell>
            <table:table-cell table:style-name="TableCell259">
              <text:p text:style-name="P260">Answers</text:p>
            </table:table-cell>
          </table:table-row>
        </table:table-header-rows>
        <table:table-row table:style-name="TableRow261">
          <table:table-cell table:style-name="TableCell262">
            <text:p text:style-name="Standard"><text:span text:style-name="T263">7 Will data be identified by a persistent identifier?</text:span></text:p>
          </table:table-cell>
          <table:table-cell table:style-name="TableCell264">
            <text:p text:style-name="P265">Answer07</text:p>
          </table:table-cell>
        </table:table-row>
        <table:table-row table:style-name="TableRow266">
          <table:table-cell table:style-name="TableCell267">
            <text:p text:style-name="Standard"><text:span text:style-name="T268">8 Will rich metadata be provided to allow discovery? What metadata will be created? What disciplinary or general standards will be followed? In case metadata<text:s/></text:span><text:span text:style-name="T269">standards do not exist in your discipline, please outline<text:s/></text:span><text:soft-page-break/><text:span text:style-name="T270">what type of metadata will be created and how.</text:span></text:p>
          </table:table-cell>
          <table:table-cell table:style-name="TableCell271">
            <text:p text:style-name="P272">Answer08</text:p>
          </table:table-cell>
        </table:table-row>
        <table:table-row table:style-name="TableRow273">
          <table:table-cell table:style-name="TableCell274">
            <text:p text:style-name="Standard"><text:span text:style-name="T275">9 Will search keywords be provided in the metadata to optimise the possibility for discovery and then potential re-use?</text:span></text:p>
          </table:table-cell>
          <table:table-cell table:style-name="TableCell276">
            <text:p text:style-name="P277">Answer09</text:p>
          </table:table-cell>
        </table:table-row>
        <table:table-row table:style-name="TableRow278">
          <table:table-cell table:style-name="TableCell279">
            <text:p text:style-name="Standard"><text:span text:style-name="T280">10 Will<text:s/></text:span><text:span text:style-name="T281">metadata be offered in such a way that they can be harvested and indexed?</text:span></text:p>
          </table:table-cell>
          <table:table-cell table:style-name="TableCell282">
            <text:p text:style-name="P283">Answer10</text:p>
          </table:table-cell>
        </table:table-row>
      </table:table>
      <text:h text:style-name="Überschrift3" text:outline-level="3"><text:bookmark-start text:name="_Toc515540162"/><text:bookmark-start text:name="_Toc517184408"/><text:bookmark-start text:name="_Toc517184418"/><text:bookmark-start text:name="_Toc517184438"/><text:bookmark-start text:name="_Toc517184499"/><text:bookmark-start text:name="_Toc517184704"/><text:bookmark-start text:name="_Toc517184739"/><text:bookmark-start text:name="_Toc517184976"/><text:bookmark-start text:name="_Toc147569674"/>Making data accessible<text:bookmark-end text:name="_Toc515540162"/><text:bookmark-end text:name="_Toc517184408"/><text:bookmark-end text:name="_Toc517184418"/><text:bookmark-end text:name="_Toc517184438"/><text:bookmark-end text:name="_Toc517184499"/><text:bookmark-end text:name="_Toc517184704"/><text:bookmark-end text:name="_Toc517184739"/><text:bookmark-end text:name="_Toc517184976"/><text:bookmark-end text:name="_Toc147569674"/></text:h>
      <table:table table:style-name="Table284">
        <table:table-columns>
          <table:table-column table:style-name="TableColumn285"/>
          <table:table-column table:style-name="TableColumn286"/>
        </table:table-columns>
        <table:table-header-rows>
          <table:table-row table:style-name="TableRow287">
            <table:table-cell table:style-name="TableCell288">
              <text:p text:style-name="P289">Questions</text:p>
            </table:table-cell>
            <table:table-cell table:style-name="TableCell290">
              <text:p text:style-name="P291">Answers</text:p>
            </table:table-cell>
          </table:table-row>
        </table:table-header-rows>
        <table:table-row table:style-name="TableRow292">
          <table:table-cell table:style-name="TableCell293">
            <text:p text:style-name="P294">Repository:</text:p>
          </table:table-cell>
          <table:table-cell table:style-name="TableCell295">
            <text:p text:style-name="P296"/>
          </table:table-cell>
        </table:table-row>
        <table:table-row table:style-name="TableRow297">
          <table:table-cell table:style-name="TableCell298">
            <text:p text:style-name="Standard"><text:span text:style-name="T299">11 Will the data be deposited in a trusted repository?</text:span></text:p>
          </table:table-cell>
          <table:table-cell table:style-name="TableCell300">
            <text:p text:style-name="P301">Answer11</text:p>
          </table:table-cell>
        </table:table-row>
        <table:table-row table:style-name="TableRow302">
          <table:table-cell table:style-name="TableCell303">
            <text:p text:style-name="Standard"><text:span text:style-name="T304">12 Have you explored appropriate<text:s/></text:span><text:span text:style-name="T305">arrangements with the identified repository where your data will be deposited?</text:span></text:p>
          </table:table-cell>
          <table:table-cell table:style-name="TableCell306">
            <text:p text:style-name="P307">Answer12</text:p>
          </table:table-cell>
        </table:table-row>
        <table:table-row table:style-name="TableRow308">
          <table:table-cell table:style-name="TableCell309">
            <text:p text:style-name="Standard"><text:span text:style-name="T310">13 Does the repository ensure that the data is assigned an identifier? Will the repository resolve the identifier to a digital object?</text:span></text:p>
          </table:table-cell>
          <table:table-cell table:style-name="TableCell311">
            <text:p text:style-name="P312">Answer13</text:p>
          </table:table-cell>
        </table:table-row>
        <table:table-row table:style-name="TableRow313">
          <table:table-cell table:style-name="TableCell314">
            <text:p text:style-name="P315">Data:</text:p>
          </table:table-cell>
          <table:table-cell table:style-name="TableCell316">
            <text:p text:style-name="P317"/>
          </table:table-cell>
        </table:table-row>
        <table:table-row table:style-name="TableRow318">
          <table:table-cell table:style-name="TableCell319">
            <text:p text:style-name="Standard"><text:span text:style-name="T320">14 Will all<text:s/></text:span><text:span text:style-name="T321">data be made openly available? If certain datasets cannot be shared (or need to be shared under restricted access conditions), explain why, clearly separating legal and contractual reasons from intentional restrictions. Note that in multi-beneficiary proje</text:span><text:span text:style-name="T322">cts it is also possible for specific beneficiaries to keep their data closed if opening their data goes against their legitimate interests or other constraints as per the Grant Agreement.</text:span></text:p>
          </table:table-cell>
          <table:table-cell table:style-name="TableCell323">
            <text:p text:style-name="P324">Answer14a</text:p>
            <text:p text:style-name="Standard"><text:span text:style-name="T325">Datasets which cannot be shared – voluntary restrictions</text:span><text:span text:style-name="T326"><text:line-break/></text:span><text:span text:style-name="T327">A</text:span><text:span text:style-name="T328">nswer14b</text:span></text:p>
            <text:p text:style-name="Standard"><text:span text:style-name="T329">Datasets which cannot be shared – legal / contractual reasons</text:span><text:span text:style-name="T330"><text:line-break/></text:span><text:span text:style-name="T331">Answer14c</text:span></text:p>
          </table:table-cell>
        </table:table-row>
        <text:soft-page-break/>
        <table:table-row table:style-name="TableRow332">
          <table:table-cell table:style-name="TableCell333">
            <text:p text:style-name="Standard"><text:span text:style-name="T334">15 If an embargo is applied to give time to publish or seek protection of the intellectual property (e.g. patents), specify why and how long this will apply, bearing in mind<text:s/></text:span><text:span text:style-name="T335">that research data should be made available as soon as possible.</text:span></text:p>
          </table:table-cell>
          <table:table-cell table:style-name="TableCell336">
            <text:p text:style-name="P337">Answer15</text:p>
          </table:table-cell>
        </table:table-row>
        <table:table-row table:style-name="TableRow338">
          <table:table-cell table:style-name="TableCell339">
            <text:p text:style-name="Standard"><text:span text:style-name="T340">16 Will the data be accessible through a free and standardised access protocol?</text:span></text:p>
          </table:table-cell>
          <table:table-cell table:style-name="TableCell341">
            <text:p text:style-name="P342">Answer16</text:p>
          </table:table-cell>
        </table:table-row>
        <table:table-row table:style-name="TableRow343">
          <table:table-cell table:style-name="TableCell344">
            <text:p text:style-name="Standard"><text:span text:style-name="T345">17 If there are restrictions on use, how will access be provided to the data, both<text:s/></text:span><text:span text:style-name="T346">during and after the end of the project?</text:span></text:p>
          </table:table-cell>
          <table:table-cell table:style-name="TableCell347">
            <text:p text:style-name="P348">Answer17</text:p>
          </table:table-cell>
        </table:table-row>
        <table:table-row table:style-name="TableRow349">
          <table:table-cell table:style-name="TableCell350">
            <text:p text:style-name="Standard"><text:span text:style-name="T351">18 How will the identity of the person accessing the data be ascertained?</text:span></text:p>
          </table:table-cell>
          <table:table-cell table:style-name="TableCell352">
            <text:p text:style-name="P353">Answer18</text:p>
          </table:table-cell>
        </table:table-row>
        <table:table-row table:style-name="TableRow354">
          <table:table-cell table:style-name="TableCell355">
            <text:p text:style-name="Standard"><text:span text:style-name="T356">19 Is there a need for a data access committee (e.g. to evaluate/approve access requests to personal/sensitive data)?</text:span></text:p>
          </table:table-cell>
          <table:table-cell table:style-name="TableCell357">
            <text:p text:style-name="P358">Answer19</text:p>
          </table:table-cell>
        </table:table-row>
        <table:table-row table:style-name="TableRow359">
          <table:table-cell table:style-name="TableCell360">
            <text:p text:style-name="P361">Metadata:</text:p>
          </table:table-cell>
          <table:table-cell table:style-name="TableCell362">
            <text:p text:style-name="P363"/>
          </table:table-cell>
        </table:table-row>
        <table:table-row table:style-name="TableRow364">
          <table:table-cell table:style-name="TableCell365">
            <text:p text:style-name="Standard"><text:span text:style-name="T366">20 Will metadata be made openly available and licensed under a public domain dedication CC0, as per the Grant Agreement? If not, please clarify why. Will metadata contain information to enable the user to access the data?</text:span></text:p>
          </table:table-cell>
          <table:table-cell table:style-name="TableCell367">
            <text:p text:style-name="P368">Answer20</text:p>
          </table:table-cell>
        </table:table-row>
        <table:table-row table:style-name="TableRow369">
          <table:table-cell table:style-name="TableCell370">
            <text:p text:style-name="Standard"><text:span text:style-name="T371">21 How long will the data remain available and findable? Will metadata be guaranteed to remain available after data is no longer available?</text:span></text:p>
          </table:table-cell>
          <table:table-cell table:style-name="TableCell372">
            <text:p text:style-name="P373">Answer21</text:p>
          </table:table-cell>
        </table:table-row>
        <table:table-row table:style-name="TableRow374">
          <table:table-cell table:style-name="TableCell375">
            <text:p text:style-name="Standard"><text:span text:style-name="T376">22 Will documentation or reference about any software be needed to access or read the data be in</text:span><text:span text:style-name="T377">cluded? Will it be possible to include the relevant software (e.g. in open source code)?</text:span></text:p>
          </table:table-cell>
          <table:table-cell table:style-name="TableCell378">
            <text:p text:style-name="P379">Answer22</text:p>
          </table:table-cell>
        </table:table-row>
      </table:table>
      <text:h text:style-name="Überschrift3" text:outline-level="3"><text:bookmark-start text:name="_Toc515540163"/><text:bookmark-start text:name="_Toc517184409"/><text:bookmark-start text:name="_Toc517184419"/><text:bookmark-start text:name="_Toc517184439"/><text:bookmark-start text:name="_Toc517184500"/><text:bookmark-start text:name="_Toc517184705"/><text:bookmark-start text:name="_Toc517184740"/><text:bookmark-start text:name="_Toc517184977"/><text:bookmark-start text:name="_Toc147569675"/><text:soft-page-break/>Making data interoperable<text:bookmark-end text:name="_Toc515540163"/><text:bookmark-end text:name="_Toc517184409"/><text:bookmark-end text:name="_Toc517184419"/><text:bookmark-end text:name="_Toc517184439"/><text:bookmark-end text:name="_Toc517184500"/><text:bookmark-end text:name="_Toc517184705"/><text:bookmark-end text:name="_Toc517184740"/><text:bookmark-end text:name="_Toc517184977"/><text:bookmark-end text:name="_Toc147569675"/></text:h>
      <table:table table:style-name="Table380">
        <table:table-columns>
          <table:table-column table:style-name="TableColumn381"/>
          <table:table-column table:style-name="TableColumn382"/>
        </table:table-columns>
        <table:table-header-rows>
          <table:table-row table:style-name="TableRow383">
            <table:table-cell table:style-name="TableCell384">
              <text:p text:style-name="P385">Questions</text:p>
            </table:table-cell>
            <table:table-cell table:style-name="TableCell386">
              <text:p text:style-name="P387">Answers</text:p>
            </table:table-cell>
          </table:table-row>
        </table:table-header-rows>
        <table:table-row table:style-name="TableRow388">
          <table:table-cell table:style-name="TableCell389">
            <text:p text:style-name="Standard"><text:span text:style-name="T390">23 What data and metadata vocabularies, standards, formats, or methodologies will you follow to make your<text:s/></text:span><text:span text:style-name="T391">data interoperable to allow data exchange and re-use within and across disciplines? Will you follow community-endorsed interoperability best practices? Which ones?</text:span></text:p>
          </table:table-cell>
          <table:table-cell table:style-name="TableCell392">
            <text:p text:style-name="P393">Answer23</text:p>
          </table:table-cell>
        </table:table-row>
        <table:table-row table:style-name="TableRow394">
          <table:table-cell table:style-name="TableCell395">
            <text:p text:style-name="Standard"><text:span text:style-name="T396">24 In case it is unavoidable that you use uncommon or generate project specific on</text:span><text:span text:style-name="T397">tologies or vocabularies, will you provide mappings to more commonly used ontologies? Will you openly publish the generated ontologies or vocabularies to allow re-using, refining or extending them?</text:span></text:p>
          </table:table-cell>
          <table:table-cell table:style-name="TableCell398">
            <text:p text:style-name="P399">Answer24</text:p>
          </table:table-cell>
        </table:table-row>
        <table:table-row table:style-name="TableRow400">
          <table:table-cell table:style-name="TableCell401">
            <text:p text:style-name="Standard"><text:span text:style-name="T402">25 Will your data include qualified<text:s/></text:span><text:span text:style-name="T403">references</text:span><text:span text:style-name="T404"><text:note text:note-class="footnote" text:id="_ftn0"><text:note-citation>1</text:note-citation><text:note-body><text:p text:style-name="Fußzeile"><text:span text:style-name="T405"><text:s/>A qualified reference is a cross-</text:span><text:span text:style-name="T406">reference</text:span><text:span text:style-name="T407"><text:s/>that explains its intent. For example, X is regulator of Y is a much more qualified reference than X is associated with Y, or X see also Y. The goal therefore is to create as many meaningful links a</text:span><text:span text:style-name="T408">s possible between (meta)data resources to enrich the contextual knowledge about the data. (Source:<text:s/></text:span><text:a xlink:href="" office:target-frame-name="_top" xlink:show="replace"><text:span text:style-name="T409">https://www.go-fair.org/fair-principles/i3-metadata-include-qualified-references-metadata/</text:span></text:a><text:span text:style-name="T410">)</text:span></text:p></text:note-body></text:note></text:span><text:span text:style-name="T411"><text:s/>to other data (e.g. other data from your project,<text:s/></text:span><text:span text:style-name="T412">or datasets from previous research)?</text:span></text:p>
          </table:table-cell>
          <table:table-cell table:style-name="TableCell413">
            <text:p text:style-name="P414">Answer25</text:p>
          </table:table-cell>
        </table:table-row>
        <table:table-row table:style-name="TableRow415">
          <table:table-cell table:style-name="TableCell416">
            <text:p text:style-name="P417">If it is essential to use uncommon, or generate project specific, ontologies or vocabularies, will you provide mappings to more commonly used ontologies?<text:s/></text:p>
          </table:table-cell>
          <table:table-cell table:style-name="TableCell418">
            <text:p text:style-name="P419">Answer28</text:p>
          </table:table-cell>
        </table:table-row>
      </table:table>
      <text:h text:style-name="Überschrift3" text:outline-level="3"><text:bookmark-start text:name="_Toc515540164"/><text:bookmark-start text:name="_Toc517184410"/><text:bookmark-start text:name="_Toc517184420"/><text:bookmark-start text:name="_Toc517184440"/><text:bookmark-start text:name="_Toc517184501"/><text:bookmark-start text:name="_Toc517184706"/><text:bookmark-start text:name="_Toc517184741"/><text:bookmark-start text:name="_Toc517184978"/><text:bookmark-start text:name="_Toc147569676"/>Increase data re-use<text:bookmark-end text:name="_Toc515540164"/><text:bookmark-end text:name="_Toc517184410"/><text:bookmark-end text:name="_Toc517184420"/><text:bookmark-end text:name="_Toc517184440"/><text:bookmark-end text:name="_Toc517184501"/><text:bookmark-end text:name="_Toc517184706"/><text:bookmark-end text:name="_Toc517184741"/><text:bookmark-end text:name="_Toc517184978"/><text:bookmark-end text:name="_Toc147569676"/></text:h>
      <table:table table:style-name="Table420">
        <table:table-columns>
          <table:table-column table:style-name="TableColumn421"/>
          <table:table-column table:style-name="TableColumn422"/>
        </table:table-columns>
        <table:table-header-rows>
          <table:table-row table:style-name="TableRow423">
            <table:table-cell table:style-name="TableCell424">
              <text:p text:style-name="P425">Questions</text:p>
            </table:table-cell>
            <table:table-cell table:style-name="TableCell426">
              <text:p text:style-name="P427">Answers</text:p>
            </table:table-cell>
          </table:table-row>
        </table:table-header-rows>
        <table:table-row table:style-name="TableRow428">
          <table:table-cell table:style-name="TableCell429">
            <text:p text:style-name="Standard"><text:span text:style-name="T430">26<text:s/></text:span><text:span text:style-name="T431">How will you provide documentation needed to validate data analysis and facilitate data re-use (e.g. readme files with information on methodology, codebooks, data<text:s/></text:span><text:soft-page-break/><text:span text:style-name="T432">cleaning, analyses, variable definitions, units of measurement, etc.)?</text:span></text:p>
          </table:table-cell>
          <table:table-cell table:style-name="TableCell433">
            <text:p text:style-name="P434">Answer26</text:p>
          </table:table-cell>
        </table:table-row>
        <table:table-row table:style-name="TableRow435">
          <table:table-cell table:style-name="TableCell436">
            <text:p text:style-name="Standard"><text:span text:style-name="T437">27 Will your</text:span><text:span text:style-name="T438"><text:s/>data be made freely available in the public domain to permit the widest re-use possible? Will your data be licensed using standard re-use licenses, in line with the obligations set out in the Grant Agreement?</text:span></text:p>
          </table:table-cell>
          <table:table-cell table:style-name="TableCell439">
            <text:p text:style-name="P440">Answer27</text:p>
          </table:table-cell>
        </table:table-row>
        <table:table-row table:style-name="TableRow441">
          <table:table-cell table:style-name="TableCell442">
            <text:p text:style-name="Standard"><text:span text:style-name="T443">28 Will the data produced in the pro</text:span><text:span text:style-name="T444">ject be useable by third parties, in particular after the end of the project?</text:span></text:p>
          </table:table-cell>
          <table:table-cell table:style-name="TableCell445">
            <text:p text:style-name="P446">Answer28</text:p>
          </table:table-cell>
        </table:table-row>
        <table:table-row table:style-name="TableRow447">
          <table:table-cell table:style-name="TableCell448">
            <text:p text:style-name="Standard"><text:span text:style-name="T449">29 Will the provenance of the data be thoroughly documented using the appropriate standards?</text:span></text:p>
          </table:table-cell>
          <table:table-cell table:style-name="TableCell450">
            <text:p text:style-name="P451">Answer29</text:p>
          </table:table-cell>
        </table:table-row>
        <table:table-row table:style-name="TableRow452">
          <table:table-cell table:style-name="TableCell453">
            <text:p text:style-name="Standard"><text:span text:style-name="T454">30 Describe all relevant data quality assurance<text:s/></text:span><text:span text:style-name="T455">processes.</text:span></text:p>
          </table:table-cell>
          <table:table-cell table:style-name="TableCell456">
            <text:p text:style-name="P457">Answer30</text:p>
          </table:table-cell>
        </table:table-row>
        <table:table-row table:style-name="TableRow458">
          <table:table-cell table:style-name="TableCell459">
            <text:p text:style-name="Standard"><text:span text:style-name="T460">31 Further to the FAIR principles, DMPs should also address research outputs other than data, and should carefully consider aspects related to the allocation of resources, data security and ethical aspects.</text:span></text:p>
          </table:table-cell>
          <table:table-cell table:style-name="TableCell461">
            <text:p text:style-name="Standard"><text:span text:style-name="T462">Allocation of resources<text:s/></text:span><text:span text:style-name="T463"><text:line-break/></text:span><text:span text:style-name="T464">Ans</text:span><text:span text:style-name="T465">wer31a</text:span></text:p>
            <text:p text:style-name="Standard"><text:span text:style-name="T466">Security of other research outputs<text:s/></text:span><text:span text:style-name="T467"><text:line-break/></text:span><text:span text:style-name="T468">Answer31b</text:span></text:p>
            <text:p text:style-name="Standard"><text:span text:style-name="T469">Ethical aspects</text:span><text:span text:style-name="T470"><text:line-break/></text:span><text:span text:style-name="T471">Answer31c</text:span></text:p>
          </table:table-cell>
        </table:table-row>
      </table:table>
      <text:h text:style-name="Überschrift2" text:outline-level="2"><text:bookmark-start text:name="_Toc147569677"/><text:bookmark-start text:name="_Toc515540165"/><text:bookmark-start text:name="_Toc517184411"/><text:bookmark-start text:name="_Toc517184421"/><text:bookmark-start text:name="_Toc517184441"/><text:bookmark-start text:name="_Toc517184502"/><text:bookmark-start text:name="_Toc517184707"/><text:bookmark-start text:name="_Toc517184742"/><text:bookmark-start text:name="_Toc517184979"/>Other research outputs<text:bookmark-end text:name="_Toc147569677"/></text:h>
      <table:table table:style-name="Table472">
        <table:table-columns>
          <table:table-column table:style-name="TableColumn473"/>
          <table:table-column table:style-name="TableColumn474"/>
        </table:table-columns>
        <table:table-header-rows>
          <table:table-row table:style-name="TableRow475">
            <table:table-cell table:style-name="TableCell476">
              <text:p text:style-name="P477">Questions</text:p>
            </table:table-cell>
            <table:table-cell table:style-name="TableCell478">
              <text:p text:style-name="P479">Answers</text:p>
            </table:table-cell>
          </table:table-row>
        </table:table-header-rows>
        <table:table-row table:style-name="TableRow480">
          <table:table-cell table:style-name="TableCell481">
            <text:p text:style-name="Standard"><text:span text:style-name="T482">32 In addition to the management of data, beneficiaries should also consider and plan for the management of other research<text:s/></text:span><text:span text:style-name="T483">outputs that may be generated or re-used throughout their projects. Such outputs can be either digital (e.g. software, workflows, protocols, models, etc.) or physical (e.g. new<text:s/></text:span><text:soft-page-break/><text:span text:style-name="T484">materials, antibodies, reagents, samples, etc.).</text:span></text:p>
          </table:table-cell>
          <table:table-cell table:style-name="TableCell485">
            <text:p text:style-name="P486">Answer32</text:p>
          </table:table-cell>
        </table:table-row>
        <table:table-row table:style-name="TableRow487">
          <table:table-cell table:style-name="TableCell488">
            <text:p text:style-name="Standard"><text:span text:style-name="T489">33 Beneficiaries sho</text:span><text:span text:style-name="T490">uld consider which of the questions pertaining to FAIR data above, can apply to the management of other research outputs, and should strive to provide sufficient detail on how their research outputs will be managed and shared, or made available for re-use,</text:span><text:span text:style-name="T491"><text:s/>in line with the FAIR principles.</text:span></text:p>
          </table:table-cell>
          <table:table-cell table:style-name="TableCell492">
            <text:p text:style-name="P493">Answer33</text:p>
          </table:table-cell>
        </table:table-row>
      </table:table>
      <text:h text:style-name="Überschrift2" text:outline-level="2"><text:bookmark-start text:name="_Toc147569678"/>Allocation of resources<text:bookmark-end text:name="_Toc515540165"/><text:bookmark-end text:name="_Toc517184411"/><text:bookmark-end text:name="_Toc517184421"/><text:bookmark-end text:name="_Toc517184441"/><text:bookmark-end text:name="_Toc517184502"/><text:bookmark-end text:name="_Toc517184707"/><text:bookmark-end text:name="_Toc517184742"/><text:bookmark-end text:name="_Toc517184979"/><text:bookmark-end text:name="_Toc147569678"/><text:s/></text:h>
      <table:table table:style-name="Table494">
        <table:table-columns>
          <table:table-column table:style-name="TableColumn495"/>
          <table:table-column table:style-name="TableColumn496"/>
        </table:table-columns>
        <table:table-header-rows>
          <table:table-row table:style-name="TableRow497">
            <table:table-cell table:style-name="TableCell498">
              <text:p text:style-name="P499">Questions</text:p>
            </table:table-cell>
            <table:table-cell table:style-name="TableCell500">
              <text:p text:style-name="P501">Answers</text:p>
            </table:table-cell>
          </table:table-row>
        </table:table-header-rows>
        <table:table-row table:style-name="TableRow502">
          <table:table-cell table:style-name="TableCell503">
            <text:p text:style-name="Standard"><text:span text:style-name="T504">34 What will the costs be for making data or other research outputs FAIR in your project (e.g. direct and indirect costs related to storage, archiving, re-use,<text:s/></text:span><text:span text:style-name="T505">security, etc.) ?</text:span></text:p>
          </table:table-cell>
          <table:table-cell table:style-name="TableCell506">
            <text:p text:style-name="P507">Answer34</text:p>
          </table:table-cell>
        </table:table-row>
        <table:table-row table:style-name="TableRow508">
          <table:table-cell table:style-name="TableCell509">
            <text:p text:style-name="Standard"><text:span text:style-name="T510">35 How will these be covered? Note that costs related to research data/output management are eligible as part of the</text:span><text:span text:style-name="T511"><text:s/>European</text:span><text:span text:style-name="T512"><text:s/>partnership on metrology grant (if compliant with the Grant Agreement conditions)</text:span></text:p>
          </table:table-cell>
          <table:table-cell table:style-name="TableCell513">
            <text:p text:style-name="P514">Answer35</text:p>
          </table:table-cell>
        </table:table-row>
        <table:table-row table:style-name="TableRow515">
          <table:table-cell table:style-name="TableCell516">
            <text:p text:style-name="Standard"><text:span text:style-name="T517">36 Who wil</text:span><text:span text:style-name="T518">l be responsible for data management in your project?</text:span></text:p>
          </table:table-cell>
          <table:table-cell table:style-name="TableCell519">
            <text:p text:style-name="P520">Answer36</text:p>
          </table:table-cell>
        </table:table-row>
        <table:table-row table:style-name="TableRow521">
          <table:table-cell table:style-name="TableCell522">
            <text:p text:style-name="Standard"><text:span text:style-name="T523">37 How will long term preservation be ensured? Discuss the necessary resources to accomplish this (costs and potential value, who decides and how, what data will be kept and for how<text:s/></text:span><text:span text:style-name="T524">long)?</text:span></text:p>
          </table:table-cell>
          <table:table-cell table:style-name="TableCell525">
            <text:p text:style-name="P526">Answer37</text:p>
          </table:table-cell>
        </table:table-row>
      </table:table>
      <text:h text:style-name="Überschrift2" text:outline-level="2"><text:bookmark-start text:name="_Toc515540166"/><text:bookmark-start text:name="_Toc517184412"/><text:bookmark-start text:name="_Toc517184422"/><text:bookmark-start text:name="_Toc517184442"/><text:bookmark-start text:name="_Toc517184503"/><text:bookmark-start text:name="_Toc517184708"/><text:bookmark-start text:name="_Toc517184743"/><text:bookmark-start text:name="_Toc517184980"/><text:bookmark-start text:name="_Toc147569679"/><text:soft-page-break/>Data security<text:bookmark-end text:name="_Toc515540166"/><text:bookmark-end text:name="_Toc517184412"/><text:bookmark-end text:name="_Toc517184422"/><text:bookmark-end text:name="_Toc517184442"/><text:bookmark-end text:name="_Toc517184503"/><text:bookmark-end text:name="_Toc517184708"/><text:bookmark-end text:name="_Toc517184743"/><text:bookmark-end text:name="_Toc517184980"/><text:bookmark-end text:name="_Toc147569679"/><text:s/></text:h>
      <table:table table:style-name="Table527">
        <table:table-columns>
          <table:table-column table:style-name="TableColumn528"/>
          <table:table-column table:style-name="TableColumn529"/>
        </table:table-columns>
        <table:table-header-rows>
          <table:table-row table:style-name="TableRow530">
            <table:table-cell table:style-name="TableCell531">
              <text:p text:style-name="P532">Questions</text:p>
            </table:table-cell>
            <table:table-cell table:style-name="TableCell533">
              <text:p text:style-name="P534">Answers</text:p>
            </table:table-cell>
          </table:table-row>
        </table:table-header-rows>
        <table:table-row table:style-name="TableRow535">
          <table:table-cell table:style-name="TableCell536">
            <text:p text:style-name="Standard"><text:span text:style-name="T537">38 What provisions are or will be in place for data security (including data recovery as well as secure storage/archiving and transfer of sensitive data)?</text:span></text:p>
          </table:table-cell>
          <table:table-cell table:style-name="TableCell538">
            <text:p text:style-name="Standard"><text:span text:style-name="T539">Data recovery and secure storage</text:span><text:span text:style-name="T540"><text:s/></text:span><text:span text:style-name="T541"><text:line-break/></text:span><text:span text:style-name="T542">Answer38a</text:span></text:p>
            <text:p text:style-name="Standard"><text:span text:style-name="T543">Transf</text:span><text:span text:style-name="T544">er of sensitive data</text:span><text:span text:style-name="T545"><text:line-break/></text:span><text:span text:style-name="T546">Answer38b</text:span></text:p>
          </table:table-cell>
        </table:table-row>
        <table:table-row table:style-name="TableRow547">
          <table:table-cell table:style-name="TableCell548">
            <text:p text:style-name="Standard"><text:span text:style-name="T549">39 Will the data be safely stored in trusted repositories for long term preservation and curation?</text:span></text:p>
          </table:table-cell>
          <table:table-cell table:style-name="TableCell550">
            <text:p text:style-name="P551">Answer39</text:p>
          </table:table-cell>
        </table:table-row>
      </table:table>
      <text:h text:style-name="Überschrift2" text:outline-level="2"><text:bookmark-start text:name="_Toc515540167"/><text:bookmark-start text:name="_Toc517184413"/><text:bookmark-start text:name="_Toc517184423"/><text:bookmark-start text:name="_Toc517184443"/><text:bookmark-start text:name="_Toc517184504"/><text:bookmark-start text:name="_Toc517184709"/><text:bookmark-start text:name="_Toc517184744"/><text:bookmark-start text:name="_Toc517184981"/><text:bookmark-start text:name="_Toc147569680"/>Ethical aspects<text:bookmark-end text:name="_Toc515540167"/><text:bookmark-end text:name="_Toc517184413"/><text:bookmark-end text:name="_Toc517184423"/><text:bookmark-end text:name="_Toc517184443"/><text:bookmark-end text:name="_Toc517184504"/><text:bookmark-end text:name="_Toc517184709"/><text:bookmark-end text:name="_Toc517184744"/><text:bookmark-end text:name="_Toc517184981"/><text:bookmark-end text:name="_Toc147569680"/><text:s/></text:h>
      <table:table table:style-name="Table552">
        <table:table-columns>
          <table:table-column table:style-name="TableColumn553"/>
          <table:table-column table:style-name="TableColumn554"/>
        </table:table-columns>
        <table:table-header-rows>
          <table:table-row table:style-name="TableRow555">
            <table:table-cell table:style-name="TableCell556">
              <text:p text:style-name="P557">Questions</text:p>
            </table:table-cell>
            <table:table-cell table:style-name="TableCell558">
              <text:p text:style-name="P559">Answers</text:p>
            </table:table-cell>
          </table:table-row>
        </table:table-header-rows>
        <table:table-row table:style-name="TableRow560">
          <table:table-cell table:style-name="TableCell561">
            <text:p text:style-name="Standard"><text:span text:style-name="T562">40 Are there, or could there be, any ethics or legal issues that can have an<text:s/></text:span><text:span text:style-name="T563">impact on data sharing? These can also be discussed in the context of the ethics review. If relevant, include references to ethics report(s) and the ethics section in the Annex 1.</text:span></text:p>
          </table:table-cell>
          <table:table-cell table:style-name="TableCell564">
            <text:p text:style-name="P565">Answer40</text:p>
          </table:table-cell>
        </table:table-row>
        <table:table-row table:style-name="TableRow566">
          <table:table-cell table:style-name="TableCell567">
            <text:p text:style-name="Standard"><text:span text:style-name="T568">41 Will informed consent for data sharing and long-term<text:s/></text:span><text:span text:style-name="T569">preservation be included in questionnaires dealing with personal data?</text:span></text:p>
          </table:table-cell>
          <table:table-cell table:style-name="TableCell570">
            <text:p text:style-name="P571">Answer41</text:p>
          </table:table-cell>
        </table:table-row>
      </table:table>
      <text:h text:style-name="Überschrift2" text:outline-level="2"><text:bookmark-start text:name="_Toc515540168"/><text:bookmark-start text:name="_Toc517184414"/><text:bookmark-start text:name="_Toc517184424"/><text:bookmark-start text:name="_Toc517184444"/><text:bookmark-start text:name="_Toc517184505"/><text:bookmark-start text:name="_Toc517184710"/><text:bookmark-start text:name="_Toc517184745"/><text:bookmark-start text:name="_Toc517184982"/><text:bookmark-start text:name="_Toc147569681"/>Other<text:bookmark-end text:name="_Toc515540168"/><text:bookmark-end text:name="_Toc517184414"/><text:bookmark-end text:name="_Toc517184424"/><text:bookmark-end text:name="_Toc517184444"/><text:bookmark-end text:name="_Toc517184505"/><text:bookmark-end text:name="_Toc517184710"/><text:bookmark-end text:name="_Toc517184745"/><text:bookmark-end text:name="_Toc517184982"/><text:s/>issues<text:bookmark-end text:name="_Toc147569681"/></text:h>
      <table:table table:style-name="Table572">
        <table:table-columns>
          <table:table-column table:style-name="TableColumn573"/>
          <table:table-column table:style-name="TableColumn574"/>
        </table:table-columns>
        <table:table-header-rows>
          <table:table-row table:style-name="TableRow575">
            <table:table-cell table:style-name="TableCell576">
              <text:p text:style-name="P577">Question</text:p>
            </table:table-cell>
            <table:table-cell table:style-name="TableCell578">
              <text:p text:style-name="P579">Answer</text:p>
            </table:table-cell>
          </table:table-row>
        </table:table-header-rows>
        <table:table-row table:style-name="TableRow580">
          <table:table-cell table:style-name="TableCell581">
            <text:p text:style-name="Standard"><text:span text:style-name="T582">42 Do you, or will you, make use of other national/funder/sectorial/departmental procedures for data management? If yes, which ones<text:s/></text:span><text:span text:style-name="T583">(please list and briefly describe them)?</text:span></text:p>
          </table:table-cell>
          <table:table-cell table:style-name="TableCell584">
            <text:p text:style-name="P585">Answer42</text:p>
          </table:table-cell>
        </table:table-row>
      </table:table>
      <text:h text:style-name="Überschrift2" text:outline-level="2">Annex: overview of the datasets</text:h>
      <text:p text:style-name="EMRPbodytext"/>
      <text:soft-page-break/>
      <text:h text:style-name="Überschrift1" text:outline-level="1">Open science: research data management</text:h>
      <table:table table:style-name="Table586">
        <table:table-columns>
          <table:table-column table:style-name="TableColumn587"/>
          <table:table-column table:style-name="TableColumn588"/>
          <table:table-column table:style-name="TableColumn589"/>
        </table:table-columns>
        <table:table-row table:style-name="TableRow590">
          <table:table-cell table:style-name="TableCell591">
            <text:p text:style-name="P592"><text:span text:style-name="T593">Statement</text:span></text:p>
          </table:table-cell>
          <table:table-cell table:style-name="TableCell594">
            <text:p text:style-name="P595"><text:span text:style-name="T596">Put an X in the box to confirm</text:span></text:p>
          </table:table-cell>
          <table:table-cell table:style-name="TableCell597">
            <text:p text:style-name="P598"><text:span text:style-name="T599">Or list any exceptions to this</text:span></text:p>
          </table:table-cell>
        </table:table-row>
        <table:table-row table:style-name="TableRow600">
          <table:table-cell table:style-name="TableCell601">
            <text:p text:style-name="P602">All participants have adhered to the<text:s/>requirements of the project’s GA and CA with respect to open science: research data management (GA Article 17 and its Annex 5) for this reporting period</text:p>
          </table:table-cell>
          <table:table-cell table:style-name="TableCell603">
            <text:p text:style-name="P604"><text:span text:style-name="T605">☐</text:span></text:p>
          </table:table-cell>
          <table:table-cell table:style-name="TableCell606">
            <text:p text:style-name="P607"/>
          </table:table-cell>
        </table:table-row>
      </table:table>
      <text:p text:style-name="P6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SimSun" svg:font-family="SimSun" style:font-family-generic="system" style:font-pitch="variable" svg:panose-1="2 1 6 0 3 1 1 1 1 1"/>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text-align="justify" fo:margin-top="0.0833in" fo:margin-bottom="0.0833in" fo:line-height="100%"/>
      <style:text-properties fo:font-weight="bold" style:font-weight-asian="bold" style:font-weight-complex="bold" style:use-window-font-color="true" style:letter-kerning="true" fo:font-size="14pt" style:font-size-asian="14pt" style:font-size-complex="14pt" fo:language="en" fo:country="GB" style:language-asian="de" style:country-asian="DE" fo:hyphenate="false"/>
    </style:style>
    <style:style style:name="Überschrift2" style:display-name="Überschrift 2" style:family="paragraph" style:parent-style-name="Standard" style:next-style-name="Standard" style:default-outline-level="2">
      <style:paragraph-properties fo:keep-with-next="always" fo:margin-top="0.1666in" fo:margin-bottom="0.0833in" fo:line-height="100%">
        <style:tab-stops>
          <style:tab-stop style:type="left" style:position="-0.3986in"/>
        </style:tab-stops>
      </style:paragraph-properties>
      <style:text-properties fo:font-weight="bold" style:font-weight-asian="bold" style:font-weight-complex="bold" style:font-style-complex="italic" fo:font-size="12pt" style:font-size-asian="12pt" fo:language="en" fo:country="GB" style:language-asian="de" style:country-asian="DE" fo:hyphenate="false"/>
    </style:style>
    <style:style style:name="Überschrift3" style:display-name="Überschrift 3" style:family="paragraph" style:parent-style-name="Überschrift2" style:next-style-name="Standard" style:default-outline-level="3">
      <style:paragraph-properties>
        <style:tab-stops>
          <style:tab-stop style:type="left" style:position="-0.3944in"/>
          <style:tab-stop style:type="left" style:position="0in"/>
        </style:tab-stops>
      </style:paragraph-properties>
      <style:text-properties style:font-style-complex="normal" fo:font-size="10pt" style:font-size-asian="10pt" style:font-size-complex="10pt" fo:hyphenate="false"/>
    </style:style>
    <style:style style:name="Überschrift4" style:display-name="Überschrift 4" style:family="paragraph" style:parent-style-name="Standard" style:next-style-name="Standard" style:default-outline-level="4">
      <style:paragraph-properties fo:margin-top="0.0833in" fo:margin-bottom="0.0277in"/>
      <style:text-properties fo:font-weight="bold" style:font-weight-asian="bold" fo:language="en" fo:country="GB" style:language-asian="de" style:country-asian="DE"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libri Light" style:font-name-complex="Times New Roman" fo:color="#2F5496"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libri Light" style:font-name-complex="Times New Roman" fo:color="#1F3763"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libri Light" style:font-name-complex="Times New Roman" fo:font-style="italic" style:font-style-asian="italic" style:font-style-complex="italic" fo:color="#1F3763"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libri Light" style:font-name-complex="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libri Light" style:font-name-complex="Times New Roman" fo:font-style="italic" style:font-style-asian="italic" style:font-style-complex="italic" fo:color="#272727" fo:font-size="10.5pt" style:font-size-asian="10.5pt" style:font-size-complex="10.5pt" fo:hyphenate="false"/>
    </style:style>
    <style:style style:name="Standard" style:display-name="Standard" style:family="paragraph">
      <style:paragraph-properties fo:margin-bottom="0.1111in" fo:line-height="106%"/>
      <style:text-properties style:font-name="Arial" style:font-name-asian="Times New Roman" style:font-name-complex="Arial" fo:color="#000000" style:font-size-complex="12pt" fo:language="en" fo:country="US" style:language-asian="en" style:country-asian="GB" fo:hyphenate="false"/>
    </style:style>
    <style:style style:name="Absatz-Standardschriftart" style:display-name="Absatz-Standardschriftar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2958in" text:min-label-width="0.5in" text:list-level-position-and-space-mode="label-alignment">
          <style:list-level-label-alignment text:label-followed-by="listtab" fo:margin-left="0.7958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KeinLeerraum" style:display-name="Kein Leerraum" style:family="paragraph">
      <style:text-properties style:font-name-asian="Times New Roman" fo:font-size="11pt" style:font-size-asian="11pt" style:font-size-complex="11pt" fo:hyphenate="false"/>
    </style:style>
    <style:style style:name="KeinLeerraumZchn" style:display-name="Kein Leerraum Zchn" style:family="text">
      <style:text-properties style:font-name-asian="Times New Roman" fo:font-size="11pt" style:font-size-asian="11pt" style:font-size-complex="11pt"/>
    </style:style>
    <style:style style:name="Überschrift1Zchn" style:display-name="Überschrift 1 Zchn" style:family="text">
      <style:text-properties style:font-name="Arial" style:font-name-asian="Times New Roman" style:font-name-complex="Arial" fo:font-weight="bold" style:font-weight-asian="bold" style:font-weight-complex="bold" style:letter-kerning="true" fo:font-size="14pt" style:font-size-asian="14pt" style:font-size-complex="14pt" fo:language="en" fo:country="GB"/>
    </style:style>
    <style:style style:name="Überschrift2Zchn" style:display-name="Überschrift 2 Zchn" style:family="text">
      <style:text-properties style:font-name="Arial" style:font-name-asian="Times New Roman" style:font-name-complex="Arial" fo:font-weight="bold" style:font-weight-asian="bold" style:font-weight-complex="bold" style:font-style-complex="italic" fo:color="#000000" fo:font-size="12pt" style:font-size-asian="12pt" style:font-size-complex="12pt" fo:language="en" fo:country="GB"/>
    </style:style>
    <style:style style:name="EMRPbodytext" style:display-name="EMRP body text" style:family="paragraph" style:parent-style-name="Standard">
      <style:paragraph-properties fo:text-align="justify" fo:margin-top="0.0833in" fo:margin-bottom="0in" fo:line-height="100%"/>
      <style:text-properties style:font-size-complex="10pt" fo:language="en" fo:country="GB" style:language-asian="de" style:country-asian="DE" fo:hyphenate="false"/>
    </style:style>
    <style:style style:name="EMRPbodytextChar" style:display-name="EMRP body text Char" style:family="text">
      <style:text-properties style:font-name="Arial" style:font-name-asian="Times New Roman" fo:language="en" fo:country="GB"/>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text-properties fo:font-size="11pt" style:font-size-asian="11pt" style:font-size-complex="11pt" style:language-asian="en" style:country-asian="US"/>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font-size="8pt" style:font-size-asian="8pt" fo:hyphenate="false"/>
    </style:style>
    <style:style style:name="FußzeileZchn" style:display-name="Fußzeile Zchn" style:family="text">
      <style:text-properties style:font-name="Arial" style:font-name-asian="Times New Roman" style:font-name-complex="Arial" fo:color="#000000" fo:font-size="8pt" style:font-size-asian="8pt" style:font-size-complex="12pt" fo:language="en" fo:country="US" style:language-asian="en" style:country-asian="GB"/>
    </style:style>
    <style:style style:name="Verzeichnis2" style:display-name="Verzeichnis 2" style:family="paragraph" style:parent-style-name="Standard" style:next-style-name="Standard" style:auto-update="true">
      <style:paragraph-properties fo:margin-bottom="0in" fo:line-height="100%" fo:margin-left="0.1527in">
        <style:tab-stops>
          <style:tab-stop style:type="left" style:position="0.4583in"/>
          <style:tab-stop style:type="right" style:leader-style="dotted" style:leader-text="." style:position="6.1402in"/>
        </style:tab-stops>
      </style:paragraph-properties>
      <style:text-properties style:language-asian="de" style:country-asian="DE" fo:hyphenate="false"/>
    </style:style>
    <style:style style:name="Verzeichnis1" style:display-name="Verzeichnis 1" style:family="paragraph" style:parent-style-name="Standard" style:next-style-name="Standard" style:auto-update="true">
      <style:paragraph-properties fo:margin-bottom="0in" fo:line-height="100%"/>
      <style:text-properties style:language-asian="de" style:country-asian="DE" fo:hyphenate="false"/>
    </style:style>
    <style:style style:name="Hyperlink" style:display-name="Hyperlink" style:family="text">
      <style:text-properties fo:color="#0563C1" style:text-underline-type="single" style:text-underline-style="solid" style:text-underline-width="auto" style:text-underline-mode="continuous" style:text-underline-color="font-color"/>
    </style:style>
    <style:style style:name="Platzhaltertext" style:display-name="Platzhaltertext" style:family="text" style:parent-style-name="Absatz-Standardschriftart">
      <style:text-properties fo:color="#808080"/>
    </style:style>
    <style:style style:name="Abbildungsverzeichnis" style:display-name="Abbildungsverzeichnis" style:family="paragraph" style:parent-style-name="Standard" style:next-style-name="Standard">
      <style:paragraph-properties fo:margin-bottom="0in"/>
      <style:text-properties fo:hyphenate="false"/>
    </style:style>
    <style:style style:name="Anrede" style:display-name="Anrede" style:family="paragraph" style:parent-style-name="Standard" style:next-style-name="Standard">
      <style:text-properties fo:hyphenate="false"/>
    </style:style>
    <style:style style:name="AnredeZchn" style:display-name="Anrede Zchn" style:family="text" style:parent-style-name="Absatz-Standardschriftart">
      <style:text-properties fo:font-size="11pt" style:font-size-asian="11pt" style:font-size-complex="11pt" style:language-asian="en" style:country-asian="US"/>
    </style:style>
    <style:style style:name="Aufzählungszeichen" style:display-name="Aufzählungszeichen" style:family="paragraph" style:parent-style-name="Standard" style:list-style-name="LFO1">
      <style:paragraph-properties style:contextual-spacing="true"/>
      <style:text-properties fo:hyphenate="false"/>
    </style:style>
    <style:style style:name="Aufzählungszeichen2" style:display-name="Aufzählungszeichen 2" style:family="paragraph" style:parent-style-name="Standard" style:list-style-name="LFO2">
      <style:paragraph-properties style:contextual-spacing="true"/>
      <style:text-properties fo:hyphenate="false"/>
    </style:style>
    <style:style style:name="Aufzählungszeichen3" style:display-name="Aufzählungszeichen 3" style:family="paragraph" style:parent-style-name="Standard" style:list-style-name="LFO3">
      <style:paragraph-properties style:contextual-spacing="true"/>
      <style:text-properties fo:hyphenate="false"/>
    </style:style>
    <style:style style:name="Aufzählungszeichen4" style:display-name="Aufzählungszeichen 4" style:family="paragraph" style:parent-style-name="Standard" style:list-style-name="LFO4">
      <style:paragraph-properties style:contextual-spacing="true"/>
      <style:text-properties fo:hyphenate="false"/>
    </style:style>
    <style:style style:name="Aufzählungszeichen5" style:display-name="Aufzählungszeichen 5" style:family="paragraph" style:parent-style-name="Standard" style:list-style-name="LFO5">
      <style:paragraph-properties style:contextual-spacing="true"/>
      <style:text-properties fo:hyphenate="false"/>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Blocktext" style:display-name="Blocktext" style:family="paragraph" style:parent-style-name="Standard">
      <style:paragraph-properties fo:border="0.0034in solid #4472C4" fo:padding="0.1388in" style:shadow="none" fo:margin-left="0.8in" fo:margin-right="0.8in">
        <style:tab-stops/>
      </style:paragraph-properties>
      <style:text-properties style:font-name="Calibri" fo:font-style="italic" style:font-style-asian="italic" style:font-style-complex="italic" fo:color="#4472C4" fo:hyphenate="false"/>
    </style:style>
    <style:style style:name="Datum" style:display-name="Datum" style:family="paragraph" style:parent-style-name="Standard" style:next-style-name="Standard">
      <style:text-properties fo:hyphenate="false"/>
    </style:style>
    <style:style style:name="DatumZchn" style:display-name="Datum Zchn" style:family="text" style:parent-style-name="Absatz-Standardschriftart">
      <style:text-properties fo:font-size="11pt" style:font-size-asian="11pt" style:font-size-complex="11pt" style:language-asian="en" style:country-asian="US"/>
    </style:style>
    <style:style style:name="Dokumentstruktur" style:display-name="Dokumentstruktur" style:family="paragraph" style:parent-style-name="Standard">
      <style:paragraph-properties fo:margin-bottom="0in" fo:line-height="100%"/>
      <style:text-properties style:font-name="Segoe UI" style:font-name-complex="Segoe UI" fo:font-size="8pt" style:font-size-asian="8pt" style:font-size-complex="8pt" fo:hyphenate="false"/>
    </style:style>
    <style:style style:name="DokumentstrukturZchn" style:display-name="Dokumentstruktur Zchn" style:family="text" style:parent-style-name="Absatz-Standardschriftart">
      <style:text-properties style:font-name="Segoe UI" style:font-name-complex="Segoe UI" fo:font-size="8pt" style:font-size-asian="8pt" style:font-size-complex="8pt" style:language-asian="en" style:country-asian="US"/>
    </style:style>
    <style:style style:name="E-Mail-Signatur" style:display-name="E-Mail-Signatur" style:family="paragraph" style:parent-style-name="Standard">
      <style:paragraph-properties fo:margin-bottom="0in" fo:line-height="100%"/>
      <style:text-properties fo:hyphenate="false"/>
    </style:style>
    <style:style style:name="E-Mail-SignaturZchn" style:display-name="E-Mail-Signatur Zchn" style:family="text" style:parent-style-name="Absatz-Standardschriftart">
      <style:text-properties fo:font-size="11pt" style:font-size-asian="11pt" style:font-size-complex="11pt" style:language-asian="en" style:country-asian="US"/>
    </style:style>
    <style:style style:name="Endnotentext" style:display-name="Endnotentext" style:family="paragraph" style:parent-style-name="Standard">
      <style:paragraph-properties fo:margin-bottom="0in" fo:line-height="100%"/>
      <style:text-properties style:font-size-complex="10pt" fo:hyphenate="false"/>
    </style:style>
    <style:style style:name="EndnotentextZchn" style:display-name="Endnotentext Zchn" style:family="text" style:parent-style-name="Absatz-Standardschriftart">
      <style:text-properties style:language-asian="en" style:country-asian="US"/>
    </style:style>
    <style:style style:name="Fuß-Endnotenüberschrift" style:display-name="Fuß/-Endnotenüberschrift" style:family="paragraph" style:parent-style-name="Standard" style:next-style-name="Standard">
      <style:paragraph-properties fo:margin-bottom="0in" fo:line-height="100%"/>
      <style:text-properties fo:hyphenate="false"/>
    </style:style>
    <style:style style:name="Fuß-EndnotenüberschriftZchn" style:display-name="Fuß/-Endnotenüberschrift Zchn" style:family="text" style:parent-style-name="Absatz-Standardschriftart">
      <style:text-properties fo:font-size="11pt" style:font-size-asian="11pt" style:font-size-complex="11pt" style:language-asian="en" style:country-asian="US"/>
    </style:style>
    <style:style style:name="Fußnotentext" style:display-name="Fußnotentext" style:family="paragraph" style:parent-style-name="Standard">
      <style:paragraph-properties fo:margin-bottom="0in" fo:line-height="100%"/>
      <style:text-properties style:font-size-complex="10pt" fo:hyphenate="false"/>
    </style:style>
    <style:style style:name="FußnotentextZchn" style:display-name="Fußnotentext Zchn" style:family="text" style:parent-style-name="Absatz-Standardschriftart">
      <style:text-properties style:language-asian="en" style:country-asian="US"/>
    </style:style>
    <style:style style:name="Grußformel" style:display-name="Grußformel" style:family="paragraph" style:parent-style-name="Standard">
      <style:paragraph-properties fo:margin-bottom="0in" fo:line-height="100%" fo:margin-left="2.9527in">
        <style:tab-stops/>
      </style:paragraph-properties>
      <style:text-properties fo:hyphenate="false"/>
    </style:style>
    <style:style style:name="GrußformelZchn" style:display-name="Grußformel Zchn" style:family="text" style:parent-style-name="Absatz-Standardschriftart">
      <style:text-properties fo:font-size="11pt" style:font-size-asian="11pt" style:font-size-complex="11pt" style:language-asian="en" style:country-asian="US"/>
    </style:style>
    <style:style style:name="HTMLAdresse" style:display-name="HTML Adresse" style:family="paragraph" style:parent-style-name="Standard">
      <style:paragraph-properties fo:margin-bottom="0in" fo:line-height="100%"/>
      <style:text-properties fo:font-style="italic" style:font-style-asian="italic" style:font-style-complex="italic" fo:hyphenate="false"/>
    </style:style>
    <style:style style:name="HTMLAdresseZchn" style:display-name="HTML Adresse Zchn" style:family="text" style:parent-style-name="Absatz-Standardschriftart">
      <style:text-properties fo:font-style="italic" style:font-style-asian="italic" style:font-style-complex="italic" fo:font-size="11pt" style:font-size-asian="11pt" style:font-size-complex="11pt" style:language-asian="en" style:country-asian="US"/>
    </style:style>
    <style:style style:name="HTMLVorformatiert" style:display-name="HTML Vorformatiert" style:family="paragraph" style:parent-style-name="Standard">
      <style:paragraph-properties fo:margin-bottom="0in" fo:line-height="100%"/>
      <style:text-properties style:font-name="Consolas" style:font-name-complex="Consolas" style:font-size-complex="10pt" fo:hyphenate="false"/>
    </style:style>
    <style:style style:name="HTMLVorformatiertZchn" style:display-name="HTML Vorformatiert Zchn" style:family="text" style:parent-style-name="Absatz-Standardschriftart">
      <style:text-properties style:font-name="Consolas" style:font-name-complex="Consolas" style:language-asian="en" style:country-asian="US"/>
    </style:style>
    <style:style style:name="Index1" style:display-name="Index 1" style:family="paragraph" style:parent-style-name="Standard" style:next-style-name="Standard" style:auto-update="true">
      <style:paragraph-properties fo:margin-bottom="0in" fo:line-height="100%" fo:margin-left="0.1527in" fo:text-indent="-0.1527in">
        <style:tab-stops/>
      </style:paragraph-properties>
      <style:text-properties fo:hyphenate="false"/>
    </style:style>
    <style:style style:name="Index2" style:display-name="Index 2" style:family="paragraph" style:parent-style-name="Standard" style:next-style-name="Standard" style:auto-update="true">
      <style:paragraph-properties fo:margin-bottom="0in" fo:line-height="100%" fo:margin-left="0.3055in" fo:text-indent="-0.1527in">
        <style:tab-stops/>
      </style:paragraph-properties>
      <style:text-properties fo:hyphenate="false"/>
    </style:style>
    <style:style style:name="Index3" style:display-name="Index 3" style:family="paragraph" style:parent-style-name="Standard" style:next-style-name="Standard" style:auto-update="true">
      <style:paragraph-properties fo:margin-bottom="0in" fo:line-height="100%" fo:margin-left="0.4583in" fo:text-indent="-0.1527in">
        <style:tab-stops/>
      </style:paragraph-properties>
      <style:text-properties fo:hyphenate="false"/>
    </style:style>
    <style:style style:name="Index4" style:display-name="Index 4" style:family="paragraph" style:parent-style-name="Standard" style:next-style-name="Standard" style:auto-update="true">
      <style:paragraph-properties fo:margin-bottom="0in" fo:line-height="100%" fo:margin-left="0.6111in" fo:text-indent="-0.1527in">
        <style:tab-stops/>
      </style:paragraph-properties>
      <style:text-properties fo:hyphenate="false"/>
    </style:style>
    <style:style style:name="Index5" style:display-name="Index 5" style:family="paragraph" style:parent-style-name="Standard" style:next-style-name="Standard" style:auto-update="true">
      <style:paragraph-properties fo:margin-bottom="0in" fo:line-height="100%" fo:margin-left="0.7638in" fo:text-indent="-0.1527in">
        <style:tab-stops/>
      </style:paragraph-properties>
      <style:text-properties fo:hyphenate="false"/>
    </style:style>
    <style:style style:name="Index6" style:display-name="Index 6" style:family="paragraph" style:parent-style-name="Standard" style:next-style-name="Standard" style:auto-update="true">
      <style:paragraph-properties fo:margin-bottom="0in" fo:line-height="100%" fo:margin-left="0.9166in" fo:text-indent="-0.1527in">
        <style:tab-stops/>
      </style:paragraph-properties>
      <style:text-properties fo:hyphenate="false"/>
    </style:style>
    <style:style style:name="Index7" style:display-name="Index 7" style:family="paragraph" style:parent-style-name="Standard" style:next-style-name="Standard" style:auto-update="true">
      <style:paragraph-properties fo:margin-bottom="0in" fo:line-height="100%" fo:margin-left="1.0694in" fo:text-indent="-0.1527in">
        <style:tab-stops/>
      </style:paragraph-properties>
      <style:text-properties fo:hyphenate="false"/>
    </style:style>
    <style:style style:name="Index8" style:display-name="Index 8" style:family="paragraph" style:parent-style-name="Standard" style:next-style-name="Standard" style:auto-update="true">
      <style:paragraph-properties fo:margin-bottom="0in" fo:line-height="100%" fo:margin-left="1.2222in" fo:text-indent="-0.1527in">
        <style:tab-stops/>
      </style:paragraph-properties>
      <style:text-properties fo:hyphenate="false"/>
    </style:style>
    <style:style style:name="Index9" style:display-name="Index 9" style:family="paragraph" style:parent-style-name="Standard" style:next-style-name="Standard" style:auto-update="true">
      <style:paragraph-properties fo:margin-bottom="0in" fo:line-height="100%" fo:margin-left="1.375in" fo:text-indent="-0.1527in">
        <style:tab-stops/>
      </style:paragraph-properties>
      <style:text-properties fo:hyphenate="false"/>
    </style:style>
    <style:style style:name="Indexüberschrift" style:display-name="Indexüberschrift" style:family="paragraph" style:parent-style-name="Standard" style:next-style-name="Index1">
      <style:text-properties style:font-name="Calibri Light" style:font-name-complex="Times New Roman" fo:font-weight="bold" style:font-weight-asian="bold" style:font-weight-complex="bold" fo:hyphenate="false"/>
    </style:style>
    <style:style style:name="Inhaltsverzeichnisüberschrift" style:display-name="Inhaltsverzeichnisüberschrift" style:family="paragraph" style:parent-style-name="Textkörper2" style:next-style-name="Standard">
      <style:paragraph-properties fo:margin-bottom="0in"/>
      <style:text-properties fo:font-weight="bold" style:font-weight-asian="bold" fo:language="de" fo:country="DE" fo:hyphenate="false"/>
    </style:style>
    <style:style style:name="IntensivesZitat" style:display-name="Intensives Zitat" style:family="paragraph" style:parent-style-name="Standard" style:next-style-name="Standard">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IntensivesZitatZchn" style:display-name="Intensives Zitat Zchn" style:family="text" style:parent-style-name="Absatz-Standardschriftart">
      <style:text-properties fo:font-style="italic" style:font-style-asian="italic" style:font-style-complex="italic" fo:color="#4472C4" fo:font-size="11pt" style:font-size-asian="11pt" style:font-size-complex="11pt" style:language-asian="en" style:country-asian="US"/>
    </style:style>
    <style:style style:name="Kommentartext" style:display-name="Kommentartext" style:family="paragraph" style:parent-style-name="Standard">
      <style:paragraph-properties fo:line-height="100%"/>
      <style:text-properties style:font-size-complex="10pt" fo:hyphenate="false"/>
    </style:style>
    <style:style style:name="KommentartextZchn" style:display-name="Kommentartext Zchn" style:family="text" style:parent-style-name="Absatz-Standardschriftart">
      <style:text-properties style:language-asian="en" style:country-asian="US"/>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style:language-asian="en" style:country-asian="US"/>
    </style:style>
    <style:style style:name="Liste" style:display-name="Liste" style:family="paragraph" style:parent-style-name="Standard">
      <style:paragraph-properties style:contextual-spacing="true" fo:margin-left="0.1965in" fo:text-indent="-0.1965in">
        <style:tab-stops/>
      </style:paragraph-properties>
      <style:text-properties fo:hyphenate="false"/>
    </style:style>
    <style:style style:name="Liste2" style:display-name="Liste 2" style:family="paragraph" style:parent-style-name="Standard">
      <style:paragraph-properties style:contextual-spacing="true" fo:margin-left="0.393in" fo:text-indent="-0.1965in">
        <style:tab-stops/>
      </style:paragraph-properties>
      <style:text-properties fo:hyphenate="false"/>
    </style:style>
    <style:style style:name="Liste3" style:display-name="Liste 3" style:family="paragraph" style:parent-style-name="Standard">
      <style:paragraph-properties style:contextual-spacing="true" fo:margin-left="0.5895in" fo:text-indent="-0.1965in">
        <style:tab-stops/>
      </style:paragraph-properties>
      <style:text-properties fo:hyphenate="false"/>
    </style:style>
    <style:style style:name="Liste4" style:display-name="Liste 4" style:family="paragraph" style:parent-style-name="Standard">
      <style:paragraph-properties style:contextual-spacing="true" fo:margin-left="0.7861in" fo:text-indent="-0.1965in">
        <style:tab-stops/>
      </style:paragraph-properties>
      <style:text-properties fo:hyphenate="false"/>
    </style:style>
    <style:style style:name="Liste5" style:display-name="Liste 5" style:family="paragraph" style:parent-style-name="Standard">
      <style:paragraph-properties style:contextual-spacing="true" fo:margin-left="0.9826in" fo:text-indent="-0.1965in">
        <style:tab-stops/>
      </style:paragraph-properties>
      <style:text-properties fo:hyphenate="fals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Listenfortsetzung" style:display-name="Listenfortsetzung" style:family="paragraph" style:parent-style-name="Standard">
      <style:paragraph-properties style:contextual-spacing="true" fo:margin-bottom="0.0833in" fo:margin-left="0.1965in">
        <style:tab-stops/>
      </style:paragraph-properties>
      <style:text-properties fo:hyphenate="false"/>
    </style:style>
    <style:style style:name="Listenfortsetzung2" style:display-name="Listenfortsetzung 2" style:family="paragraph" style:parent-style-name="Standard">
      <style:paragraph-properties style:contextual-spacing="true" fo:margin-bottom="0.0833in" fo:margin-left="0.393in">
        <style:tab-stops/>
      </style:paragraph-properties>
      <style:text-properties fo:hyphenate="false"/>
    </style:style>
    <style:style style:name="Listenfortsetzung3" style:display-name="Listenfortsetzung 3" style:family="paragraph" style:parent-style-name="Standard">
      <style:paragraph-properties style:contextual-spacing="true" fo:margin-bottom="0.0833in" fo:margin-left="0.5895in">
        <style:tab-stops/>
      </style:paragraph-properties>
      <style:text-properties fo:hyphenate="false"/>
    </style:style>
    <style:style style:name="Listenfortsetzung4" style:display-name="Listenfortsetzung 4" style:family="paragraph" style:parent-style-name="Standard">
      <style:paragraph-properties style:contextual-spacing="true" fo:margin-bottom="0.0833in" fo:margin-left="0.7861in">
        <style:tab-stops/>
      </style:paragraph-properties>
      <style:text-properties fo:hyphenate="false"/>
    </style:style>
    <style:style style:name="Listenfortsetzung5" style:display-name="Listenfortsetzung 5" style:family="paragraph" style:parent-style-name="Standard">
      <style:paragraph-properties style:contextual-spacing="true" fo:margin-bottom="0.0833in" fo:margin-left="0.9826in">
        <style:tab-stops/>
      </style:paragraph-properties>
      <style:text-properties fo:hyphenate="false"/>
    </style:style>
    <style:style style:name="Listennummer" style:display-name="Listennummer" style:family="paragraph" style:parent-style-name="Standard" style:list-style-name="LFO6">
      <style:paragraph-properties style:contextual-spacing="true"/>
      <style:text-properties fo:hyphenate="false"/>
    </style:style>
    <style:style style:name="Listennummer2" style:display-name="Listennummer 2" style:family="paragraph" style:parent-style-name="Standard" style:list-style-name="LFO7">
      <style:paragraph-properties style:contextual-spacing="true"/>
      <style:text-properties fo:hyphenate="false"/>
    </style:style>
    <style:style style:name="Listennummer3" style:display-name="Listennummer 3" style:family="paragraph" style:parent-style-name="Standard" style:list-style-name="LFO8">
      <style:paragraph-properties style:contextual-spacing="true"/>
      <style:text-properties fo:hyphenate="false"/>
    </style:style>
    <style:style style:name="Listennummer4" style:display-name="Listennummer 4" style:family="paragraph" style:parent-style-name="Standard" style:list-style-name="LFO9">
      <style:paragraph-properties style:contextual-spacing="true"/>
      <style:text-properties fo:hyphenate="false"/>
    </style:style>
    <style:style style:name="Listennummer5" style:display-name="Listennummer 5" style:family="paragraph" style:parent-style-name="Standard" style:list-style-name="LFO10">
      <style:paragraph-properties style:contextual-spacing="true"/>
      <style:text-properties fo:hyphenate="false"/>
    </style:style>
    <style:style style:name="Literaturverzeichnis" style:display-name="Literaturverzeichnis" style:family="paragraph" style:parent-style-name="Standard" style:next-style-name="Standard">
      <style:text-properties fo:hyphenate="false"/>
    </style:style>
    <style:style style:name="Makrotext" style:display-name="Makrotext" style:family="paragraph">
      <style:paragraph-properties fo:line-height="106%">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onsolas" style:language-asian="en" style:country-asian="US" fo:hyphenate="false"/>
    </style:style>
    <style:style style:name="MakrotextZchn" style:display-name="Makrotext Zchn" style:family="text" style:parent-style-name="Absatz-Standardschriftart">
      <style:text-properties style:font-name="Consolas" style:font-name-complex="Consolas" style:language-asian="en" style:country-asian="US"/>
    </style:style>
    <style:style style:name="Nachrichtenkopf" style:display-name="Nachrichtenkopf" style:family="paragraph" style:parent-style-name="Standard">
      <style:paragraph-properties fo:border="0.0104in solid #000000" fo:padding="0.0138in" style:shadow="none" fo:margin-bottom="0in" fo:line-height="100%" fo:margin-left="0.7875in" fo:text-indent="-0.7875in">
        <style:tab-stops/>
      </style:paragraph-properties>
      <style:text-properties style:font-name="Calibri Light" style:font-name-complex="Times New Roman" fo:font-size="12pt" style:font-size-asian="12pt" fo:hyphenate="false"/>
    </style:style>
    <style:style style:name="NachrichtenkopfZchn" style:display-name="Nachrichtenkopf Zchn" style:family="text" style:parent-style-name="Absatz-Standardschriftart">
      <style:text-properties style:font-name="Calibri Light" style:font-name-asian="Times New Roman" style:font-name-complex="Times New Roman" fo:font-size="12pt" style:font-size-asian="12pt" style:font-size-complex="12pt" fo:background-color="transparent" style:language-asian="en" style:country-asian="US"/>
    </style:style>
    <style:style style:name="NurText" style:display-name="Nur Text" style:family="paragraph" style:parent-style-name="Standard">
      <style:paragraph-properties fo:margin-bottom="0in" fo:line-height="100%"/>
      <style:text-properties style:font-name="Consolas" style:font-name-complex="Consolas" fo:font-size="10.5pt" style:font-size-asian="10.5pt" style:font-size-complex="10.5pt" fo:hyphenate="false"/>
    </style:style>
    <style:style style:name="NurTextZchn" style:display-name="Nur Text Zchn" style:family="text" style:parent-style-name="Absatz-Standardschriftart">
      <style:text-properties style:font-name="Consolas" style:font-name-complex="Consolas" fo:font-size="10.5pt" style:font-size-asian="10.5pt" style:font-size-complex="10.5pt" style:language-asian="en" style:country-asian="US"/>
    </style:style>
    <style:style style:name="Rechtsgrundlagenverzeichnis" style:display-name="Rechtsgrundlagenverzeichnis" style:family="paragraph" style:parent-style-name="Standard" style:next-style-name="Standard">
      <style:paragraph-properties fo:margin-bottom="0in" fo:margin-left="0.1527in" fo:text-indent="-0.1527in">
        <style:tab-stops/>
      </style:paragraph-properties>
      <style:text-properties fo:hyphenate="false"/>
    </style:style>
    <style:style style:name="RGV-Überschrift" style:display-name="RGV-Überschrift" style:family="paragraph" style:parent-style-name="Standard" style:next-style-name="Standard">
      <style:paragraph-properties fo:margin-top="0.0833in"/>
      <style:text-properties style:font-name="Calibri Light" style:font-name-complex="Times New Roman" fo:font-weight="bold" style:font-weight-asian="bold" style:font-weight-complex="bold" fo:font-size="12pt" style:font-size-asian="12pt" fo:hyphenate="false"/>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language-asian="en" style:country-asian="US"/>
    </style:style>
    <style:style style:name="StandardWeb" style:display-name="Standard (Web)" style:family="paragraph" style:parent-style-name="Standard">
      <style:text-properties style:font-name="Times New Roman" fo:font-size="12pt" style:font-size-asian="12pt" fo:hyphenate="false"/>
    </style:style>
    <style:style style:name="Standardeinzug" style:display-name="Standardeinzug" style:family="paragraph" style:parent-style-name="Standard">
      <style:paragraph-properties fo:margin-left="0.4916in">
        <style:tab-stops/>
      </style:paragraph-properties>
      <style:text-properties fo:hyphenate="false"/>
    </style:style>
    <style:style style:name="Textkörper" style:display-name="Textkörper" style:family="paragraph" style:parent-style-name="Standard">
      <style:paragraph-properties fo:margin-bottom="0.0833in"/>
      <style:text-properties fo:hyphenate="false"/>
    </style:style>
    <style:style style:name="TextkörperZchn" style:display-name="Textkörper Zchn" style:family="text" style:parent-style-name="Absatz-Standardschriftart">
      <style:text-properties fo:font-size="11pt" style:font-size-asian="11pt" style:font-size-complex="11pt" style:language-asian="en" style:country-asian="US"/>
    </style:style>
    <style:style style:name="Textkörper2" style:display-name="Textkörper 2" style:family="paragraph" style:parent-style-name="Standard">
      <style:paragraph-properties fo:margin-bottom="0.0833in" fo:line-height="200%"/>
      <style:text-properties fo:hyphenate="false"/>
    </style:style>
    <style:style style:name="Textkörper2Zchn" style:display-name="Textkörper 2 Zchn" style:family="text" style:parent-style-name="Absatz-Standardschriftart">
      <style:text-properties fo:font-size="11pt" style:font-size-asian="11pt" style:font-size-complex="11pt" style:language-asian="en" style:country-asian="US"/>
    </style:style>
    <style:style style:name="Textkörper3" style:display-name="Textkörper 3" style:family="paragraph" style:parent-style-name="Standard">
      <style:paragraph-properties fo:margin-bottom="0.0833in"/>
      <style:text-properties fo:font-size="8pt" style:font-size-asian="8pt" style:font-size-complex="8pt" fo:hyphenate="false"/>
    </style:style>
    <style:style style:name="Textkörper3Zchn" style:display-name="Textkörper 3 Zchn" style:family="text" style:parent-style-name="Absatz-Standardschriftart">
      <style:text-properties fo:font-size="8pt" style:font-size-asian="8pt" style:font-size-complex="8pt" style:language-asian="en" style:country-asian="US"/>
    </style:style>
    <style:style style:name="Textkörper-Einzug2" style:display-name="Textkörper-Einzug 2" style:family="paragraph" style:parent-style-name="Standard">
      <style:paragraph-properties fo:margin-bottom="0.0833in" fo:line-height="200%" fo:margin-left="0.1965in">
        <style:tab-stops/>
      </style:paragraph-properties>
      <style:text-properties fo:hyphenate="false"/>
    </style:style>
    <style:style style:name="Textkörper-Einzug2Zchn" style:display-name="Textkörper-Einzug 2 Zchn" style:family="text" style:parent-style-name="Absatz-Standardschriftart">
      <style:text-properties fo:font-size="11pt" style:font-size-asian="11pt" style:font-size-complex="11pt" style:language-asian="en" style:country-asian="US"/>
    </style:style>
    <style:style style:name="Textkörper-Einzug3" style:display-name="Textkörper-Einzug 3" style:family="paragraph" style:parent-style-name="Standard">
      <style:paragraph-properties fo:margin-bottom="0.0833in" fo:margin-left="0.1965in">
        <style:tab-stops/>
      </style:paragraph-properties>
      <style:text-properties fo:font-size="8pt" style:font-size-asian="8pt" style:font-size-complex="8pt" fo:hyphenate="false"/>
    </style:style>
    <style:style style:name="Textkörper-Einzug3Zchn" style:display-name="Textkörper-Einzug 3 Zchn" style:family="text" style:parent-style-name="Absatz-Standardschriftart">
      <style:text-properties fo:font-size="8pt" style:font-size-asian="8pt" style:font-size-complex="8pt" style:language-asian="en" style:country-asian="US"/>
    </style:style>
    <style:style style:name="Textkörper-Erstzeileneinzug" style:display-name="Textkörper-Erstzeileneinzug" style:family="paragraph" style:parent-style-name="Textkörper">
      <style:paragraph-properties fo:margin-bottom="0.1111in" fo:text-indent="0.25in"/>
      <style:text-properties fo:hyphenate="false"/>
    </style:style>
    <style:style style:name="Textkörper-ErstzeileneinzugZchn" style:display-name="Textkörper-Erstzeileneinzug Zchn" style:family="text" style:parent-style-name="TextkörperZchn">
      <style:text-properties fo:font-size="11pt" style:font-size-asian="11pt" style:font-size-complex="11pt" style:language-asian="en" style:country-asian="US"/>
    </style:style>
    <style:style style:name="Textkörper-Zeileneinzug" style:display-name="Textkörper-Zeileneinzug" style:family="paragraph" style:parent-style-name="Standard">
      <style:paragraph-properties fo:margin-bottom="0.0833in" fo:margin-left="0.1965in">
        <style:tab-stops/>
      </style:paragraph-properties>
      <style:text-properties fo:hyphenate="false"/>
    </style:style>
    <style:style style:name="Textkörper-ZeileneinzugZchn" style:display-name="Textkörper-Zeileneinzug Zchn" style:family="text" style:parent-style-name="Absatz-Standardschriftart">
      <style:text-properties fo:font-size="11pt" style:font-size-asian="11pt" style:font-size-complex="11pt" style:language-asian="en" style:country-asian="US"/>
    </style:style>
    <style:style style:name="Textkörper-Erstzeileneinzug2" style:display-name="Textkörper-Erstzeileneinzug 2" style:family="paragraph" style:parent-style-name="Textkörper-Zeileneinzug">
      <style:paragraph-properties fo:margin-bottom="0.1111in" fo:margin-left="0.25in" fo:text-indent="0.25in">
        <style:tab-stops/>
      </style:paragraph-properties>
      <style:text-properties fo:hyphenate="false"/>
    </style:style>
    <style:style style:name="Textkörper-Erstzeileneinzug2Zchn" style:display-name="Textkörper-Erstzeileneinzug 2 Zchn" style:family="text" style:parent-style-name="Textkörper-ZeileneinzugZchn">
      <style:text-properties fo:font-size="11pt" style:font-size-asian="11pt" style:font-size-complex="11pt" style:language-asian="en" style:country-asian="US"/>
    </style:style>
    <style:style style:name="Titel" style:display-name="Titel" style:family="paragraph" style:parent-style-name="Standard" style:next-style-name="Standard">
      <style:text-properties style:font-name="Cambria" fo:font-size="24pt" style:font-size-asian="24pt" style:font-size-complex="24pt" fo:language="en" fo:country="GB" fo:hyphenate="false"/>
    </style:style>
    <style:style style:name="TitelZchn" style:display-name="Titel Zchn" style:family="text" style:parent-style-name="Absatz-Standardschriftart">
      <style:text-properties style:font-name="Cambria" fo:font-size="24pt" style:font-size-asian="24pt" style:font-size-complex="24pt" fo:language="en" fo:country="GB" style:language-asian="en" style:country-asian="US"/>
    </style:style>
    <style:style style:name="Überschrift3Zchn" style:display-name="Überschrift 3 Zchn" style:family="text" style:parent-style-name="Absatz-Standardschriftart">
      <style:text-properties style:font-name="Arial" style:font-name-asian="Times New Roman" style:font-name-complex="Arial" fo:font-weight="bold" style:font-weight-asian="bold" style:font-weight-complex="bold" fo:color="#000000" fo:language="en" fo:country="GB"/>
    </style:style>
    <style:style style:name="Überschrift4Zchn" style:display-name="Überschrift 4 Zchn" style:family="text" style:parent-style-name="Absatz-Standardschriftart">
      <style:text-properties style:font-name="Arial" style:font-name-asian="Times New Roman" style:font-name-complex="Arial" fo:font-weight="bold" style:font-weight-asian="bold" fo:color="#000000" style:font-size-complex="12pt" fo:language="en" fo:country="GB"/>
    </style:style>
    <style:style style:name="Überschrift5Zchn" style:display-name="Überschrift 5 Zchn" style:family="text" style:parent-style-name="Absatz-Standardschriftart">
      <style:text-properties style:font-name="Calibri Light" style:font-name-asian="Times New Roman" style:font-name-complex="Times New Roman" fo:color="#2F5496" fo:font-size="11pt" style:font-size-asian="11pt" style:font-size-complex="11pt" style:language-asian="en" style:country-asian="US"/>
    </style:style>
    <style:style style:name="Überschrift6Zchn" style:display-name="Überschrift 6 Zchn" style:family="text" style:parent-style-name="Absatz-Standardschriftart">
      <style:text-properties style:font-name="Calibri Light" style:font-name-asian="Times New Roman" style:font-name-complex="Times New Roman" fo:color="#1F3763" fo:font-size="11pt" style:font-size-asian="11pt" style:font-size-complex="11pt" style:language-asian="en" style:country-asian="US"/>
    </style:style>
    <style:style style:name="Überschrift7Zchn" style:display-name="Überschrift 7 Zchn" style:family="text" style:parent-style-name="Absatz-Standardschriftart">
      <style:text-properties style:font-name="Calibri Light" style:font-name-asian="Times New Roman" style:font-name-complex="Times New Roman" fo:font-style="italic" style:font-style-asian="italic" style:font-style-complex="italic" fo:color="#1F3763" fo:font-size="11pt" style:font-size-asian="11pt" style:font-size-complex="11pt" style:language-asian="en" style:country-asian="US"/>
    </style:style>
    <style:style style:name="Überschrift8Zchn" style:display-name="Überschrift 8 Zchn" style:family="text" style:parent-style-name="Absatz-Standardschriftart">
      <style:text-properties style:font-name="Calibri Light" style:font-name-asian="Times New Roman" style:font-name-complex="Times New Roman" fo:color="#272727" fo:font-size="10.5pt" style:font-size-asian="10.5pt" style:font-size-complex="10.5pt" style:language-asian="en" style:country-asian="US"/>
    </style:style>
    <style:style style:name="Überschrift9Zchn" style:display-name="Überschrift 9 Zchn" style:family="text" style:parent-style-name="Absatz-Standardschriftart">
      <style:text-properties style:font-name="Calibri Light" style:font-name-asian="Times New Roman" style:font-name-complex="Times New Roman" fo:font-style="italic" style:font-style-asian="italic" style:font-style-complex="italic" fo:color="#272727" fo:font-size="10.5pt" style:font-size-asian="10.5pt" style:font-size-complex="10.5pt" style:language-asian="en" style:country-asian="US"/>
    </style:style>
    <style:style style:name="Umschlagabsenderadresse" style:display-name="Umschlagabsenderadresse" style:family="paragraph" style:parent-style-name="Standard">
      <style:paragraph-properties fo:margin-bottom="0in" fo:line-height="100%"/>
      <style:text-properties style:font-name="Calibri Light" style:font-name-complex="Times New Roman" style:font-size-complex="10pt" fo:hyphenate="false"/>
    </style:style>
    <style:style style:name="Umschlagadresse" style:display-name="Umschlagadresse" style:family="paragraph" style:parent-style-name="Standard">
      <style:paragraph-properties fo:margin-bottom="0in" fo:line-height="100%" fo:margin-left="0.0006in">
        <style:tab-stops/>
      </style:paragraph-properties>
      <style:text-properties style:font-name="Calibri Light" style:font-name-complex="Times New Roman" fo:font-size="12pt" style:font-size-asian="12pt" fo:hyphenate="false"/>
    </style:style>
    <style:style style:name="Unterschrift" style:display-name="Unterschrift" style:family="paragraph" style:parent-style-name="Standard">
      <style:paragraph-properties fo:margin-bottom="0in" fo:line-height="100%" fo:margin-left="2.9527in">
        <style:tab-stops/>
      </style:paragraph-properties>
      <style:text-properties fo:hyphenate="false"/>
    </style:style>
    <style:style style:name="UnterschriftZchn" style:display-name="Unterschrift Zchn" style:family="text" style:parent-style-name="Absatz-Standardschriftart">
      <style:text-properties fo:font-size="11pt" style:font-size-asian="11pt" style:font-size-complex="11pt" style:language-asian="en" style:country-asian="US"/>
    </style:style>
    <style:style style:name="Untertitel" style:display-name="Untertitel" style:family="paragraph" style:parent-style-name="Standard" style:next-style-name="Standard">
      <style:text-properties style:font-name="Calibri" fo:color="#5A5A5A" fo:letter-spacing="0.0104in" fo:hyphenate="false"/>
    </style:style>
    <style:style style:name="UntertitelZchn" style:display-name="Untertitel Zchn" style:family="text" style:parent-style-name="Absatz-Standardschriftart">
      <style:text-properties style:font-name="Calibri" style:font-name-asian="Times New Roman" style:font-name-complex="Arial" fo:color="#5A5A5A" fo:letter-spacing="0.0104in" fo:font-size="11pt" style:font-size-asian="11pt" style:font-size-complex="11pt" style:language-asian="en" style:country-asian="US"/>
    </style:style>
    <style:style style:name="Verzeichnis3" style:display-name="Verzeichnis 3" style:family="paragraph" style:parent-style-name="Standard" style:next-style-name="Standard" style:auto-update="true">
      <style:paragraph-properties fo:margin-bottom="0in" fo:margin-left="0.3937in">
        <style:tab-stops>
          <style:tab-stop style:type="left" style:position="0.1618in"/>
          <style:tab-stop style:type="left" style:position="0.4923in"/>
          <style:tab-stop style:type="right" style:leader-style="dotted" style:leader-text="." style:position="6.2923in"/>
        </style:tab-stops>
      </style:paragraph-properties>
      <style:text-properties fo:hyphenate="false"/>
    </style:style>
    <style:style style:name="Verzeichnis4" style:display-name="Verzeichnis 4" style:family="paragraph" style:parent-style-name="Standard" style:next-style-name="Standard" style:auto-update="true">
      <style:paragraph-properties fo:margin-bottom="0.0694in" fo:margin-left="0.4583in">
        <style:tab-stops/>
      </style:paragraph-properties>
      <style:text-properties fo:hyphenate="false"/>
    </style:style>
    <style:style style:name="Verzeichnis5" style:display-name="Verzeichnis 5" style:family="paragraph" style:parent-style-name="Standard" style:next-style-name="Standard" style:auto-update="true">
      <style:paragraph-properties fo:margin-bottom="0.0694in" fo:margin-left="0.6111in">
        <style:tab-stops/>
      </style:paragraph-properties>
      <style:text-properties fo:hyphenate="false"/>
    </style:style>
    <style:style style:name="Verzeichnis6" style:display-name="Verzeichnis 6" style:family="paragraph" style:parent-style-name="Standard" style:next-style-name="Standard" style:auto-update="true">
      <style:paragraph-properties fo:margin-bottom="0.0694in" fo:margin-left="0.7638in">
        <style:tab-stops/>
      </style:paragraph-properties>
      <style:text-properties fo:hyphenate="false"/>
    </style:style>
    <style:style style:name="Verzeichnis7" style:display-name="Verzeichnis 7" style:family="paragraph" style:parent-style-name="Standard" style:next-style-name="Standard" style:auto-update="true">
      <style:paragraph-properties fo:margin-bottom="0.0694in" fo:margin-left="0.9166in">
        <style:tab-stops/>
      </style:paragraph-properties>
      <style:text-properties fo:hyphenate="false"/>
    </style:style>
    <style:style style:name="Verzeichnis8" style:display-name="Verzeichnis 8" style:family="paragraph" style:parent-style-name="Standard" style:next-style-name="Standard" style:auto-update="true">
      <style:paragraph-properties fo:margin-bottom="0.0694in" fo:margin-left="1.0694in">
        <style:tab-stops/>
      </style:paragraph-properties>
      <style:text-properties fo:hyphenate="false"/>
    </style:style>
    <style:style style:name="Verzeichnis9" style:display-name="Verzeichnis 9" style:family="paragraph" style:parent-style-name="Standard" style:next-style-name="Standard" style:auto-update="true">
      <style:paragraph-properties fo:margin-bottom="0.0694in" fo:margin-left="1.2222in">
        <style:tab-stops/>
      </style:paragraph-properties>
      <style:text-properties fo:hyphenate="false"/>
    </style:style>
    <style:style style:name="Zitat" style:display-name="Zitat" style:family="paragraph" style:parent-style-name="Standard" style:next-style-name="Standard">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fo:font-size="11pt" style:font-size-asian="11pt" style:font-size-complex="11pt" style:language-asian="en" style:country-asian="US"/>
    </style:style>
    <style:style style:name="Kommentarzeichen" style:display-name="Kommentarzeichen" style:family="text">
      <style:text-properties fo:font-size="8pt" style:font-size-asian="8pt" style:font-size-complex="8pt"/>
    </style:style>
    <style:style style:name="EMRPlistintable8pt" style:display-name="EMRP list in table 8pt" style:family="paragraph" style:parent-style-name="Standard" style:auto-update="true" style:list-style-name="LFO15">
      <style:paragraph-properties fo:margin-bottom="0in" fo:line-height="100%">
        <style:tab-stops>
          <style:tab-stop style:type="left" style:position="-0.5527in"/>
        </style:tab-stops>
      </style:paragraph-properties>
      <style:text-properties style:font-name-complex="Times New Roman" style:use-window-font-color="true" fo:font-size="8pt" style:font-size-asian="8pt" style:font-size-complex="10pt" fo:language="en" fo:country="GB" style:language-asian="de" style:country-asian="DE" fo:hyphenate="false"/>
    </style:style>
    <style:style style:name="Fußnotenzeichen" style:display-name="Fußnotenzeichen" style:family="text">
      <style:text-properties style:text-position="super 65%"/>
    </style:style>
    <style:style style:name="Überarbeitung" style:display-name="Überarbeitung" style:family="paragraph">
      <style:text-properties style:font-name="Arial" style:font-name-asian="Times New Roman" style:font-name-complex="Arial" fo:color="#000000" style:font-size-complex="12pt" fo:language="en" fo:country="US" style:language-asian="en" style:country-asian="GB" fo:hyphenate="false"/>
    </style:style>
    <style:style style:name="WW_CharLFO2LVL1" style:family="text">
      <style:text-properties style:font-name="Symbol"/>
    </style:style>
    <text:list-style style:name="LFO1" style:display-name="LFO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text:list-style style:name="LFO2" style:display-name="LFO2">
      <text:list-level-style-bullet text:level="1" text:style-name="WW_CharLFO3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style:style>
    <text:list-style style:name="LFO3" style:display-name="LFO3">
      <text:list-level-style-bullet text:level="1" text:style-name="WW_CharLFO4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LFO4" style:display-name="LFO4">
      <text:list-level-style-bullet text:level="1" text:style-name="WW_CharLFO5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LFO5" style:display-name="LFO5">
      <text:list-level-style-bullet text:level="1" text:style-name="WW_CharLFO6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style:display-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style:display-name="LFO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style:display-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style:display-name="LFO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style:display-name="LFO1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style:display-name="LFO1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2958in" text:min-label-width="0.5in" text:list-level-position-and-space-mode="label-alignment">
          <style:list-level-label-alignment text:label-followed-by="listtab" fo:margin-left="0.7958in" fo:text-indent="-0.5in"/>
        </style:list-level-properties>
      </text:outline-level-style>
      <text:outline-level-style text:level="4" style:num-format=""/>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902in" fo:margin-left="0.984in" fo:margin-bottom="0.1965in" fo:margin-right="0.984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5909in"/>
      </style:footer-style>
    </style:page-layout>
    <style:style style:name="TableColumn3" style:family="table-column">
      <style:table-column-properties style:column-width="4.5277in"/>
    </style:style>
    <style:style style:name="TableColumn4" style:family="table-column">
      <style:table-column-properties style:column-width="2.1652in"/>
    </style:style>
    <style:style style:name="Table2" style:family="table">
      <style:table-properties style:width="6.693in" fo:margin-left="0in" table:align="left"/>
    </style:style>
    <style:style style:name="TableRow5" style:family="table-row">
      <style:table-row-properties/>
    </style:style>
    <style:style style:name="TableCell6" style:family="table-cell">
      <style:table-cell-properties fo:border-top="none" fo:border-left="none" fo:border-bottom="0.0069in solid #000000" fo:border-right="none" style:writing-mode="lr-tb" fo:padding-top="0in" fo:padding-left="0.075in" fo:padding-bottom="0in" fo:padding-right="0.075in"/>
    </style:style>
    <style:style style:name="T7" style:parent-style-name="Absatz-Standardschriftart" style:family="text">
      <style:text-properties fo:font-weight="bold" style:font-weight-asian="bold" fo:font-size="12pt" style:font-size-asian="12pt"/>
    </style:style>
    <style:style style:name="T8" style:parent-style-name="Absatz-Standardschriftart" style:family="text">
      <style:text-properties fo:font-weight="bold" style:font-weight-asian="bold" fo:font-size="12pt" style:font-size-asian="12pt" fo:language="en" fo:country="GB"/>
    </style:style>
    <style:style style:name="TableCell9" style:family="table-cell">
      <style:table-cell-properties fo:border="none" style:writing-mode="lr-tb" fo:padding-top="0in" fo:padding-left="0.075in" fo:padding-bottom="0in" fo:padding-right="0.075in"/>
    </style:style>
    <style:style style:name="P10" style:parent-style-name="Kopfzeile" style:family="paragraph">
      <style:paragraph-properties fo:text-align="end"/>
    </style:style>
    <style:style style:name="T11" style:parent-style-name="Absatz-Standardschriftart" style:family="text">
      <style:text-properties fo:font-weight="bold" style:font-weight-asian="bold" fo:font-size="12pt" style:font-size-asian="12pt" fo:language="en" fo:country="GB"/>
    </style:style>
    <style:style style:name="TableColumn13" style:family="table-column">
      <style:table-column-properties style:column-width="2.3625in"/>
    </style:style>
    <style:style style:name="TableColumn14" style:family="table-column">
      <style:table-column-properties style:column-width="1.9687in"/>
    </style:style>
    <style:style style:name="TableColumn15" style:family="table-column">
      <style:table-column-properties style:column-width="2.3625in"/>
    </style:style>
    <style:style style:name="Table12" style:family="table">
      <style:table-properties style:width="6.6937in" fo:margin-left="0in" table:align="left"/>
    </style:style>
    <style:style style:name="TableRow16" style:family="table-row">
      <style:table-row-properties/>
    </style:style>
    <style:style style:name="TableCell17" style:family="table-cell">
      <style:table-cell-properties fo:border="none" style:writing-mode="lr-tb" fo:padding-top="0in" fo:padding-left="0.075in" fo:padding-bottom="0in" fo:padding-right="0.075in"/>
    </style:style>
    <style:style style:name="P18" style:parent-style-name="Fußzeile" style:family="paragraph">
      <style:text-properties fo:language="en" fo:country="GB"/>
    </style:style>
    <style:style style:name="TableCell19" style:family="table-cell">
      <style:table-cell-properties fo:border="none" style:writing-mode="lr-tb" fo:padding-top="0in" fo:padding-left="0.075in" fo:padding-bottom="0in" fo:padding-right="0.075in"/>
    </style:style>
    <style:style style:name="P20" style:parent-style-name="Fußzeile" style:family="paragraph">
      <style:paragraph-properties fo:text-align="center"/>
    </style:style>
    <style:style style:name="TableCell21" style:family="table-cell">
      <style:table-cell-properties fo:border="none" style:writing-mode="lr-tb" fo:padding-top="0in" fo:padding-left="0.075in" fo:padding-bottom="0in" fo:padding-right="0.075in"/>
    </style:style>
    <style:style style:name="P22" style:parent-style-name="Fußzeile" style:family="paragraph">
      <style:paragraph-properties fo:text-align="end"/>
      <style:text-properties fo:language="en" fo:country="GB"/>
    </style:style>
    <style:style style:name="TableColumn24" style:family="table-column">
      <style:table-column-properties style:column-width="4.5277in"/>
    </style:style>
    <style:style style:name="TableColumn25" style:family="table-column">
      <style:table-column-properties style:column-width="2.1652in"/>
    </style:style>
    <style:style style:name="Table23" style:family="table">
      <style:table-properties style:width="6.693in" fo:margin-left="0in" table:align="left"/>
    </style:style>
    <style:style style:name="TableRow26" style:family="table-row">
      <style:table-row-properties/>
    </style:style>
    <style:style style:name="TableCell27" style:family="table-cell">
      <style:table-cell-properties fo:border-top="none" fo:border-left="none" fo:border-bottom="0.0069in solid #000000" fo:border-right="none" style:writing-mode="lr-tb" fo:padding-top="0in" fo:padding-left="0.075in" fo:padding-bottom="0in" fo:padding-right="0.075in"/>
    </style:style>
    <style:style style:name="T28" style:parent-style-name="Absatz-Standardschriftart" style:family="text">
      <style:text-properties fo:font-weight="bold" style:font-weight-asian="bold" fo:font-size="12pt" style:font-size-asian="12pt"/>
    </style:style>
    <style:style style:name="T29" style:parent-style-name="Absatz-Standardschriftart" style:family="text">
      <style:text-properties fo:font-weight="bold" style:font-weight-asian="bold" fo:font-size="12pt" style:font-size-asian="12pt" fo:language="en" fo:country="GB"/>
    </style:style>
    <style:style style:name="TableCell30" style:family="table-cell">
      <style:table-cell-properties fo:border="none" style:writing-mode="lr-tb" fo:padding-top="0in" fo:padding-left="0.075in" fo:padding-bottom="0in" fo:padding-right="0.075in"/>
    </style:style>
    <style:style style:name="P31" style:parent-style-name="Kopfzeile" style:family="paragraph">
      <style:paragraph-properties fo:text-align="end"/>
    </style:style>
    <style:style style:name="T32" style:parent-style-name="Absatz-Standardschriftart" style:family="text">
      <style:text-properties fo:font-weight="bold" style:font-weight-asian="bold" fo:font-size="12pt" style:font-size-asian="12pt" fo:language="en" fo:country="GB"/>
    </style:style>
    <style:style style:name="TableColumn34" style:family="table-column">
      <style:table-column-properties style:column-width="6.693in"/>
    </style:style>
    <style:style style:name="Table33" style:family="table">
      <style:table-properties style:width="6.693in" fo:margin-left="0in" table:align="left"/>
    </style:style>
    <style:style style:name="TableRow35" style:family="table-row">
      <style:table-row-properties style:min-row-height="0.827in"/>
    </style:style>
    <style:style style:name="TableCell36" style:family="table-cell">
      <style:table-cell-properties fo:border="0.0069in solid #000000" fo:background-color="#000000" style:writing-mode="lr-tb" fo:padding-top="0.0784in" fo:padding-left="0.075in" fo:padding-bottom="0in" fo:padding-right="0.075in"/>
    </style:style>
    <style:style style:name="P37" style:parent-style-name="Standard" style:family="paragraph">
      <style:paragraph-properties fo:text-align="center"/>
      <style:text-properties fo:font-weight="bold" style:font-weight-asian="bold" fo:color="#FFFFFF" fo:font-size="24pt" style:font-size-asian="24pt" style:font-size-complex="24pt" fo:language="en" fo:country="GB"/>
    </style:style>
    <style:style style:name="P38" style:parent-style-name="Kopfzeile" style:family="paragraph">
      <style:text-properties fo:language="en" fo:country="GB"/>
    </style:style>
    <style:style style:name="TableColumn40" style:family="table-column">
      <style:table-column-properties style:column-width="2.4375in" style:use-optimal-column-width="false"/>
    </style:style>
    <style:style style:name="TableColumn41" style:family="table-column">
      <style:table-column-properties style:column-width="4.1777in" style:use-optimal-column-width="false"/>
    </style:style>
    <style:style style:name="Table39" style:family="table">
      <style:table-properties style:width="6.6152in" fo:margin-left="0in" table:align="left"/>
    </style:style>
    <style:style style:name="TableRow42" style:family="table-row">
      <style:table-row-properties style:min-row-height="0.4722in" style:use-optimal-row-height="false"/>
    </style:style>
    <style:style style:name="TableCell43" style:family="table-cell">
      <style:table-cell-properties fo:border="none" style:writing-mode="lr-tb" fo:padding-top="0in" fo:padding-left="0.075in" fo:padding-bottom="0in" fo:padding-right="0.075in"/>
    </style:style>
    <style:style style:name="P44" style:parent-style-name="Kopfzeile" style:family="paragraph">
      <style:paragraph-properties fo:margin-top="0.0416in" fo:margin-bottom="0.0416in"/>
    </style:style>
    <style:style style:name="T45" style:parent-style-name="Absatz-Standardschriftart" style:family="text">
      <style:text-properties style:font-size-complex="10pt" style:language-asian="zh" style:country-asian="CN"/>
    </style:style>
    <style:style style:name="TableCell46" style:family="table-cell">
      <style:table-cell-properties fo:border="none" style:writing-mode="lr-tb" fo:padding-top="0in" fo:padding-left="0.075in" fo:padding-bottom="0in" fo:padding-right="0.075in"/>
    </style:style>
    <style:style style:name="P47" style:parent-style-name="Standard" style:family="paragraph">
      <style:paragraph-properties fo:text-align="justify" fo:margin-top="0.0416in" fo:margin-bottom="0.0416in" fo:margin-left="-0.0312in">
        <style:tab-stops/>
      </style:paragraph-properties>
    </style:style>
    <style:style style:name="T48" style:parent-style-name="Absatz-Standardschriftart" style:family="text">
      <style:text-properties fo:language="en" fo:country="GB"/>
    </style:style>
    <style:style style:name="TableRow49" style:family="table-row">
      <style:table-row-properties style:min-row-height="0.4722in" style:use-optimal-row-height="false"/>
    </style:style>
    <style:style style:name="TableCell50" style:family="table-cell">
      <style:table-cell-properties fo:border="none" style:writing-mode="lr-tb" fo:padding-top="0in" fo:padding-left="0.075in" fo:padding-bottom="0in" fo:padding-right="0.075in"/>
    </style:style>
    <style:style style:name="P51" style:parent-style-name="Standard" style:family="paragraph">
      <style:paragraph-properties fo:margin-top="0.0416in" fo:margin-bottom="0.0416in"/>
    </style:style>
    <style:style style:name="T52" style:parent-style-name="Absatz-Standardschriftart" style:family="text">
      <style:text-properties style:language-asian="zh" style:country-asian="CN"/>
    </style:style>
    <style:style style:name="TableCell53" style:family="table-cell">
      <style:table-cell-properties fo:border="none" style:writing-mode="lr-tb" fo:padding-top="0in" fo:padding-left="0.075in" fo:padding-bottom="0in" fo:padding-right="0.075in"/>
    </style:style>
    <style:style style:name="P54" style:parent-style-name="Standard" style:family="paragraph">
      <style:paragraph-properties fo:text-align="justify" fo:margin-top="0.0416in" fo:margin-bottom="0.0416in" fo:margin-left="-0.0312in">
        <style:tab-stops/>
      </style:paragraph-properties>
    </style:style>
    <style:style style:name="TableRow55" style:family="table-row">
      <style:table-row-properties style:min-row-height="0.4722in" style:use-optimal-row-height="false"/>
    </style:style>
    <style:style style:name="TableCell56" style:family="table-cell">
      <style:table-cell-properties fo:border="none" style:writing-mode="lr-tb" fo:padding-top="0in" fo:padding-left="0.075in" fo:padding-bottom="0in" fo:padding-right="0.075in"/>
    </style:style>
    <style:style style:name="P57" style:parent-style-name="Standard" style:family="paragraph">
      <style:paragraph-properties fo:margin-top="0.0416in" fo:margin-bottom="0.0416in"/>
    </style:style>
    <style:style style:name="T58" style:parent-style-name="Absatz-Standardschriftart" style:family="text">
      <style:text-properties style:font-name-asian="SimSun" style:language-asian="zh" style:country-asian="CN"/>
    </style:style>
    <style:style style:name="T59" style:parent-style-name="Absatz-Standardschriftart" style:family="text">
      <style:text-properties style:font-name-asian="SimSun" style:language-asian="zh" style:country-asian="CN"/>
    </style:style>
    <style:style style:name="TableCell60" style:family="table-cell">
      <style:table-cell-properties fo:border="none" style:writing-mode="lr-tb" fo:padding-top="0in" fo:padding-left="0.075in" fo:padding-bottom="0in" fo:padding-right="0.075in"/>
    </style:style>
    <style:style style:name="P61" style:parent-style-name="Standard" style:family="paragraph">
      <style:paragraph-properties fo:text-align="justify" fo:margin-top="0.0416in" fo:margin-bottom="0.0416in" fo:margin-left="-0.0312in" fo:margin-right="0.4722in">
        <style:tab-stops>
          <style:tab-stop style:type="left" style:position="3.6423in"/>
          <style:tab-stop style:type="left" style:position="3.8388in"/>
        </style:tab-stops>
      </style:paragraph-properties>
    </style:style>
    <style:style style:name="TableRow62" style:family="table-row">
      <style:table-row-properties style:min-row-height="0.4722in" style:use-optimal-row-height="false"/>
    </style:style>
    <style:style style:name="TableCell63" style:family="table-cell">
      <style:table-cell-properties fo:border="none" style:writing-mode="lr-tb" fo:padding-top="0in" fo:padding-left="0.075in" fo:padding-bottom="0in" fo:padding-right="0.075in"/>
    </style:style>
    <style:style style:name="P64" style:parent-style-name="Standard" style:family="paragraph">
      <style:paragraph-properties fo:margin-top="0.0416in" fo:margin-bottom="0.0416in"/>
      <style:text-properties style:font-name-asian="SimSun"/>
    </style:style>
    <style:style style:name="TableCell65" style:family="table-cell">
      <style:table-cell-properties fo:border="none" style:writing-mode="lr-tb" fo:padding-top="0in" fo:padding-left="0.075in" fo:padding-bottom="0in" fo:padding-right="0.075in"/>
    </style:style>
    <style:style style:name="P66" style:parent-style-name="Standard" style:family="paragraph">
      <style:paragraph-properties fo:text-align="justify" fo:margin-top="0.0416in" fo:margin-bottom="0.0416in" fo:margin-left="-0.0312in">
        <style:tab-stops/>
      </style:paragraph-properties>
    </style:style>
    <style:style style:name="T67" style:parent-style-name="Absatz-Standardschriftart" style:family="text">
      <style:text-properties fo:language="en" fo:country="GB"/>
    </style:style>
    <style:style style:name="T68" style:parent-style-name="Absatz-Standardschriftart" style:family="text">
      <style:text-properties style:text-position="super 65%" fo:language="en" fo:country="GB"/>
    </style:style>
    <style:style style:name="T69" style:parent-style-name="Absatz-Standardschriftart" style:family="text">
      <style:text-properties fo:language="en" fo:country="GB"/>
    </style:style>
    <style:style style:name="T70" style:parent-style-name="Absatz-Standardschriftart" style:family="text">
      <style:text-properties style:font-name="MS Gothic" style:font-name-asian="MS Gothic" fo:language="en" fo:country="GB"/>
    </style:style>
    <style:style style:name="T71" style:parent-style-name="Absatz-Standardschriftart" style:family="text">
      <style:text-properties fo:language="en" fo:country="GB"/>
    </style:style>
    <style:style style:name="T72" style:parent-style-name="Absatz-Standardschriftart" style:family="text">
      <style:text-properties style:text-position="super 65%" fo:language="en" fo:country="GB"/>
    </style:style>
    <style:style style:name="T73" style:parent-style-name="Absatz-Standardschriftart" style:family="text">
      <style:text-properties fo:language="en" fo:country="GB"/>
    </style:style>
    <style:style style:name="T74" style:parent-style-name="Absatz-Standardschriftart" style:family="text">
      <style:text-properties style:font-name="MS Gothic" style:font-name-asian="MS Gothic" fo:language="en" fo:country="GB"/>
    </style:style>
    <style:style style:name="T75" style:parent-style-name="Absatz-Standardschriftart" style:family="text">
      <style:text-properties fo:language="en" fo:country="GB"/>
    </style:style>
    <style:style style:name="T76" style:parent-style-name="Absatz-Standardschriftart" style:family="text">
      <style:text-properties style:text-position="super 65%" fo:language="en" fo:country="GB"/>
    </style:style>
    <style:style style:name="T77" style:parent-style-name="Absatz-Standardschriftart" style:family="text">
      <style:text-properties fo:language="en" fo:country="GB"/>
    </style:style>
    <style:style style:name="T78" style:parent-style-name="Absatz-Standardschriftart" style:family="text">
      <style:text-properties style:font-name="MS Gothic" style:font-name-asian="MS Gothic" fo:language="en" fo:country="GB"/>
    </style:style>
    <style:style style:name="P79" style:parent-style-name="Kopfzeile" style:family="paragraph">
      <style:text-properties fo:language="en" fo:country="GB"/>
    </style:style>
    <style:style style:name="T80" style:parent-style-name="Absatz-Standardschriftart" style:family="text">
      <style:text-properties fo:language="en" fo:country="GB"/>
    </style:style>
    <style:style style:name="P81" style:parent-style-name="Verzeichnis1" style:family="paragraph">
      <style:paragraph-properties>
        <style:tab-stops>
          <style:tab-stop style:type="right" style:leader-style="dotted" style:leader-text="." style:position="0.3937in"/>
          <style:tab-stop style:type="right" style:leader-style="dotted" style:leader-text="." style:position="6.293in"/>
        </style:tab-stops>
      </style:paragraph-properties>
    </style:style>
    <style:style style:name="T82" style:parent-style-name="Hyperlink" style:family="text">
      <style:text-properties fo:language="en" fo:country="GB"/>
    </style:style>
    <style:style style:name="T83" style:parent-style-name="Absatz-Standardschriftart" style:family="text">
      <style:text-properties style:font-name="Calibri" style:use-window-font-color="true" style:letter-kerning="true" fo:font-size="11pt" style:font-size-asian="11pt" style:font-size-complex="11pt" fo:language="en" fo:country="GB" style:language-asian="en" style:country-asian="GB"/>
    </style:style>
    <style:style style:name="T84" style:parent-style-name="Hyperlink" style:family="text">
      <style:text-properties fo:language="en" fo:country="GB"/>
    </style:style>
    <style:style style:name="T85" style:parent-style-name="Absatz-Standardschriftart" style:family="text">
      <style:text-properties fo:language="en" fo:country="GB"/>
    </style:style>
    <style:style style:name="P86" style:parent-style-name="Verzeichnis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87" style:parent-style-name="Hyperlink" style:family="text">
      <style:text-properties fo:language="en" fo:country="GB"/>
    </style:style>
    <style:style style:name="T88" style:parent-style-name="Absatz-Standardschriftart" style:family="text">
      <style:text-properties style:font-name="Calibri" style:use-window-font-color="true" style:letter-kerning="true" fo:font-size="11pt" style:font-size-asian="11pt" style:font-size-complex="11pt" fo:language="en" fo:country="GB" style:language-asian="en" style:country-asian="GB"/>
    </style:style>
    <style:style style:name="T89" style:parent-style-name="Hyperlink" style:family="text">
      <style:text-properties fo:language="en" fo:country="GB"/>
    </style:style>
    <style:style style:name="T90" style:parent-style-name="Absatz-Standardschriftart" style:family="text">
      <style:text-properties fo:language="en" fo:country="GB"/>
    </style:style>
    <style:style style:name="P91" style:parent-style-name="Verzeichnis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92" style:parent-style-name="Hyperlink" style:family="text">
      <style:text-properties fo:language="en" fo:country="GB"/>
    </style:style>
    <style:style style:name="T93" style:parent-style-name="Absatz-Standardschriftart" style:family="text">
      <style:text-properties style:font-name="Calibri" style:use-window-font-color="true" style:letter-kerning="true" fo:font-size="11pt" style:font-size-asian="11pt" style:font-size-complex="11pt" fo:language="en" fo:country="GB" style:language-asian="en" style:country-asian="GB"/>
    </style:style>
    <style:style style:name="T94" style:parent-style-name="Hyperlink" style:family="text">
      <style:text-properties fo:language="en" fo:country="GB"/>
    </style:style>
    <style:style style:name="T95" style:parent-style-name="Absatz-Standardschriftart" style:family="text">
      <style:text-properties fo:language="en" fo:country="GB"/>
    </style:style>
    <style:style style:name="P96" style:parent-style-name="Verzeichnis3" style:family="paragraph">
      <style:paragraph-properties>
        <style:tab-stops>
          <style:tab-stop style:type="right" style:leader-style="dotted" style:leader-text="." style:position="0.1618in"/>
          <style:tab-stop style:type="left" style:position="0.4923in"/>
          <style:tab-stop style:type="right" style:leader-style="dotted" style:leader-text="." style:position="6.2923in"/>
        </style:tab-stops>
      </style:paragraph-properties>
    </style:style>
    <style:style style:name="T97" style:parent-style-name="Hyperlink" style:family="text">
      <style:text-properties fo:language="en" fo:country="GB"/>
    </style:style>
    <style:style style:name="T98" style:parent-style-name="Absatz-Standardschriftart" style:family="text">
      <style:text-properties style:font-name="Calibri" style:use-window-font-color="true" style:letter-kerning="true" fo:font-size="11pt" style:font-size-asian="11pt" style:font-size-complex="11pt" fo:language="en" fo:country="GB"/>
    </style:style>
    <style:style style:name="T99" style:parent-style-name="Hyperlink" style:family="text">
      <style:text-properties fo:language="en" fo:country="GB"/>
    </style:style>
    <style:style style:name="T100" style:parent-style-name="Absatz-Standardschriftart" style:family="text">
      <style:text-properties fo:language="en" fo:country="GB"/>
    </style:style>
    <style:style style:name="P101" style:parent-style-name="Verzeichnis3" style:family="paragraph">
      <style:paragraph-properties>
        <style:tab-stops>
          <style:tab-stop style:type="right" style:leader-style="dotted" style:leader-text="." style:position="0.1618in"/>
          <style:tab-stop style:type="left" style:position="0.4923in"/>
          <style:tab-stop style:type="right" style:leader-style="dotted" style:leader-text="." style:position="6.2923in"/>
        </style:tab-stops>
      </style:paragraph-properties>
    </style:style>
    <style:style style:name="T102" style:parent-style-name="Hyperlink" style:family="text">
      <style:text-properties fo:language="en" fo:country="GB"/>
    </style:style>
    <style:style style:name="T103" style:parent-style-name="Absatz-Standardschriftart" style:family="text">
      <style:text-properties style:font-name="Calibri" style:use-window-font-color="true" style:letter-kerning="true" fo:font-size="11pt" style:font-size-asian="11pt" style:font-size-complex="11pt" fo:language="en" fo:country="GB"/>
    </style:style>
    <style:style style:name="T104" style:parent-style-name="Hyperlink" style:family="text">
      <style:text-properties fo:language="en" fo:country="GB"/>
    </style:style>
    <style:style style:name="T105" style:parent-style-name="Absatz-Standardschriftart" style:family="text">
      <style:text-properties fo:language="en" fo:country="GB"/>
    </style:style>
    <style:style style:name="P106" style:parent-style-name="Verzeichnis3" style:family="paragraph">
      <style:paragraph-properties>
        <style:tab-stops>
          <style:tab-stop style:type="right" style:leader-style="dotted" style:leader-text="." style:position="0.1618in"/>
          <style:tab-stop style:type="left" style:position="0.4923in"/>
          <style:tab-stop style:type="right" style:leader-style="dotted" style:leader-text="." style:position="6.2923in"/>
        </style:tab-stops>
      </style:paragraph-properties>
    </style:style>
    <style:style style:name="T107" style:parent-style-name="Hyperlink" style:family="text">
      <style:text-properties fo:language="en" fo:country="GB"/>
    </style:style>
    <style:style style:name="T108" style:parent-style-name="Absatz-Standardschriftart" style:family="text">
      <style:text-properties style:font-name="Calibri" style:use-window-font-color="true" style:letter-kerning="true" fo:font-size="11pt" style:font-size-asian="11pt" style:font-size-complex="11pt" fo:language="en" fo:country="GB"/>
    </style:style>
    <style:style style:name="T109" style:parent-style-name="Hyperlink" style:family="text">
      <style:text-properties fo:language="en" fo:country="GB"/>
    </style:style>
    <style:style style:name="T110" style:parent-style-name="Absatz-Standardschriftart" style:family="text">
      <style:text-properties fo:language="en" fo:country="GB"/>
    </style:style>
    <style:style style:name="P111" style:parent-style-name="Verzeichnis3" style:family="paragraph">
      <style:paragraph-properties>
        <style:tab-stops>
          <style:tab-stop style:type="right" style:leader-style="dotted" style:leader-text="." style:position="0.1618in"/>
          <style:tab-stop style:type="left" style:position="0.4923in"/>
          <style:tab-stop style:type="right" style:leader-style="dotted" style:leader-text="." style:position="6.2923in"/>
        </style:tab-stops>
      </style:paragraph-properties>
    </style:style>
    <style:style style:name="T112" style:parent-style-name="Hyperlink" style:family="text">
      <style:text-properties fo:language="en" fo:country="GB"/>
    </style:style>
    <style:style style:name="T113" style:parent-style-name="Absatz-Standardschriftart" style:family="text">
      <style:text-properties style:font-name="Calibri" style:use-window-font-color="true" style:letter-kerning="true" fo:font-size="11pt" style:font-size-asian="11pt" style:font-size-complex="11pt" fo:language="en" fo:country="GB"/>
    </style:style>
    <style:style style:name="T114" style:parent-style-name="Hyperlink" style:family="text">
      <style:text-properties fo:language="en" fo:country="GB"/>
    </style:style>
    <style:style style:name="T115" style:parent-style-name="Absatz-Standardschriftart" style:family="text">
      <style:text-properties fo:language="en" fo:country="GB"/>
    </style:style>
    <style:style style:name="P116" style:parent-style-name="Verzeichnis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17" style:parent-style-name="Hyperlink" style:family="text">
      <style:text-properties fo:language="en" fo:country="GB"/>
    </style:style>
    <style:style style:name="T118" style:parent-style-name="Absatz-Standardschriftart" style:family="text">
      <style:text-properties style:font-name="Calibri" style:use-window-font-color="true" style:letter-kerning="true" fo:font-size="11pt" style:font-size-asian="11pt" style:font-size-complex="11pt" fo:language="en" fo:country="GB" style:language-asian="en" style:country-asian="GB"/>
    </style:style>
    <style:style style:name="T119" style:parent-style-name="Hyperlink" style:family="text">
      <style:text-properties fo:language="en" fo:country="GB"/>
    </style:style>
    <style:style style:name="T120" style:parent-style-name="Absatz-Standardschriftart" style:family="text">
      <style:text-properties fo:language="en" fo:country="GB"/>
    </style:style>
    <style:style style:name="P121" style:parent-style-name="Verzeichnis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22" style:parent-style-name="Hyperlink" style:family="text">
      <style:text-properties fo:language="en" fo:country="GB"/>
    </style:style>
    <style:style style:name="T123" style:parent-style-name="Absatz-Standardschriftart" style:family="text">
      <style:text-properties style:font-name="Calibri" style:use-window-font-color="true" style:letter-kerning="true" fo:font-size="11pt" style:font-size-asian="11pt" style:font-size-complex="11pt" fo:language="en" fo:country="GB" style:language-asian="en" style:country-asian="GB"/>
    </style:style>
    <style:style style:name="T124" style:parent-style-name="Hyperlink" style:family="text">
      <style:text-properties fo:language="en" fo:country="GB"/>
    </style:style>
    <style:style style:name="T125" style:parent-style-name="Absatz-Standardschriftart" style:family="text">
      <style:text-properties fo:language="en" fo:country="GB"/>
    </style:style>
    <style:style style:name="P126" style:parent-style-name="Verzeichnis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27" style:parent-style-name="Hyperlink" style:family="text">
      <style:text-properties fo:language="en" fo:country="GB"/>
    </style:style>
    <style:style style:name="T128" style:parent-style-name="Absatz-Standardschriftart" style:family="text">
      <style:text-properties style:font-name="Calibri" style:use-window-font-color="true" style:letter-kerning="true" fo:font-size="11pt" style:font-size-asian="11pt" style:font-size-complex="11pt" fo:language="en" fo:country="GB" style:language-asian="en" style:country-asian="GB"/>
    </style:style>
    <style:style style:name="T129" style:parent-style-name="Hyperlink" style:family="text">
      <style:text-properties fo:language="en" fo:country="GB"/>
    </style:style>
    <style:style style:name="T130" style:parent-style-name="Absatz-Standardschriftart" style:family="text">
      <style:text-properties fo:language="en" fo:country="GB"/>
    </style:style>
    <style:style style:name="P131" style:parent-style-name="Verzeichnis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32" style:parent-style-name="Hyperlink" style:family="text">
      <style:text-properties fo:language="en" fo:country="GB"/>
    </style:style>
    <style:style style:name="T133" style:parent-style-name="Absatz-Standardschriftart" style:family="text">
      <style:text-properties style:font-name="Calibri" style:use-window-font-color="true" style:letter-kerning="true" fo:font-size="11pt" style:font-size-asian="11pt" style:font-size-complex="11pt" fo:language="en" fo:country="GB" style:language-asian="en" style:country-asian="GB"/>
    </style:style>
    <style:style style:name="T134" style:parent-style-name="Hyperlink" style:family="text">
      <style:text-properties fo:language="en" fo:country="GB"/>
    </style:style>
    <style:style style:name="T135" style:parent-style-name="Absatz-Standardschriftart" style:family="text">
      <style:text-properties fo:language="en" fo:country="GB"/>
    </style:style>
    <style:style style:name="P136" style:parent-style-name="Verzeichnis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37" style:parent-style-name="Hyperlink" style:family="text">
      <style:text-properties fo:language="en" fo:country="GB"/>
    </style:style>
    <style:style style:name="T138" style:parent-style-name="Absatz-Standardschriftart" style:family="text">
      <style:text-properties style:font-name="Calibri" style:use-window-font-color="true" style:letter-kerning="true" fo:font-size="11pt" style:font-size-asian="11pt" style:font-size-complex="11pt" fo:language="en" fo:country="GB" style:language-asian="en" style:country-asian="GB"/>
    </style:style>
    <style:style style:name="T139" style:parent-style-name="Hyperlink" style:family="text">
      <style:text-properties fo:language="en" fo:country="GB"/>
    </style:style>
    <style:style style:name="T140" style:parent-style-name="Absatz-Standardschriftart" style:family="text">
      <style:text-properties fo:language="en" fo:country="GB"/>
    </style:style>
    <style:style style:name="TableColumn142" style:family="table-column">
      <style:table-column-properties style:column-width="0.9034in"/>
    </style:style>
    <style:style style:name="TableColumn143" style:family="table-column">
      <style:table-column-properties style:column-width="1.5201in"/>
    </style:style>
    <style:style style:name="TableColumn144" style:family="table-column">
      <style:table-column-properties style:column-width="3.4479in"/>
    </style:style>
    <style:style style:name="TableColumn145" style:family="table-column">
      <style:table-column-properties style:column-width="2.6444in"/>
    </style:style>
    <style:style style:name="Table141" style:family="table">
      <style:table-properties style:width="8.5159in" fo:margin-left="-1.1326in" table:align="left"/>
    </style:style>
    <style:style style:name="TableRow146" style:family="table-row">
      <style:table-row-properties style:min-row-height="0.1965in" fo:keep-together="always"/>
    </style:style>
    <style:style style:name="TableCell147" style:family="table-cell">
      <style:table-cell-properties fo:border="none" style:writing-mode="lr-tb" fo:padding-top="0in" fo:padding-left="0.0486in" fo:padding-bottom="0in" fo:padding-right="0.0486in"/>
    </style:style>
    <style:style style:name="P148" style:parent-style-name="Sprechblasentext" style:family="paragraph">
      <style:paragraph-properties fo:border-top="none" fo:border-left="none" fo:border-bottom="0.0069in solid #000000" fo:border-right="none" fo:padding-top="0in" fo:padding-left="0in" fo:padding-bottom="0.0138in" fo:padding-right="0in" style:shadow="none"/>
      <style:text-properties style:font-name="Arial" style:font-name-complex="Times New Roman" style:font-size-complex="10pt" fo:language="en" fo:country="GB"/>
    </style:style>
    <style:style style:name="P149" style:parent-style-name="Sprechblasentext" style:family="paragraph">
      <style:paragraph-properties fo:border-top="none" fo:border-left="none" fo:border-bottom="0.0069in solid #000000" fo:border-right="none" fo:padding-top="0in" fo:padding-left="0in" fo:padding-bottom="0.0138in" fo:padding-right="0in" style:shadow="none"/>
      <style:text-properties style:font-name="Arial" style:font-name-complex="Times New Roman" style:font-size-complex="10pt" fo:language="en" fo:country="GB"/>
    </style:style>
    <style:style style:name="P150" style:parent-style-name="Sprechblasentext" style:family="paragraph">
      <style:paragraph-properties fo:border-top="none" fo:border-left="none" fo:border-bottom="0.0069in solid #000000" fo:border-right="none" fo:padding-top="0in" fo:padding-left="0in" fo:padding-bottom="0.0138in" fo:padding-right="0in" style:shadow="none"/>
      <style:text-properties style:font-name="Arial" style:font-name-complex="Times New Roman" style:font-size-complex="10pt" fo:language="en" fo:country="GB"/>
    </style:style>
    <style:style style:name="P151" style:parent-style-name="Sprechblasentext" style:family="paragraph">
      <style:paragraph-properties fo:border-top="none" fo:border-left="none" fo:border-bottom="0.0069in solid #000000" fo:border-right="none" fo:padding-top="0in" fo:padding-left="0in" fo:padding-bottom="0.0138in" fo:padding-right="0in" style:shadow="none"/>
      <style:text-properties style:font-name="Arial" style:font-name-complex="Times New Roman" style:font-size-complex="10pt" fo:language="en" fo:country="GB"/>
    </style:style>
    <style:style style:name="P152" style:parent-style-name="Standard" style:family="paragraph">
      <style:paragraph-properties fo:margin-left="1.1326in">
        <style:tab-stops>
          <style:tab-stop style:type="left" style:position="1.3368in"/>
        </style:tab-stops>
      </style:paragraph-properties>
      <style:text-properties fo:color="#006662" fo:font-size="7pt" style:font-size-asian="7pt" style:font-size-complex="7pt" fo:language="en" fo:country="GB"/>
    </style:style>
    <style:style style:name="TableRow153" style:family="table-row">
      <style:table-row-properties style:min-row-height="0.5972in" fo:keep-together="always"/>
    </style:style>
    <style:style style:name="TableCell154" style:family="table-cell">
      <style:table-cell-properties fo:border="none" style:writing-mode="lr-tb" fo:padding-top="0in" fo:padding-left="0.0486in" fo:padding-bottom="0in" fo:padding-right="0.0486in"/>
    </style:style>
    <style:style style:name="P155" style:parent-style-name="Fußzeile" style:family="paragraph">
      <style:paragraph-properties fo:margin-top="0.0555in" fo:margin-bottom="0in" fo:text-indent="0.0513in"/>
      <style:text-properties fo:font-weight="bold" style:font-weight-asian="bold" fo:color="#00285B" fo:font-size="7pt" style:font-size-asian="7pt" style:font-size-complex="7pt" fo:language="en" fo:country="GB"/>
    </style:style>
    <style:style style:name="TableCell156" style:family="table-cell">
      <style:table-cell-properties fo:border="none" style:writing-mode="lr-tb" fo:padding-top="0in" fo:padding-left="0.0486in" fo:padding-bottom="0in" fo:padding-right="0.0486in"/>
    </style:style>
    <style:style style:name="P157" style:parent-style-name="Standard" style:family="paragraph">
      <style:paragraph-properties fo:margin-bottom="0in">
        <style:tab-stops>
          <style:tab-stop style:type="left" style:position="2.7076in"/>
        </style:tab-stops>
      </style:paragraph-properties>
    </style:style>
    <style:style style:name="T158" style:parent-style-name="Absatz-Standardschriftart" style:family="text">
      <style:text-properties style:font-name-asian="SimSun" fo:font-weight="bold" style:font-weight-asian="bold" style:font-weight-complex="bold" fo:font-size="9pt" style:font-size-asian="9pt" style:font-size-complex="9pt" fo:language="en" fo:country="GB" style:language-asian="zh" style:country-asian="CN"/>
    </style:style>
    <style:style style:name="T159" style:parent-style-name="Absatz-Standardschriftart" style:family="text">
      <style:text-properties style:font-name-asian="SimSun" fo:font-size="9pt" style:font-size-asian="9pt" style:font-size-complex="9pt" fo:language="en" fo:country="GB"/>
    </style:style>
    <style:style style:name="P160" style:parent-style-name="Fußzeile" style:family="paragraph">
      <style:paragraph-properties fo:margin-bottom="0in"/>
      <style:text-properties fo:font-weight="bold" style:font-weight-asian="bold" fo:font-size="7pt" style:font-size-asian="7pt" style:font-size-complex="7pt" fo:language="en" fo:country="GB"/>
    </style:style>
    <style:style style:name="P161" style:parent-style-name="Fußzeile" style:family="paragraph">
      <style:paragraph-properties fo:margin-bottom="0in"/>
      <style:text-properties fo:font-weight="bold" style:font-weight-asian="bold" fo:font-size="7pt" style:font-size-asian="7pt" style:font-size-complex="7pt" fo:language="en" fo:country="GB"/>
    </style:style>
    <style:style style:name="P162" style:parent-style-name="Fußzeile" style:family="paragraph">
      <style:paragraph-properties fo:margin-bottom="0in"/>
      <style:text-properties fo:font-weight="bold" style:font-weight-asian="bold" fo:font-size="7pt" style:font-size-asian="7pt" style:font-size-complex="7pt" fo:language="en" fo:country="GB"/>
    </style:style>
    <style:style style:name="P163" style:parent-style-name="Fußzeile" style:family="paragraph">
      <style:paragraph-properties fo:margin-bottom="0in"/>
      <style:text-properties fo:font-weight="bold" style:font-weight-asian="bold" fo:font-size="7pt" style:font-size-asian="7pt" style:font-size-complex="7pt" fo:language="en" fo:country="GB"/>
    </style:style>
    <style:style style:name="P164" style:parent-style-name="Fußzeile" style:family="paragraph">
      <style:paragraph-properties fo:margin-bottom="0in"/>
      <style:text-properties fo:font-weight="bold" style:font-weight-asian="bold" fo:font-size="7pt" style:font-size-asian="7pt" style:font-size-complex="7pt" fo:language="en" fo:country="GB"/>
    </style:style>
    <style:style style:name="P165" style:parent-style-name="Fußzeile" style:family="paragraph">
      <style:paragraph-properties fo:margin-bottom="0in"/>
    </style:style>
    <style:style style:name="T166" style:parent-style-name="Absatz-Standardschriftart" style:family="text">
      <style:text-properties fo:font-size="7pt" style:font-size-asian="7pt" fo:language="en" fo:country="GB"/>
    </style:style>
    <style:style style:name="T167" style:parent-style-name="Absatz-Standardschriftart" style:family="text">
      <style:text-properties fo:font-size="7pt" style:font-size-asian="7pt" fo:language="en" fo:country="GB"/>
    </style:style>
    <number:date-style style:name="N168" number:language="en" number:country="GB">
      <number:month number:textual="true" number:style="long" number:calendar="gregorian"/>
      <number:text> </number:text>
      <number:year number:style="long" number:calendar="gregorian"/>
    </number:date-style>
    <style:style style:name="TableCell169" style:family="table-cell">
      <style:table-cell-properties fo:border="none" style:writing-mode="lr-tb" fo:padding-top="0in" fo:padding-left="0.0486in" fo:padding-bottom="0in" fo:padding-right="0.0486in"/>
    </style:style>
    <style:style style:name="P170" style:parent-style-name="Fußzeile" style:family="paragraph">
      <style:paragraph-properties fo:text-align="center" fo:margin-bottom="0in"/>
      <style:text-properties fo:font-size="7pt" style:font-size-asian="7pt" style:font-size-complex="7pt" fo:language="en" fo:country="GB"/>
    </style:style>
    <style:style style:name="P171" style:parent-style-name="Fußzeile" style:family="paragraph">
      <style:paragraph-properties fo:text-align="center" fo:margin-bottom="0in"/>
      <style:text-properties fo:font-size="7pt" style:font-size-asian="7pt" style:font-size-complex="7pt" fo:language="en" fo:country="GB"/>
    </style:style>
    <style:style style:name="P172" style:parent-style-name="Fußzeile" style:family="paragraph">
      <style:paragraph-properties fo:text-align="center" fo:margin-bottom="0in"/>
      <style:text-properties fo:font-size="7pt" style:font-size-asian="7pt" style:font-size-complex="7pt" fo:language="en" fo:country="GB"/>
    </style:style>
    <style:style style:name="P173" style:parent-style-name="Fußzeile" style:family="paragraph">
      <style:paragraph-properties fo:text-align="center" fo:margin-bottom="0in"/>
      <style:text-properties fo:font-size="7pt" style:font-size-asian="7pt" style:font-size-complex="7pt" fo:language="en" fo:country="GB"/>
    </style:style>
    <style:style style:name="TableCell174" style:family="table-cell">
      <style:table-cell-properties fo:border="none" style:writing-mode="lr-tb" fo:padding-top="0in" fo:padding-left="0.0486in" fo:padding-bottom="0in" fo:padding-right="0.0486in"/>
    </style:style>
    <style:style style:name="P175" style:parent-style-name="Fußzeile" style:family="paragraph">
      <style:paragraph-properties fo:margin-bottom="0in"/>
    </style:style>
    <style:style style:name="T176" style:parent-style-name="Absatz-Standardschriftart" style:family="text">
      <style:text-properties fo:font-weight="bold" style:font-weight-asian="bold" style:font-weight-complex="bold" fo:color="#004494" fo:font-size="9pt" style:font-size-asian="9pt" style:font-size-complex="9pt" fo:background-color="#FFFFFF" fo:language="en" fo:country="GB"/>
    </style:style>
    <style:style style:name="P177" style:parent-style-name="Fußzeile" style:family="paragraph">
      <style:text-properties style:font-name-asian="SimSun" fo:language="en" fo:country="GB" style:language-asian="zh" style:country-asian="CN"/>
    </style:style>
    <style:style style:name="TableColumn179" style:family="table-column">
      <style:table-column-properties style:column-width="2.3625in"/>
    </style:style>
    <style:style style:name="TableColumn180" style:family="table-column">
      <style:table-column-properties style:column-width="1.9687in"/>
    </style:style>
    <style:style style:name="TableColumn181" style:family="table-column">
      <style:table-column-properties style:column-width="2.3625in"/>
    </style:style>
    <style:style style:name="Table178" style:family="table">
      <style:table-properties style:width="6.6937in" fo:margin-left="0in" table:align="left"/>
    </style:style>
    <style:style style:name="TableRow182" style:family="table-row">
      <style:table-row-properties/>
    </style:style>
    <style:style style:name="TableCell183" style:family="table-cell">
      <style:table-cell-properties fo:border="none" style:writing-mode="lr-tb" fo:padding-top="0in" fo:padding-left="0.075in" fo:padding-bottom="0in" fo:padding-right="0.075in"/>
    </style:style>
    <style:style style:name="P184" style:parent-style-name="Fußzeile" style:family="paragraph">
      <style:text-properties fo:language="en" fo:country="GB"/>
    </style:style>
    <style:style style:name="TableCell185" style:family="table-cell">
      <style:table-cell-properties fo:border="none" style:writing-mode="lr-tb" fo:padding-top="0in" fo:padding-left="0.075in" fo:padding-bottom="0in" fo:padding-right="0.075in"/>
    </style:style>
    <style:style style:name="P186" style:parent-style-name="Fußzeile" style:family="paragraph">
      <style:paragraph-properties fo:text-align="center"/>
    </style:style>
    <style:style style:name="T187" style:parent-style-name="Absatz-Standardschriftart" style:family="text">
      <style:text-properties fo:language="en" fo:country="GB"/>
    </style:style>
    <style:style style:name="T188" style:parent-style-name="Absatz-Standardschriftart" style:family="text">
      <style:text-properties fo:language="en" fo:country="GB"/>
    </style:style>
    <style:style style:name="T189" style:parent-style-name="Absatz-Standardschriftart" style:family="text">
      <style:text-properties fo:language="en" fo:country="GB"/>
    </style:style>
    <style:style style:name="TableCell190" style:family="table-cell">
      <style:table-cell-properties fo:border="none" style:writing-mode="lr-tb" fo:padding-top="0in" fo:padding-left="0.075in" fo:padding-bottom="0in" fo:padding-right="0.075in"/>
    </style:style>
    <style:style style:name="P191" style:parent-style-name="Fußzeile" style:family="paragraph">
      <style:paragraph-properties fo:text-align="end"/>
    </style:style>
    <style:style style:name="T192" style:parent-style-name="Absatz-Standardschriftart" style:family="text">
      <style:text-properties fo:language="en" fo:country="GB"/>
    </style:style>
    <style:style style:name="T193" style:parent-style-name="Absatz-Standardschriftart" style:family="text">
      <style:text-properties fo:language="en" fo:country="GB"/>
    </style:style>
    <number:date-style style:name="N194" number:language="en" number:country="GB">
      <number:day number:style="long" number:calendar="gregorian"/>
      <number:text> </number:text>
      <number:month number:textual="true" number:style="long" number:calendar="gregorian"/>
      <number:text> </number:text>
      <number:year number:style="long" number:calendar="gregorian"/>
    </number:date-style>
    <style:style style:name="P195" style:parent-style-name="Fußzeile" style:family="paragraph">
      <style:text-properties fo:language="en" fo:country="GB"/>
    </style:style>
    <style:page-layout style:name="PL1">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ableColumn610" style:family="table-column">
      <style:table-column-properties style:column-width="4.5277in"/>
    </style:style>
    <style:style style:name="TableColumn611" style:family="table-column">
      <style:table-column-properties style:column-width="2.1652in"/>
    </style:style>
    <style:style style:name="Table609" style:family="table">
      <style:table-properties style:width="6.693in" fo:margin-left="0in" table:align="left"/>
    </style:style>
    <style:style style:name="TableRow612" style:family="table-row">
      <style:table-row-properties/>
    </style:style>
    <style:style style:name="TableCell613" style:family="table-cell">
      <style:table-cell-properties fo:border-top="none" fo:border-left="none" fo:border-bottom="0.0069in solid #000000" fo:border-right="none" style:writing-mode="lr-tb" fo:padding-top="0in" fo:padding-left="0.075in" fo:padding-bottom="0in" fo:padding-right="0.075in"/>
    </style:style>
    <style:style style:name="T614" style:parent-style-name="Absatz-Standardschriftart" style:family="text">
      <style:text-properties fo:font-weight="bold" style:font-weight-asian="bold" fo:font-size="12pt" style:font-size-asian="12pt"/>
    </style:style>
    <style:style style:name="T615" style:parent-style-name="Absatz-Standardschriftart" style:family="text">
      <style:text-properties fo:font-weight="bold" style:font-weight-asian="bold" fo:font-size="12pt" style:font-size-asian="12pt" fo:language="en" fo:country="GB"/>
    </style:style>
    <style:style style:name="TableCell616" style:family="table-cell">
      <style:table-cell-properties fo:border="none" style:writing-mode="lr-tb" fo:padding-top="0in" fo:padding-left="0.075in" fo:padding-bottom="0in" fo:padding-right="0.075in"/>
    </style:style>
    <style:style style:name="P617" style:parent-style-name="Kopfzeile" style:family="paragraph">
      <style:paragraph-properties fo:text-align="end"/>
    </style:style>
    <style:style style:name="T618" style:parent-style-name="Absatz-Standardschriftart" style:family="text">
      <style:text-properties fo:font-weight="bold" style:font-weight-asian="bold" fo:font-size="12pt" style:font-size-asian="12pt" fo:language="en" fo:country="GB"/>
    </style:style>
    <style:style style:name="P619" style:parent-style-name="EMRPbodytext" style:family="paragraph">
      <style:paragraph-properties fo:text-align="center"/>
      <style:text-properties fo:background-color="#CCFFCC"/>
    </style:style>
    <style:style style:name="P620" style:parent-style-name="EMRPbodytext" style:family="paragraph">
      <style:paragraph-properties fo:text-align="center"/>
      <style:text-properties fo:background-color="#CCFFCC"/>
    </style:style>
    <style:style style:name="P621" style:parent-style-name="EMRPbodytext" style:family="paragraph">
      <style:paragraph-properties fo:text-align="center"/>
      <style:text-properties fo:background-color="#CCFFCC"/>
    </style:style>
    <style:style style:name="P622" style:parent-style-name="Kopfzeile" style:family="paragraph">
      <style:paragraph-properties fo:text-align="center" fo:margin-top="0.25in" fo:margin-bottom="0.0833in"/>
      <style:text-properties fo:font-weight="bold" style:font-weight-asian="bold" style:font-weight-complex="bold" fo:font-size="12pt" style:font-size-asian="12pt" style:text-underline-type="single" style:text-underline-style="solid" style:text-underline-width="auto" style:text-underline-mode="continuous"/>
    </style:style>
    <style:style style:name="P623" style:parent-style-name="Standard" style:family="paragraph">
      <style:text-properties fo:language="fr" fo:country="FR"/>
    </style:style>
    <style:style style:name="TableColumn625" style:family="table-column">
      <style:table-column-properties style:column-width="1.45in" style:use-optimal-column-width="false"/>
    </style:style>
    <style:style style:name="TableColumn626" style:family="table-column">
      <style:table-column-properties style:column-width="2.625in" style:use-optimal-column-width="false"/>
    </style:style>
    <style:style style:name="TableColumn627" style:family="table-column">
      <style:table-column-properties style:column-width="1in" style:use-optimal-column-width="false"/>
    </style:style>
    <style:style style:name="TableColumn628" style:family="table-column">
      <style:table-column-properties style:column-width="1.768in" style:use-optimal-column-width="false"/>
    </style:style>
    <style:style style:name="Table624" style:family="table">
      <style:table-properties style:width="6.843in" fo:margin-left="0in" table:align="left"/>
    </style:style>
    <style:style style:name="TableRow629" style:family="table-row">
      <style:table-row-properties style:use-optimal-row-height="false" fo:keep-together="always"/>
    </style:style>
    <style:style style:name="TableCell630" style:family="table-cell">
      <style:table-cell-properties fo:border-top="0.0069in solid #000000" fo:border-left="0.0069in solid #000000" fo:border-bottom="none" fo:border-right="none" style:writing-mode="lr-tb" style:vertical-align="middle" fo:padding-top="0in" fo:padding-left="0.075in" fo:padding-bottom="0in" fo:padding-right="0.075in"/>
    </style:style>
    <style:style style:name="T631" style:parent-style-name="Absatz-Standardschriftart" style:family="text">
      <style:text-properties fo:font-weight="bold" style:font-weight-asian="bold" style:font-weight-complex="bold"/>
    </style:style>
    <style:style style:name="TableCell632"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633" style:parent-style-name="EMRPbodytext" style:family="paragraph">
      <style:paragraph-properties fo:text-align="start"/>
    </style:style>
    <style:style style:name="TableCell634"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635" style:parent-style-name="EMRPbodytext" style:family="paragraph">
      <style:paragraph-properties fo:text-align="center"/>
    </style:style>
    <style:style style:name="T636" style:parent-style-name="Absatz-Standardschriftart" style:family="text">
      <style:text-properties style:language-asian="en" style:country-asian="GB"/>
    </style:style>
    <style:style style:name="TableRow637" style:family="table-row">
      <style:table-row-properties style:use-optimal-row-height="false" fo:keep-together="always"/>
    </style:style>
    <style:style style:name="TableCell638"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639" style:parent-style-name="EMRPbodytext" style:family="paragraph">
      <style:text-properties fo:font-weight="bold" style:font-weight-asian="bold" style:font-weight-complex="bold"/>
    </style:style>
    <style:style style:name="TableCell640" style:family="table-cell">
      <style:table-cell-properties fo:border="none" style:writing-mode="lr-tb" style:vertical-align="middle" fo:padding-top="0in" fo:padding-left="0.075in" fo:padding-bottom="0in" fo:padding-right="0.075in"/>
    </style:style>
    <style:style style:name="TableCell641" style:family="table-cell">
      <style:table-cell-properties fo:border="none" style:writing-mode="lr-tb" style:vertical-align="middle" fo:padding-top="0in" fo:padding-left="0.075in" fo:padding-bottom="0in" fo:padding-right="0.075in"/>
    </style:style>
    <style:style style:name="TableRow642" style:family="table-row">
      <style:table-row-properties style:use-optimal-row-height="false" fo:keep-together="always"/>
    </style:style>
    <style:style style:name="TableCell643"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644" style:parent-style-name="EMRPbodytext" style:family="paragraph">
      <style:text-properties fo:font-weight="bold" style:font-weight-asian="bold" style:font-weight-complex="bold"/>
    </style:style>
    <style:style style:name="TableCell645"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646" style:parent-style-name="EMRPbodytext" style:family="paragraph">
      <style:paragraph-properties fo:text-align="start"/>
    </style:style>
    <style:style style:name="TableCell647"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TableColumn649" style:family="table-column">
      <style:table-column-properties style:column-width="2.3625in"/>
    </style:style>
    <style:style style:name="TableColumn650" style:family="table-column">
      <style:table-column-properties style:column-width="1.9687in"/>
    </style:style>
    <style:style style:name="TableColumn651" style:family="table-column">
      <style:table-column-properties style:column-width="2.3625in"/>
    </style:style>
    <style:style style:name="Table648" style:family="table">
      <style:table-properties style:width="6.6937in" fo:margin-left="0in" table:align="left"/>
    </style:style>
    <style:style style:name="TableRow652" style:family="table-row">
      <style:table-row-properties/>
    </style:style>
    <style:style style:name="TableCell653" style:family="table-cell">
      <style:table-cell-properties fo:border="none" style:writing-mode="lr-tb" fo:padding-top="0in" fo:padding-left="0.075in" fo:padding-bottom="0in" fo:padding-right="0.075in"/>
    </style:style>
    <style:style style:name="P654" style:parent-style-name="Fußzeile" style:family="paragraph">
      <style:text-properties fo:language="en" fo:country="GB"/>
    </style:style>
    <style:style style:name="TableCell655" style:family="table-cell">
      <style:table-cell-properties fo:border="none" style:writing-mode="lr-tb" fo:padding-top="0in" fo:padding-left="0.075in" fo:padding-bottom="0in" fo:padding-right="0.075in"/>
    </style:style>
    <style:style style:name="P656" style:parent-style-name="Fußzeile" style:family="paragraph">
      <style:paragraph-properties fo:text-align="center"/>
    </style:style>
    <style:style style:name="TableCell657" style:family="table-cell">
      <style:table-cell-properties fo:border="none" style:writing-mode="lr-tb" fo:padding-top="0in" fo:padding-left="0.075in" fo:padding-bottom="0in" fo:padding-right="0.075in"/>
    </style:style>
    <style:style style:name="P658" style:parent-style-name="Fußzeile" style:family="paragraph">
      <style:paragraph-properties fo:text-align="end"/>
      <style:text-properties fo:language="en" fo:country="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office:automatic-styles>
  <office:master-styles>
    <style:master-page style:name="MPF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Kopfzeile"><text:span text:style-name="T7">xxxxxxxxx –<text:s/></text:span><text:span text:style-name="T8">MetroClime</text:span></text:p>
            </table:table-cell>
            <table:table-cell table:style-name="TableCell9">
              <text:p text:style-name="P10"><text:span text:style-name="T11"><draw:frame draw:style-name="a0" draw:name="Grafik 1424552480" text:anchor-type="as-char" svg:x="0in" svg:y="0in" svg:width="1.72431in" svg:height="0.89653in" style:rel-width="scale" style:rel-height="scale"><draw:image xlink:href="media/image1.jpeg" xlink:type="simple" xlink:show="embed" xlink:actuate="onLoad"/><svg:title/><svg:desc/></draw:frame></text:span></text:p>
            </table:table-cell>
          </table:table-row>
        </table:table>
        <text:p text:style-name="Kopfzeile"/>
      </style:header>
      <style:footer>
        <text:p text:style-name="Fußzeile"/>
        <table:table table:style-name="Table12">
          <table:table-columns>
            <table:table-column table:style-name="TableColumn13"/>
            <table:table-column table:style-name="TableColumn14"/>
            <table:table-column table:style-name="TableColumn15"/>
          </table:table-columns>
          <table:table-row table:style-name="TableRow16">
            <table:table-cell table:style-name="TableCell17">
              <text:p text:style-name="P18"/>
            </table:table-cell>
            <table:table-cell table:style-name="TableCell19">
              <text:p text:style-name="P20"><text:page-number text:fixed="false">7</text:page-number><text:s/>of<text:s/><text:page-count>7</text:page-count></text:p>
            </table:table-cell>
            <table:table-cell table:style-name="TableCell21">
              <text:p text:style-name="P22"/>
            </table:table-cell>
          </table:table-row>
        </table:table>
        <text:p text:style-name="Fußzeile"/>
      </style:footer>
      <style:header-first>
        <table:table table:style-name="Table23">
          <table:table-columns>
            <table:table-column table:style-name="TableColumn24"/>
            <table:table-column table:style-name="TableColumn25"/>
          </table:table-columns>
          <table:table-row table:style-name="TableRow26">
            <table:table-cell table:style-name="TableCell27">
              <text:p text:style-name="Standard"><text:span text:style-name="T28">xxxxxxxxx –<text:s/></text:span><text:span text:style-name="T29">MetroClime</text:span></text:p>
            </table:table-cell>
            <table:table-cell table:style-name="TableCell30">
              <text:p text:style-name="P31"><text:span text:style-name="T32"><draw:frame draw:style-name="a1" draw:name="Grafik 360193029" text:anchor-type="as-char" svg:x="0in" svg:y="0in" svg:width="1.72431in" svg:height="0.89653in" style:rel-width="scale" style:rel-height="scale"><draw:image xlink:href="media/image1.jpeg" xlink:type="simple" xlink:show="embed" xlink:actuate="onLoad"/><svg:title/><svg:desc/></draw:frame></text:span></text:p>
            </table:table-cell>
          </table:table-row>
        </table:table>
        <text:p text:style-name="Kopfzeile"/>
        <table:table table:style-name="Table33">
          <table:table-columns>
            <table:table-column table:style-name="TableColumn34"/>
          </table:table-columns>
          <table:table-row table:style-name="TableRow35">
            <table:table-cell table:style-name="TableCell36">
              <text:p text:style-name="P37">DATA MANAGEMENT PLAN</text:p>
            </table:table-cell>
          </table:table-row>
        </table:table>
        <text:p text:style-name="P38"/>
        <table:table table:style-name="Table39">
          <table:table-columns>
            <table:table-column table:style-name="TableColumn40"/>
            <table:table-column table:style-name="TableColumn41"/>
          </table:table-columns>
          <table:table-row table:style-name="TableRow42">
            <table:table-cell table:style-name="TableCell43">
              <text:p text:style-name="P44"><text:span text:style-name="T45">Grant Agreement number</text:span></text:p>
            </table:table-cell>
            <table:table-cell table:style-name="TableCell46">
              <text:p text:style-name="P47"><text:span text:style-name="T48">xxxxxxxxx</text:span></text:p>
            </table:table-cell>
          </table:table-row>
          <table:table-row table:style-name="TableRow49">
            <table:table-cell table:style-name="TableCell50">
              <text:p text:style-name="P51"><text:span text:style-name="T52">Project short name</text:span></text:p>
            </table:table-cell>
            <table:table-cell table:style-name="TableCell53">
              <text:p text:style-name="P54">MetroClime</text:p>
            </table:table-cell>
          </table:table-row>
          <table:table-row table:style-name="TableRow55">
            <table:table-cell table:style-name="TableCell56">
              <text:p text:style-name="P57"><text:span text:style-name="T58">Project full<text:s/></text:span><text:span text:style-name="T59">title</text:span></text:p>
            </table:table-cell>
            <table:table-cell table:style-name="TableCell60">
              <text:p text:style-name="P61">Metrological approaches for improving the detection of metallic environmental pollutants</text:p>
            </table:table-cell>
          </table:table-row>
          <table:table-row table:style-name="TableRow62">
            <table:table-cell table:style-name="TableCell63">
              <text:p text:style-name="P64">Data management plan</text:p>
            </table:table-cell>
            <table:table-cell table:style-name="TableCell65">
              <text:p text:style-name="P66"><text:span text:style-name="T67">1</text:span><text:span text:style-name="T68">st</text:span><text:span text:style-name="T69"><text:s/></text:span><text:span text:style-name="T70">☒</text:span><text:span text:style-name="T71"><text:tab/>2</text:span><text:span text:style-name="T72">nd</text:span><text:span text:style-name="T73"><text:s/></text:span><text:span text:style-name="T74">☐</text:span><text:span text:style-name="T75"><text:tab/>3</text:span><text:span text:style-name="T76">rd</text:span><text:span text:style-name="T77"><text:s/></text:span><text:span text:style-name="T78">☐</text:span></text:p>
            </table:table-cell>
          </table:table-row>
        </table:table>
        <text:p text:style-name="P79"/>
      </style:header-first>
      <style:footer-first>
        <text:p text:style-name="Inhaltsverzeichnisüberschrift"><text:span text:style-name="T80">TABLE OF CONTENTS</text:span></text:p>
        <text:table-of-content text:name="_TOC6">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81"><text:a xlink:href="#_Toc147569670" office:target-frame-name="_top" xlink:show="replace"><text:span text:style-name="T82">1</text:span><text:span text:style-name="T83"><text:tab/></text:span><text:span text:style-name="T84">Data management plan</text:span><text:span text:style-name="T85"><text:tab/>1</text:span></text:a></text:p>
            <text:p text:style-name="P86"><text:a xlink:href="#_Toc147569671" office:target-frame-name="_top" xlink:show="replace"><text:span text:style-name="T87">1.1</text:span><text:span text:style-name="T88"><text:tab/></text:span><text:span text:style-name="T89">Data summary</text:span><text:span text:style-name="T90"><text:tab/>1</text:span></text:a></text:p>
            <text:p text:style-name="P91"><text:a xlink:href="#_Toc147569672" office:target-frame-name="_top" xlink:show="replace"><text:span text:style-name="T92">1.2</text:span><text:span text:style-name="T93"><text:tab/></text:span><text:span text:style-name="T94">Findable, Accessible, Interoperable and Reusable (FAIR) Data</text:span><text:span text:style-name="T95"><text:tab/>1</text:span></text:a></text:p>
            <text:p text:style-name="P96"><text:a xlink:href="#_Toc147569673" office:target-frame-name="_top" xlink:show="replace"><text:span text:style-name="T97">1.2.1</text:span><text:span text:style-name="T98"><text:tab/></text:span><text:span text:style-name="T99">Making data findable, including provisions for metadata</text:span><text:span text:style-name="T100"><text:tab/>1</text:span></text:a></text:p>
            <text:p text:style-name="P101"><text:a xlink:href="#_Toc147569674" office:target-frame-name="_top" xlink:show="replace"><text:span text:style-name="T102">1.2.2</text:span><text:span text:style-name="T103"><text:tab/></text:span><text:span text:style-name="T104">Making data accessible</text:span><text:span text:style-name="T105"><text:tab/>1</text:span></text:a></text:p>
            <text:p text:style-name="P106"><text:a xlink:href="#_Toc147569675" office:target-frame-name="_top" xlink:show="replace"><text:span text:style-name="T107">1.2.3</text:span><text:span text:style-name="T108"><text:tab/></text:span><text:span text:style-name="T109">Making data interoperable</text:span><text:span text:style-name="T110"><text:tab/>1</text:span></text:a></text:p>
            <text:p text:style-name="P111"><text:a xlink:href="#_Toc147569676" office:target-frame-name="_top" xlink:show="replace"><text:span text:style-name="T112">1.2.4</text:span><text:span text:style-name="T113"><text:tab/></text:span><text:span text:style-name="T114">Increase data re-use</text:span><text:span text:style-name="T115"><text:tab/>1</text:span></text:a></text:p>
            <text:p text:style-name="P116"><text:a xlink:href="#_Toc147569677" office:target-frame-name="_top" xlink:show="replace"><text:span text:style-name="T117">1.3</text:span><text:span text:style-name="T118"><text:tab/></text:span><text:span text:style-name="T119">Other research outputs</text:span><text:span text:style-name="T120"><text:tab/>1</text:span></text:a></text:p>
            <text:p text:style-name="P121"><text:a xlink:href="#_Toc147569678" office:target-frame-name="_top" xlink:show="replace"><text:span text:style-name="T122">1.4</text:span><text:span text:style-name="T123"><text:tab/></text:span><text:span text:style-name="T124">Allocation of resources</text:span><text:span text:style-name="T125"><text:tab/>1</text:span></text:a></text:p>
            <text:p text:style-name="P126"><text:a xlink:href="#_Toc147569679" office:target-frame-name="_top" xlink:show="replace"><text:span text:style-name="T127">1.5</text:span><text:span text:style-name="T128"><text:tab/></text:span><text:span text:style-name="T129">Data security</text:span><text:span text:style-name="T130"><text:tab/>1</text:span></text:a></text:p>
            <text:p text:style-name="P131"><text:a xlink:href="#_Toc147569680" office:target-frame-name="_top" xlink:show="replace"><text:span text:style-name="T132">1.6</text:span><text:span text:style-name="T133"><text:tab/></text:span><text:span text:style-name="T134">Ethical aspects</text:span><text:span text:style-name="T135"><text:tab/>1</text:span></text:a></text:p>
            <text:p text:style-name="P136"><text:a xlink:href="#_Toc147569681" office:target-frame-name="_top" xlink:show="replace"><text:span text:style-name="T137">1.7</text:span><text:span text:style-name="T138"><text:tab/></text:span><text:span text:style-name="T139">Other issues</text:span><text:span text:style-name="T140"><text:tab/>1</text:span></text:a></text:p>
          </text:index-body>
        </text:table-of-content>
        <text:p text:style-name="Verzeichnis2"/>
        <table:table table:style-name="Table141">
          <table:table-columns>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able:number-columns-spanned="4">
              <text:p text:style-name="P148"><text:bookmark-start text:name="_Toc459276634"/><text:bookmark-start text:name="_Toc459276635"/></text:p>
              <text:p text:style-name="P149"/>
              <text:p text:style-name="P150"/>
              <text:p text:style-name="P151"/>
              <text:p text:style-name="P152"/>
            </table:table-cell>
            <table:covered-table-cell/>
            <table:covered-table-cell/>
            <table:covered-table-cell/>
          </table:table-row>
          <table:table-row table:style-name="TableRow153">
            <table:table-cell table:style-name="TableCell154">
              <text:p text:style-name="P155"/>
            </table:table-cell>
            <table:table-cell table:style-name="TableCell156">
              <text:p text:style-name="P157"><text:span text:style-name="T158">Confidentiality Status:<text:s/></text:span><text:span text:style-name="T159"><text:drop-down><text:label text:value="Select from drop-down list." text:current-selected="true"/><text:label text:value="PU - Public, fully open"/><text:label text:value="SEN – Sensitive, limited under the conditions of the Grant Agreement"/><text:label text:value="Classified R-UE/EU-R – EU RESTRICTED under the Commission Decision No2015/444"/><text:label text:value="Classified C-UE/EU-C – EU CONFIDENTIAL under the Commission Decision No2015/444"/><text:label text:value="Classified S-UE/EU-S – EU SECRET under the Commission Decision No2015/444"/>Select from drop-down list.</text:drop-down></text:span></text:p>
              <text:p text:style-name="P160"/>
              <text:p text:style-name="P161"/>
              <text:p text:style-name="P162">Data Management Plan</text:p>
              <text:p text:style-name="P163"/>
              <text:p text:style-name="P164"/>
              <text:p text:style-name="P165"><text:span text:style-name="T166">Issued:<text:s/></text:span><text:span text:style-name="T167"><text:creation-date style:data-style-name="N168">October 2023</text:creation-date></text:span></text:p>
            </table:table-cell>
            <table:table-cell table:style-name="TableCell169">
              <text:p text:style-name="P170">Funded by the European Union. Views and opinions expressed are however those of the author(s) only and do not necessarily reflect those of the European Union or EURAMET. Neither the European Union nor the granting authority can be held responsible for them.</text:p>
              <text:p text:style-name="P171"/>
              <text:p text:style-name="P172"/>
              <text:p text:style-name="P173">The project has received funding from the European Partnership on Metrology, co‑financed from the European Union’s Horizon Europe Research and Innovation Programme and by the Participating States.</text:p>
            </table:table-cell>
            <table:table-cell table:style-name="TableCell174">
              <text:p text:style-name="P175"><text:span text:style-name="T176"><draw:frame draw:style-name="a2" draw:name="Grafik 607522580" text:anchor-type="as-char" svg:x="0in" svg:y="0in" svg:width="2.5477in" svg:height="1.14707in" style:rel-width="scale" style:rel-height="scale"><draw:image xlink:href="media/image2.jpeg" xlink:type="simple" xlink:show="embed" xlink:actuate="onLoad"/><svg:title/><svg:desc/></draw:frame></text:span></text:p>
            </table:table-cell>
          </table:table-row>
        </table:table>
        <text:p text:style-name="P177"/>
        <table:table table:style-name="Table178">
          <table:table-columns>
            <table:table-column table:style-name="TableColumn179"/>
            <table:table-column table:style-name="TableColumn180"/>
            <table:table-column table:style-name="TableColumn181"/>
          </table:table-columns>
          <table:table-row table:style-name="TableRow182">
            <table:table-cell table:style-name="TableCell183">
              <text:p text:style-name="P184">Data management plan</text:p>
            </table:table-cell>
            <table:table-cell table:style-name="TableCell185">
              <text:p text:style-name="P186"><text:span text:style-name="T187"><text:page-number text:fixed="false">1</text:page-number></text:span><text:span text:style-name="T188"><text:s/>of<text:s/></text:span><text:span text:style-name="T189"><text:page-count>7</text:page-count></text:span></text:p>
            </table:table-cell>
            <table:table-cell table:style-name="TableCell190">
              <text:p text:style-name="P191"><text:span text:style-name="T192">Issued:<text:s/></text:span><text:span text:style-name="T193"><text:date style:data-style-name="N194">13 November 2023</text:date></text:span></text:p>
            </table:table-cell>
          </table:table-row>
        </table:table>
        <text:p text:style-name="P195"><text:bookmark-end text:name="_Toc459276634"/><text:bookmark-end text:name="_Toc459276635"/></text:p>
      </style:footer-first>
    </style:master-page>
    <style:master-page style:name="MP1" style:page-layout-name="PL1">
      <style:header>
        <table:table table:style-name="Table609">
          <table:table-columns>
            <table:table-column table:style-name="TableColumn610"/>
            <table:table-column table:style-name="TableColumn611"/>
          </table:table-columns>
          <table:table-row table:style-name="TableRow612">
            <table:table-cell table:style-name="TableCell613">
              <text:p text:style-name="Kopfzeile"><text:span text:style-name="T614">xxxxxxxxx –<text:s/></text:span><text:span text:style-name="T615">MetroClime</text:span></text:p>
            </table:table-cell>
            <table:table-cell table:style-name="TableCell616">
              <text:p text:style-name="P617"><text:span text:style-name="T618"><draw:frame draw:style-name="a3" draw:name="Grafik 604249648" text:anchor-type="as-char" svg:x="0in" svg:y="0in" svg:width="1.72431in" svg:height="0.89653in" style:rel-width="scale" style:rel-height="scale"><draw:image xlink:href="media/image1.jpeg" xlink:type="simple" xlink:show="embed" xlink:actuate="onLoad"/><svg:title/><svg:desc/></draw:frame></text:span></text:p>
            </table:table-cell>
          </table:table-row>
        </table:table>
        <text:p text:style-name="P619"/>
        <text:p text:style-name="P620"/>
        <text:p text:style-name="P621">Please delete before you submit<text:s/>your report</text:p>
        <text:p text:style-name="P622">Document Control Page</text:p>
        <text:p text:style-name="P623"/>
        <table:table table:style-name="Table624">
          <table:table-columns>
            <table:table-column table:style-name="TableColumn625"/>
            <table:table-column table:style-name="TableColumn626"/>
            <table:table-column table:style-name="TableColumn627"/>
            <table:table-column table:style-name="TableColumn628"/>
          </table:table-columns>
          <table:table-row table:style-name="TableRow629">
            <table:table-cell table:style-name="TableCell630">
              <text:p text:style-name="EMRPbodytext"><text:span text:style-name="T631">Document Title:</text:span></text:p>
            </table:table-cell>
            <table:table-cell table:style-name="TableCell632" table:number-columns-spanned="2">
              <text:p text:style-name="P633">European Partnership on Metrology Contracts<text:line-break/>Reporting Template 2: Data management plan</text:p>
            </table:table-cell>
            <table:covered-table-cell/>
            <table:table-cell table:style-name="TableCell634" table:number-rows-spanned="3">
              <text:p text:style-name="P635"><text:span text:style-name="T636"><draw:frame draw:style-name="a4" draw:name="Grafik 330610321" text:anchor-type="as-char" svg:x="0in" svg:y="0in" svg:width="1.61806in" svg:height="0.83542in" style:rel-width="scale" style:rel-height="scale"><draw:image xlink:href="media/image3.jpeg" xlink:type="simple" xlink:show="embed" xlink:actuate="onLoad"/><svg:title/><svg:desc/></draw:frame></text:span></text:p>
            </table:table-cell>
          </table:table-row>
          <table:table-row table:style-name="TableRow637">
            <table:table-cell table:style-name="TableCell638">
              <text:p text:style-name="P639">Document Code:</text:p>
            </table:table-cell>
            <table:table-cell table:style-name="TableCell640">
              <text:p text:style-name="EMRPbodytext">P-CON-TMP-202</text:p>
            </table:table-cell>
            <table:table-cell table:style-name="TableCell641">
              <text:p text:style-name="EMRPbodytext">Version 1.1</text:p>
            </table:table-cell>
            <table:covered-table-cell>
              <text:p text:style-name="EMRPbodytext"/>
            </table:covered-table-cell>
          </table:table-row>
          <table:table-row table:style-name="TableRow642">
            <table:table-cell table:style-name="TableCell643">
              <text:p text:style-name="P644">Document Control:</text:p>
            </table:table-cell>
            <table:table-cell table:style-name="TableCell645">
              <text:p text:style-name="P646">Approved: Programme Manager</text:p>
            </table:table-cell>
            <table:table-cell table:style-name="TableCell647">
              <text:p text:style-name="EMRPbodytext">2023-08-24</text:p>
            </table:table-cell>
            <table:covered-table-cell>
              <text:p text:style-name="EMRPbodytext"/>
            </table:covered-table-cell>
          </table:table-row>
        </table:table>
        <text:p text:style-name="Kopfzeile"/>
      </style:header>
      <style:footer>
        <text:p text:style-name="Fußzeile"/>
        <table:table table:style-name="Table648">
          <table:table-columns>
            <table:table-column table:style-name="TableColumn649"/>
            <table:table-column table:style-name="TableColumn650"/>
            <table:table-column table:style-name="TableColumn651"/>
          </table:table-columns>
          <table:table-row table:style-name="TableRow652">
            <table:table-cell table:style-name="TableCell653">
              <text:p text:style-name="P654"/>
            </table:table-cell>
            <table:table-cell table:style-name="TableCell655">
              <text:p text:style-name="P656"><text:page-number text:fixed="false">7</text:page-number><text:s/>of<text:s/><text:page-count>7</text:page-count></text:p>
            </table:table-cell>
            <table:table-cell table:style-name="TableCell657">
              <text:p text:style-name="P658"/>
            </table:table-cell>
          </table:table-row>
        </table:table>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Metrological approaches for improving the detection of metallic environmental pollutants</dc:description>
    <dc:subject>MetroClime</dc:subject>
    <meta:keyword>…</meta:keyword>
    <meta:initial-creator>Giacomo Lanza</meta:initial-creator>
    <dc:creator>Giacomo Lanza</dc:creator>
    <meta:creation-date>2023-11-09T08:17:00Z</meta:creation-date>
    <dc:date>2023-11-13T14:54:00Z</dc:date>
    <meta:template xlink:href="pulito.dotx" xlink:type="simple"/>
    <meta:editing-cycles>3</meta:editing-cycles>
    <meta:editing-duration>PT0S</meta:editing-duration>
    <meta:user-defined meta:name="project_grantNr">BF259SR</meta:user-defined>
    <meta:user-defined meta:name="project_title">Beobachtungen…</meta:user-defined>
    <meta:user-defined meta:name="project_acronym">BiriBiri</meta:user-defined>
    <meta:user-defined meta:name="dmp_version" meta:value-type="float">5</meta:user-defined>
    <meta:document-statistic meta:page-count="10" meta:paragraph-count="17" meta:word-count="1198" meta:character-count="8735" meta:row-count="62" meta:non-whitespace-character-count="7554"/>
  </office:meta>
</office:document-meta>
</file>